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ntium Plus1" svg:font-family="'Gentium Plus'" style:font-adornments="Regular"/>
    <style:font-face style:name="Mangal1" svg:font-family="Mangal"/>
    <style:font-face style:name="Times New Roman" svg:font-family="'Times New Roman'" style:font-family-generic="roman"/>
    <style:font-face style:name="Arial" svg:font-family="Arial"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Plus" svg:font-family="'Gentium Plus'" style:font-adornments="Regular"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uoghi" style:family="table">
      <style:table-properties style:width="482.25pt" fo:margin-left="0pt" table:align="left"/>
    </style:style>
    <style:style style:name="Luoghi.A" style:family="table-column">
      <style:table-column-properties style:column-width="72pt"/>
    </style:style>
    <style:style style:name="Luoghi.B" style:family="table-column">
      <style:table-column-properties style:column-width="264pt"/>
    </style:style>
    <style:style style:name="Luoghi.D" style:family="table-column">
      <style:table-column-properties style:column-width="74.25pt"/>
    </style:style>
    <style:style style:name="Luoghi.A1" style:family="table-cell">
      <style:table-cell-properties fo:padding="2.75pt" fo:border="0.05pt solid #000000"/>
    </style:style>
    <style:style style:name="Luoghi.A2" style:family="table-cell">
      <style:table-cell-properties fo:padding="2.75pt" fo:border-left="0.05pt solid #000000" fo:border-right="none" fo:border-top="none" fo:border-bottom="0.05pt solid #000000"/>
    </style:style>
    <style:style style:name="Luoghi.D2" style:family="table-cell">
      <style:table-cell-properties fo:padding="2.75pt" fo:border-left="0.05pt solid #000000" fo:border-right="0.05pt solid #000000" fo:border-top="none" fo:border-bottom="0.05pt solid #000000"/>
    </style:style>
    <style:style style:name="Table1" style:family="table">
      <style:table-properties style:width="482.25pt" fo:margin-left="0pt" table:align="left"/>
    </style:style>
    <style:style style:name="Table1.A" style:family="table-column">
      <style:table-column-properties style:column-width="60pt"/>
    </style:style>
    <style:style style:name="Table1.B" style:family="table-column">
      <style:table-column-properties style:column-width="72pt"/>
    </style:style>
    <style:style style:name="Table1.C" style:family="table-column">
      <style:table-column-properties style:column-width="350.25pt"/>
    </style:style>
    <style:style style:name="Table1.A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entra_5f_esci" style:display-name="entra_esci" style:family="table">
      <style:table-properties style:width="482.25pt" fo:margin-left="0pt" table:align="left"/>
    </style:style>
    <style:style style:name="entra_5f_esci.A" style:display-name="entra_esci.A" style:family="table-column">
      <style:table-column-properties style:column-width="96pt"/>
    </style:style>
    <style:style style:name="entra_5f_esci.B" style:display-name="entra_esci.B" style:family="table-column">
      <style:table-column-properties style:column-width="108pt"/>
    </style:style>
    <style:style style:name="entra_5f_esci.C" style:display-name="entra_esci.C" style:family="table-column">
      <style:table-column-properties style:column-width="278.25pt"/>
    </style:style>
    <style:style style:name="entra_5f_esci.A1" style:display-name="entra_esci.A1" style:family="table-cell">
      <style:table-cell-properties fo:padding="2.75pt" fo:border="0.05pt solid #000000"/>
    </style:style>
    <style:style style:name="entra_5f_esci.A2" style:display-name="entra_esci.A2" style:family="table-cell">
      <style:table-cell-properties fo:padding="2.75pt" fo:border-left="0.05pt solid #000000" fo:border-right="none" fo:border-top="none" fo:border-bottom="0.05pt solid #000000"/>
    </style:style>
    <style:style style:name="entra_5f_esci.C2" style:display-name="entra_esci.C2" style:family="table-cell">
      <style:table-cell-properties fo:padding="2.75pt" fo:border-left="0.05pt solid #000000" fo:border-right="0.05pt solid #000000" fo:border-top="none" fo:border-bottom="0.05pt solid #000000"/>
    </style:style>
    <style:style style:name="Oggetti" style:family="table">
      <style:table-properties style:width="482.25pt" fo:margin-left="0pt" table:align="left"/>
    </style:style>
    <style:style style:name="Oggetti.A" style:family="table-column">
      <style:table-column-properties style:column-width="72pt"/>
    </style:style>
    <style:style style:name="Oggetti.B" style:family="table-column">
      <style:table-column-properties style:column-width="96pt"/>
    </style:style>
    <style:style style:name="Oggetti.C" style:family="table-column">
      <style:table-column-properties style:column-width="60pt"/>
    </style:style>
    <style:style style:name="Oggetti.E" style:family="table-column">
      <style:table-column-properties style:column-width="84pt"/>
    </style:style>
    <style:style style:name="Oggetti.F" style:family="table-column">
      <style:table-column-properties style:column-width="74.25pt"/>
    </style:style>
    <style:style style:name="Oggetti.A1" style:family="table-cell">
      <style:table-cell-properties fo:padding="2.75pt" fo:border="0.05pt solid #000000"/>
    </style:style>
    <style:style style:name="Oggetti.A2" style:family="table-cell">
      <style:table-cell-properties fo:padding="2.75pt" fo:border-left="0.05pt solid #000000" fo:border-right="none" fo:border-top="none" fo:border-bottom="0.05pt solid #000000"/>
    </style:style>
    <style:style style:name="Oggetti.F2" style:family="table-cell">
      <style:table-cell-properties fo:padding="2.75pt" fo:border-left="0.05pt solid #000000" fo:border-right="0.05pt solid #000000" fo:border-top="none" fo:border-bottom="0.05pt solid #000000"/>
    </style:style>
    <style:style style:name="Table2" style:family="table">
      <style:table-properties style:width="482.25pt" fo:margin-left="0pt" table:align="left"/>
    </style:style>
    <style:style style:name="Table2.A" style:family="table-column">
      <style:table-column-properties style:column-width="72pt"/>
    </style:style>
    <style:style style:name="Table2.B" style:family="table-column">
      <style:table-column-properties style:column-width="96pt"/>
    </style:style>
    <style:style style:name="Table2.C" style:family="table-column">
      <style:table-column-properties style:column-width="60pt"/>
    </style:style>
    <style:style style:name="Table2.E" style:family="table-column">
      <style:table-column-properties style:column-width="84pt"/>
    </style:style>
    <style:style style:name="Table2.F" style:family="table-column">
      <style:table-column-properties style:column-width="74.25pt"/>
    </style:style>
    <style:style style:name="Table2.A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F2" style:family="table-cell">
      <style:table-cell-properties fo:padding="2.75pt" fo:border-left="0.05pt solid #000000" fo:border-right="0.05pt solid #000000" fo:border-top="none" fo:border-bottom="0.05pt solid #000000"/>
    </style:style>
    <style:style style:name="Table3" style:family="table">
      <style:table-properties style:width="482.25pt" fo:margin-left="0pt" table:align="left"/>
    </style:style>
    <style:style style:name="Table3.A" style:family="table-column">
      <style:table-column-properties style:column-width="72pt"/>
    </style:style>
    <style:style style:name="Table3.B" style:family="table-column">
      <style:table-column-properties style:column-width="96pt"/>
    </style:style>
    <style:style style:name="Table3.C" style:family="table-column">
      <style:table-column-properties style:column-width="60pt"/>
    </style:style>
    <style:style style:name="Table3.E" style:family="table-column">
      <style:table-column-properties style:column-width="84pt"/>
    </style:style>
    <style:style style:name="Table3.F" style:family="table-column">
      <style:table-column-properties style:column-width="74.25pt"/>
    </style:style>
    <style:style style:name="Table3.A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F2" style:family="table-cell">
      <style:table-cell-properties fo:padding="2.75pt" fo:border-left="0.05pt solid #000000" fo:border-right="0.05pt solid #000000" fo:border-top="none" fo:border-bottom="0.05pt solid #000000"/>
    </style:style>
    <style:style style:name="Table4" style:family="table">
      <style:table-properties style:width="482.25pt" fo:margin-left="0pt" table:align="left"/>
    </style:style>
    <style:style style:name="Table4.A" style:family="table-column">
      <style:table-column-properties style:column-width="72pt"/>
    </style:style>
    <style:style style:name="Table4.B" style:family="table-column">
      <style:table-column-properties style:column-width="264pt"/>
    </style:style>
    <style:style style:name="Table4.D" style:family="table-column">
      <style:table-column-properties style:column-width="74.25pt"/>
    </style:style>
    <style:style style:name="Table4.A1" style:family="table-cell">
      <style:table-cell-properties fo:padding="2.75pt" fo:border="0.05pt solid #000000"/>
    </style:style>
    <style:style style:name="Table4.A2" style:family="table-cell">
      <style:table-cell-properties fo:padding="2.75pt" fo:border-left="0.05pt solid #000000" fo:border-right="none" fo:border-top="none" fo:border-bottom="0.05pt solid #000000"/>
    </style:style>
    <style:style style:name="Table4.D2" style:family="table-cell">
      <style:table-cell-properties fo:padding="2.75pt" fo:border-left="0.05pt solid #000000" fo:border-right="0.05pt solid #000000" fo:border-top="none" fo:border-bottom="0.05pt solid #000000"/>
    </style:style>
    <style:style style:name="oggetti" style:family="table">
      <style:table-properties style:width="481.6pt" table:align="margins"/>
    </style:style>
    <style:style style:name="oggetti.A" style:family="table-column">
      <style:table-column-properties style:column-width="84pt" style:rel-column-width="11430*"/>
    </style:style>
    <style:style style:name="oggetti.B" style:family="table-column">
      <style:table-column-properties style:column-width="96pt" style:rel-column-width="13063*"/>
    </style:style>
    <style:style style:name="oggetti.C" style:family="table-column">
      <style:table-column-properties style:column-width="228pt" style:rel-column-width="31025*"/>
    </style:style>
    <style:style style:name="oggetti.D" style:family="table-column">
      <style:table-column-properties style:column-width="73.6pt" style:rel-column-width="10017*"/>
    </style:style>
    <style:style style:name="oggetti.A1" style:family="table-cell">
      <style:table-cell-properties fo:padding="2.75pt" fo:border="0.05pt solid #000000"/>
    </style:style>
    <style:style style:name="oggetti.A2" style:family="table-cell">
      <style:table-cell-properties fo:padding="2.75pt" fo:border-left="0.05pt solid #000000" fo:border-right="none" fo:border-top="none" fo:border-bottom="0.05pt solid #000000"/>
    </style:style>
    <style:style style:name="oggetti.D2" style:family="table-cell">
      <style:table-cell-properties fo:padding="2.75pt" fo:border-left="0.05pt solid #000000" fo:border-right="0.05pt solid #000000" fo:border-top="none" fo:border-bottom="0.05pt solid #000000"/>
    </style:style>
    <style:style style:name="az_5f_oggetti" style:display-name="az_oggetti" style:family="table">
      <style:table-properties style:width="481.6pt" table:align="margins"/>
    </style:style>
    <style:style style:name="az_5f_oggetti.A" style:display-name="az_oggetti.A" style:family="table-column">
      <style:table-column-properties style:column-width="120.4pt" style:rel-column-width="16383*"/>
    </style:style>
    <style:style style:name="az_5f_oggetti.D" style:display-name="az_oggetti.D" style:family="table-column">
      <style:table-column-properties style:column-width="120.4pt" style:rel-column-width="16386*"/>
    </style:style>
    <style:style style:name="az_5f_oggetti.A1" style:display-name="az_oggetti.A1" style:family="table-cell">
      <style:table-cell-properties fo:padding="2.75pt" fo:border="0.05pt solid #000000"/>
    </style:style>
    <style:style style:name="az_5f_oggetti.A2" style:display-name="az_oggetti.A2" style:family="table-cell">
      <style:table-cell-properties fo:padding="2.75pt" fo:border-left="0.05pt solid #000000" fo:border-right="none" fo:border-top="none" fo:border-bottom="0.05pt solid #000000"/>
    </style:style>
    <style:style style:name="az_5f_oggetti.D2" style:display-name="az_oggetti.D2" style:family="table-cell">
      <style:table-cell-properties fo:padding="2.75pt" fo:border-left="0.05pt solid #000000" fo:border-right="0.05pt solid #000000" fo:border-top="none" fo:border-bottom="0.05pt solid #000000"/>
    </style:style>
    <style:style style:name="azioni" style:family="table">
      <style:table-properties style:width="240pt" table:align="left"/>
    </style:style>
    <style:style style:name="azioni.A" style:family="table-column">
      <style:table-column-properties style:column-width="120pt"/>
    </style:style>
    <style:style style:name="azioni.A1" style:family="table-cell">
      <style:table-cell-properties fo:padding="2.75pt" fo:border="0.05pt solid #000000"/>
    </style:style>
    <style:style style:name="azioni.A2" style:family="table-cell">
      <style:table-cell-properties fo:padding="2.75pt" fo:border-left="0.05pt solid #000000" fo:border-right="none" fo:border-top="none" fo:border-bottom="0.05pt solid #000000"/>
    </style:style>
    <style:style style:name="azioni.B2" style:family="table-cell">
      <style:table-cell-properties fo:padding="2.75pt" fo:border-left="0.05pt solid #000000" fo:border-right="0.05pt solid #000000" fo:border-top="none" fo:border-bottom="0.05pt solid #000000"/>
    </style:style>
    <style:style style:name="Table5" style:family="table">
      <style:table-properties style:width="481.6pt" table:align="margins"/>
    </style:style>
    <style:style style:name="Table5.A" style:family="table-column">
      <style:table-column-properties style:column-width="160.55pt" style:rel-column-width="21845*"/>
    </style:style>
    <style:style style:name="Table5.A1" style:family="table-cell">
      <style:table-cell-properties fo:padding="2.75pt" fo:border="0.05pt solid #000000"/>
    </style:style>
    <style:style style:name="Table5.A2" style:family="table-cell">
      <style:table-cell-properties fo:padding="2.75pt" fo:border-left="0.05pt solid #000000" fo:border-right="none" fo:border-top="none" fo:border-bottom="0.05pt solid #000000"/>
    </style:style>
    <style:style style:name="Table5.C2" style:family="table-cell">
      <style:table-cell-properties fo:padding="2.75pt" fo:border-left="0.05pt solid #000000" fo:border-right="0.05pt solid #000000" fo:border-top="none" fo:border-bottom="0.05pt solid #000000"/>
    </style:style>
    <style:style style:name="Table6" style:family="table">
      <style:table-properties style:width="481.6pt" table:align="margins"/>
    </style:style>
    <style:style style:name="Table6.A" style:family="table-column">
      <style:table-column-properties style:column-width="160.55pt" style:rel-column-width="21845*"/>
    </style:style>
    <style:style style:name="Table6.A1" style:family="table-cell">
      <style:table-cell-properties fo:padding="2.75pt" fo:border="0.05pt solid #000000"/>
    </style:style>
    <style:style style:name="Table6.A2" style:family="table-cell">
      <style:table-cell-properties fo:padding="2.75pt" fo:border-left="0.05pt solid #000000" fo:border-right="none" fo:border-top="none" fo:border-bottom="0.05pt solid #000000"/>
    </style:style>
    <style:style style:name="Table6.C2" style:family="table-cell">
      <style:table-cell-properties fo:padding="2.75pt" fo:border-left="0.05pt solid #000000" fo:border-right="0.05pt solid #000000" fo:border-top="none" fo:border-bottom="0.05pt solid #000000"/>
    </style:style>
    <style:style style:name="Personaggi" style:family="table">
      <style:table-properties style:width="481.6pt" table:align="margins"/>
    </style:style>
    <style:style style:name="Personaggi.A" style:family="table-column">
      <style:table-column-properties style:column-width="160.55pt" style:rel-column-width="21845*"/>
    </style:style>
    <style:style style:name="Personaggi.A1" style:family="table-cell">
      <style:table-cell-properties fo:padding="2.75pt" fo:border="0.05pt solid #000000"/>
    </style:style>
    <style:style style:name="Personaggi.A2" style:family="table-cell">
      <style:table-cell-properties fo:padding="2.75pt" fo:border-left="0.05pt solid #000000" fo:border-right="none" fo:border-top="none" fo:border-bottom="0.05pt solid #000000"/>
    </style:style>
    <style:style style:name="Personaggi.C2" style:family="table-cell">
      <style:table-cell-properties fo:padding="2.75pt" fo:border-left="0.05pt solid #000000" fo:border-right="0.05pt solid #000000" fo:border-top="none" fo:border-bottom="0.05pt solid #000000"/>
    </style:style>
    <style:style style:name="frasiGioc" style:family="table">
      <style:table-properties style:width="481.6pt" table:align="margins"/>
    </style:style>
    <style:style style:name="frasiGioc.A" style:family="table-column">
      <style:table-column-properties style:column-width="72pt" style:rel-column-width="9797*"/>
    </style:style>
    <style:style style:name="frasiGioc.B" style:family="table-column">
      <style:table-column-properties style:column-width="60pt" style:rel-column-width="8164*"/>
    </style:style>
    <style:style style:name="frasiGioc.C" style:family="table-column">
      <style:table-column-properties style:column-width="288pt" style:rel-column-width="39190*"/>
    </style:style>
    <style:style style:name="frasiGioc.D" style:family="table-column">
      <style:table-column-properties style:column-width="61.6pt" style:rel-column-width="8384*"/>
    </style:style>
    <style:style style:name="frasiGioc.A1" style:family="table-cell">
      <style:table-cell-properties fo:padding="2.75pt" fo:border="0.05pt solid #000000"/>
    </style:style>
    <style:style style:name="frasiGioc.A2" style:family="table-cell">
      <style:table-cell-properties fo:padding="2.75pt" fo:border-left="0.05pt solid #000000" fo:border-right="none" fo:border-top="none" fo:border-bottom="0.05pt solid #000000"/>
    </style:style>
    <style:style style:name="frasiGioc.D2" style:family="table-cell">
      <style:table-cell-properties fo:padding="2.75pt" fo:border-left="0.05pt solid #000000" fo:border-right="0.05pt solid #000000" fo:border-top="none" fo:border-bottom="0.05pt solid #000000"/>
    </style:style>
    <style:style style:name="frasiPNG" style:family="table">
      <style:table-properties style:width="481.6pt" table:align="margins"/>
    </style:style>
    <style:style style:name="frasiPNG.A" style:family="table-column">
      <style:table-column-properties style:column-width="72pt" style:rel-column-width="9797*"/>
    </style:style>
    <style:style style:name="frasiPNG.B" style:family="table-column">
      <style:table-column-properties style:column-width="409.6pt" style:rel-column-width="55738*"/>
    </style:style>
    <style:style style:name="frasiPNG.A1" style:family="table-cell">
      <style:table-cell-properties fo:padding="2.75pt" fo:border="0.05pt solid #000000"/>
    </style:style>
    <style:style style:name="frasiPNG.A2" style:family="table-cell">
      <style:table-cell-properties fo:padding="2.75pt" fo:border-left="0.05pt solid #000000" fo:border-right="none" fo:border-top="none" fo:border-bottom="0.05pt solid #000000"/>
    </style:style>
    <style:style style:name="frasiPNG.B2" style:family="table-cell">
      <style:table-cell-properties fo:padding="2.75pt" fo:border-left="0.05pt solid #000000" fo:border-right="0.05pt solid #000000" fo:border-top="none" fo:border-bottom="0.05pt solid #000000"/>
    </style:style>
    <style:style style:name="Table7" style:family="table">
      <style:table-properties style:width="481.6pt" table:align="margins"/>
    </style:style>
    <style:style style:name="Table7.A" style:family="table-column">
      <style:table-column-properties style:column-width="60pt" style:rel-column-width="8164*"/>
    </style:style>
    <style:style style:name="Table7.C" style:family="table-column">
      <style:table-column-properties style:column-width="276pt" style:rel-column-width="37557*"/>
    </style:style>
    <style:style style:name="Table7.D" style:family="table-column">
      <style:table-column-properties style:column-width="85.6pt" style:rel-column-width="11650*"/>
    </style:style>
    <style:style style:name="Table7.A1" style:family="table-cell">
      <style:table-cell-properties fo:padding="2.75pt" fo:border="0.05pt solid #000000"/>
    </style:style>
    <style:style style:name="Table7.A2" style:family="table-cell">
      <style:table-cell-properties fo:padding="2.75pt" fo:border-left="0.05pt solid #000000" fo:border-right="none" fo:border-top="none" fo:border-bottom="0.05pt solid #000000"/>
    </style:style>
    <style:style style:name="Table7.D2" style:family="table-cell">
      <style:table-cell-properties fo:padding="2.75pt" fo:border-left="0.05pt solid #000000" fo:border-right="0.05pt solid #000000" fo:border-top="none" fo:border-bottom="0.05pt solid #000000"/>
    </style:style>
    <style:style style:name="consFrasiFrasi" style:family="table">
      <style:table-properties style:width="481.6pt" table:align="margins"/>
    </style:style>
    <style:style style:name="consFrasiFrasi.A" style:family="table-column">
      <style:table-column-properties style:column-width="160.55pt" style:rel-column-width="21845*"/>
    </style:style>
    <style:style style:name="consFrasiFrasi.A1" style:family="table-cell">
      <style:table-cell-properties fo:padding="2.75pt" fo:border="0.05pt solid #000000"/>
    </style:style>
    <style:style style:name="consFrasiFrasi.A2" style:family="table-cell">
      <style:table-cell-properties fo:padding="2.75pt" fo:border-left="0.05pt solid #000000" fo:border-right="none" fo:border-top="none" fo:border-bottom="0.05pt solid #000000"/>
    </style:style>
    <style:style style:name="consFrasiFrasi.C2" style:family="table-cell">
      <style:table-cell-properties fo:padding="2.75pt" fo:border-left="0.05pt solid #000000" fo:border-right="0.05pt solid #000000" fo:border-top="none" fo:border-bottom="0.05pt solid #000000"/>
    </style:style>
    <style:style style:name="Table8" style:family="table">
      <style:table-properties style:width="481.6pt" table:align="margins"/>
    </style:style>
    <style:style style:name="Table8.A" style:family="table-column">
      <style:table-column-properties style:column-width="60pt" style:rel-column-width="1200*"/>
    </style:style>
    <style:style style:name="Table8.B" style:family="table-column">
      <style:table-column-properties style:column-width="104.35pt" style:rel-column-width="2087*"/>
    </style:style>
    <style:style style:name="Table8.C" style:family="table-column">
      <style:table-column-properties style:column-width="46.45pt" style:rel-column-width="929*"/>
    </style:style>
    <style:style style:name="Table8.D" style:family="table-column">
      <style:table-column-properties style:column-width="223.05pt" style:rel-column-width="4461*"/>
    </style:style>
    <style:style style:name="Table8.E" style:family="table-column">
      <style:table-column-properties style:column-width="47.75pt" style:rel-column-width="955*"/>
    </style:style>
    <style:style style:name="Table8.A1" style:family="table-cell">
      <style:table-cell-properties fo:padding="2.75pt" fo:border="0.05pt solid #000000"/>
    </style:style>
    <style:style style:name="Table8.A2" style:family="table-cell">
      <style:table-cell-properties fo:padding="2.75pt" fo:border-left="0.05pt solid #000000" fo:border-right="none" fo:border-top="none" fo:border-bottom="0.05pt solid #000000"/>
    </style:style>
    <style:style style:name="Table8.E2" style:family="table-cell">
      <style:table-cell-properties fo:padding="2.75pt" fo:border-left="0.05pt solid #000000" fo:border-right="0.05pt solid #000000" fo:border-top="none" fo:border-bottom="0.05pt solid #000000"/>
    </style:style>
    <style:style style:name="Table9" style:family="table">
      <style:table-properties style:width="481.6pt" table:align="margins"/>
    </style:style>
    <style:style style:name="Table9.A" style:family="table-column">
      <style:table-column-properties style:column-width="48pt" style:rel-column-width="960*"/>
    </style:style>
    <style:style style:name="Table9.B" style:family="table-column">
      <style:table-column-properties style:column-width="372pt" style:rel-column-width="7440*"/>
    </style:style>
    <style:style style:name="Table9.C" style:family="table-column">
      <style:table-column-properties style:column-width="61.6pt" style:rel-column-width="1232*"/>
    </style:style>
    <style:style style:name="Table9.A1" style:family="table-cell">
      <style:table-cell-properties fo:padding="2.75pt" fo:border="0.05pt solid #000000"/>
    </style:style>
    <style:style style:name="Table9.A2" style:family="table-cell">
      <style:table-cell-properties fo:padding="2.75pt" fo:border-left="0.05pt solid #000000" fo:border-right="none" fo:border-top="none" fo:border-bottom="0.05pt solid #000000"/>
    </style:style>
    <style:style style:name="Table9.C2" style:family="table-cell">
      <style:table-cell-properties fo:padding="2.75pt" fo:border-left="0.05pt solid #000000" fo:border-right="0.05pt solid #000000" fo:border-top="none" fo:border-bottom="0.05pt solid #000000"/>
    </style:style>
    <style:style style:name="Table10" style:family="table">
      <style:table-properties style:width="481.6pt" table:align="margins"/>
    </style:style>
    <style:style style:name="Table10.A" style:family="table-column">
      <style:table-column-properties style:column-width="51pt" style:rel-column-width="1020*"/>
    </style:style>
    <style:style style:name="Table10.B" style:family="table-column">
      <style:table-column-properties style:column-width="291.95pt" style:rel-column-width="5839*"/>
    </style:style>
    <style:style style:name="Table10.C" style:family="table-column">
      <style:table-column-properties style:column-width="65.05pt" style:rel-column-width="1301*"/>
    </style:style>
    <style:style style:name="Table10.D" style:family="table-column">
      <style:table-column-properties style:column-width="73.6pt" style:rel-column-width="1472*"/>
    </style:style>
    <style:style style:name="Table10.A1" style:family="table-cell">
      <style:table-cell-properties fo:padding="2.75pt" fo:border="0.05pt solid #000000"/>
    </style:style>
    <style:style style:name="Table10.A2" style:family="table-cell">
      <style:table-cell-properties fo:padding="2.75pt" fo:border-left="0.05pt solid #000000" fo:border-right="none" fo:border-top="none" fo:border-bottom="0.05pt solid #000000"/>
    </style:style>
    <style:style style:name="Table10.D2" style:family="table-cell">
      <style:table-cell-properties fo:padding="2.75pt" fo:border-left="0.05pt solid #000000" fo:border-right="0.05pt solid #000000" fo:border-top="none" fo:border-bottom="0.05pt solid #000000"/>
    </style:style>
    <style:style style:name="consFrasiOgg" style:family="table">
      <style:table-properties style:width="481.6pt" table:align="margins"/>
    </style:style>
    <style:style style:name="consFrasiOgg.A" style:family="table-column">
      <style:table-column-properties style:column-width="160.55pt" style:rel-column-width="21845*"/>
    </style:style>
    <style:style style:name="consFrasiOgg.A1" style:family="table-cell">
      <style:table-cell-properties fo:padding="2.75pt" fo:border="0.05pt solid #000000"/>
    </style:style>
    <style:style style:name="consFrasiOgg.A2" style:family="table-cell">
      <style:table-cell-properties fo:padding="2.75pt" fo:border-left="0.05pt solid #000000" fo:border-right="none" fo:border-top="none" fo:border-bottom="0.05pt solid #000000"/>
    </style:style>
    <style:style style:name="consFrasiOgg.C2" style:family="table-cell">
      <style:table-cell-properties fo:padding="2.75pt" fo:border-left="0.05pt solid #000000" fo:border-right="0.05pt solid #000000" fo:border-top="none" fo:border-bottom="0.05pt solid #000000"/>
    </style:style>
    <style:style style:name="Table11" style:family="table">
      <style:table-properties style:width="481.6pt" table:align="margins"/>
    </style:style>
    <style:style style:name="Table11.A" style:family="table-column">
      <style:table-column-properties style:column-width="108pt" style:rel-column-width="2160*"/>
    </style:style>
    <style:style style:name="Table11.B" style:family="table-column">
      <style:table-column-properties style:column-width="96pt" style:rel-column-width="1920*"/>
    </style:style>
    <style:style style:name="Table11.C" style:family="table-column">
      <style:table-column-properties style:column-width="84pt" style:rel-column-width="1680*"/>
    </style:style>
    <style:style style:name="Table11.D" style:family="table-column">
      <style:table-column-properties style:column-width="193.6pt" style:rel-column-width="3872*"/>
    </style:style>
    <style:style style:name="Table11.A1" style:family="table-cell">
      <style:table-cell-properties fo:padding="2.75pt" fo:border="0.05pt solid #000000"/>
    </style:style>
    <style:style style:name="Table11.A2" style:family="table-cell">
      <style:table-cell-properties fo:padding="2.75pt" fo:border-left="0.05pt solid #000000" fo:border-right="none" fo:border-top="none" fo:border-bottom="0.05pt solid #000000"/>
    </style:style>
    <style:style style:name="Table11.D2" style:family="table-cell">
      <style:table-cell-properties fo:padding="2.75pt" fo:border-left="0.05pt solid #000000" fo:border-right="0.05pt solid #000000" fo:border-top="none" fo:border-bottom="0.05pt solid #000000"/>
    </style:style>
    <style:style style:name="Table12" style:family="table">
      <style:table-properties style:width="482.25pt" fo:margin-left="0pt" table:align="left"/>
    </style:style>
    <style:style style:name="Table12.A" style:family="table-column">
      <style:table-column-properties style:column-width="60pt"/>
    </style:style>
    <style:style style:name="Table12.B" style:family="table-column">
      <style:table-column-properties style:column-width="72pt"/>
    </style:style>
    <style:style style:name="Table12.C" style:family="table-column">
      <style:table-column-properties style:column-width="350.25pt"/>
    </style:style>
    <style:style style:name="Table12.A1" style:family="table-cell">
      <style:table-cell-properties fo:padding="2.75pt" fo:border="0.05pt solid #000000"/>
    </style:style>
    <style:style style:name="Table12.A2" style:family="table-cell">
      <style:table-cell-properties fo:padding="2.75pt" fo:border-left="0.05pt solid #000000" fo:border-right="none" fo:border-top="none" fo:border-bottom="0.05pt solid #000000"/>
    </style:style>
    <style:style style:name="Table12.C2" style:family="table-cell">
      <style:table-cell-properties fo:padding="2.75pt" fo:border-left="0.05pt solid #000000" fo:border-right="0.05pt solid #000000" fo:border-top="none" fo:border-bottom="0.05pt solid #000000"/>
    </style:style>
    <style:style style:name="Table13" style:family="table">
      <style:table-properties style:width="482.25pt" fo:margin-left="0pt" table:align="left"/>
    </style:style>
    <style:style style:name="Table13.A" style:family="table-column">
      <style:table-column-properties style:column-width="98.35pt"/>
    </style:style>
    <style:style style:name="Table13.B" style:family="table-column">
      <style:table-column-properties style:column-width="76.4pt"/>
    </style:style>
    <style:style style:name="Table13.C" style:family="table-column">
      <style:table-column-properties style:column-width="85.95pt"/>
    </style:style>
    <style:style style:name="Table13.D" style:family="table-column">
      <style:table-column-properties style:column-width="221.55pt"/>
    </style:style>
    <style:style style:name="Table13.A1" style:family="table-cell">
      <style:table-cell-properties fo:padding="2.75pt" fo:border="0.05pt solid #000000"/>
    </style:style>
    <style:style style:name="Table13.A2" style:family="table-cell">
      <style:table-cell-properties fo:padding="2.75pt" fo:border-left="0.05pt solid #000000" fo:border-right="none" fo:border-top="none" fo:border-bottom="0.05pt solid #000000"/>
    </style:style>
    <style:style style:name="Table13.D2" style:family="table-cell">
      <style:table-cell-properties fo:padding="2.75pt" fo:border-left="0.05pt solid #000000" fo:border-right="0.05pt solid #000000" fo:border-top="none" fo:border-bottom="0.05pt solid #000000"/>
    </style:style>
    <style:style style:name="Table14" style:family="table">
      <style:table-properties style:width="481.6pt" table:align="margins"/>
    </style:style>
    <style:style style:name="Table14.A" style:family="table-column">
      <style:table-column-properties style:column-width="60pt" style:rel-column-width="1200*"/>
    </style:style>
    <style:style style:name="Table14.B" style:family="table-column">
      <style:table-column-properties style:column-width="192pt" style:rel-column-width="3840*"/>
    </style:style>
    <style:style style:name="Table14.C" style:family="table-column">
      <style:table-column-properties style:column-width="75.2pt" style:rel-column-width="1504*"/>
    </style:style>
    <style:style style:name="Table14.D" style:family="table-column">
      <style:table-column-properties style:column-width="80.8pt" style:rel-column-width="1616*"/>
    </style:style>
    <style:style style:name="Table14.E" style:family="table-column">
      <style:table-column-properties style:column-width="73.6pt" style:rel-column-width="1472*"/>
    </style:style>
    <style:style style:name="Table14.A1" style:family="table-cell">
      <style:table-cell-properties fo:padding="2.75pt" fo:border="0.05pt solid #000000"/>
    </style:style>
    <style:style style:name="Table14.A2" style:family="table-cell">
      <style:table-cell-properties fo:padding="2.75pt" fo:border-left="0.05pt solid #000000" fo:border-right="none" fo:border-top="none" fo:border-bottom="0.05pt solid #000000"/>
    </style:style>
    <style:style style:name="Table14.E2" style:family="table-cell">
      <style:table-cell-properties fo:padding="2.75pt" fo:border-left="0.05pt solid #000000" fo:border-right="0.05pt solid #000000" fo:border-top="none" fo:border-bottom="0.05pt solid #000000"/>
    </style:style>
    <style:style style:name="consFrasiLuoghi" style:family="table">
      <style:table-properties style:width="481.6pt" table:align="margins"/>
    </style:style>
    <style:style style:name="consFrasiLuoghi.A" style:family="table-column">
      <style:table-column-properties style:column-width="160.55pt" style:rel-column-width="21845*"/>
    </style:style>
    <style:style style:name="consFrasiLuoghi.A1" style:family="table-cell">
      <style:table-cell-properties fo:padding="2.75pt" fo:border="0.05pt solid #000000"/>
    </style:style>
    <style:style style:name="consFrasiLuoghi.A2" style:family="table-cell">
      <style:table-cell-properties fo:padding="2.75pt" fo:border-left="0.05pt solid #000000" fo:border-right="none" fo:border-top="none" fo:border-bottom="0.05pt solid #000000"/>
    </style:style>
    <style:style style:name="consFrasiLuoghi.C2" style:family="table-cell">
      <style:table-cell-properties fo:padding="2.75pt" fo:border-left="0.05pt solid #000000" fo:border-right="0.05pt solid #000000" fo:border-top="none" fo:border-bottom="0.05pt solid #000000"/>
    </style:style>
    <style:style style:name="P1" style:family="paragraph" style:parent-style-name="Table_20_Contents">
      <style:text-properties fo:font-style="italic" officeooo:rsid="001b88f7" officeooo:paragraph-rsid="001b88f7" style:font-style-asian="italic" style:font-style-complex="italic"/>
    </style:style>
    <style:style style:name="P2" style:family="paragraph" style:parent-style-name="Table_20_Contents">
      <style:paragraph-properties fo:text-align="center" style:justify-single-word="false"/>
      <style:text-properties fo:font-style="italic" officeooo:rsid="001b88f7" officeooo:paragraph-rsid="001b88f7" style:font-style-asian="italic" style:font-style-complex="italic"/>
    </style:style>
    <style:style style:name="P3" style:family="paragraph" style:parent-style-name="Table_20_Contents">
      <style:text-properties officeooo:rsid="00067c6b" officeooo:paragraph-rsid="00067c6b"/>
    </style:style>
    <style:style style:name="P4" style:family="paragraph" style:parent-style-name="Table_20_Contents">
      <style:paragraph-properties fo:text-align="center" style:justify-single-word="false"/>
      <style:text-properties officeooo:rsid="00067c6b" officeooo:paragraph-rsid="00067c6b"/>
    </style:style>
    <style:style style:name="P5" style:family="paragraph" style:parent-style-name="Table_20_Contents">
      <style:paragraph-properties fo:text-align="center" style:justify-single-word="false"/>
      <style:text-properties officeooo:rsid="00067c6b" officeooo:paragraph-rsid="000f5648"/>
    </style:style>
    <style:style style:name="P6" style:family="paragraph" style:parent-style-name="Table_20_Contents">
      <style:text-properties officeooo:rsid="00067c6b" officeooo:paragraph-rsid="000f5648"/>
    </style:style>
    <style:style style:name="P7" style:family="paragraph" style:parent-style-name="Table_20_Contents">
      <style:text-properties officeooo:rsid="0007f820" officeooo:paragraph-rsid="0007f820"/>
    </style:style>
    <style:style style:name="P8" style:family="paragraph" style:parent-style-name="Table_20_Contents">
      <style:paragraph-properties fo:text-align="center" style:justify-single-word="false"/>
      <style:text-properties officeooo:rsid="0007f820" officeooo:paragraph-rsid="0007f820"/>
    </style:style>
    <style:style style:name="P9" style:family="paragraph" style:parent-style-name="Table_20_Contents">
      <style:text-properties officeooo:rsid="0007f820" officeooo:paragraph-rsid="000f5648"/>
    </style:style>
    <style:style style:name="P10" style:family="paragraph" style:parent-style-name="Table_20_Contents">
      <style:text-properties officeooo:rsid="000955bb" officeooo:paragraph-rsid="000955bb"/>
    </style:style>
    <style:style style:name="P11" style:family="paragraph" style:parent-style-name="Table_20_Contents">
      <style:paragraph-properties fo:text-align="center" style:justify-single-word="false"/>
      <style:text-properties officeooo:rsid="000955bb" officeooo:paragraph-rsid="000955bb"/>
    </style:style>
    <style:style style:name="P12" style:family="paragraph" style:parent-style-name="Table_20_Contents">
      <style:paragraph-properties fo:text-align="center" style:justify-single-word="false"/>
      <style:text-properties officeooo:rsid="000955bb" officeooo:paragraph-rsid="000f5648"/>
    </style:style>
    <style:style style:name="P13" style:family="paragraph" style:parent-style-name="Table_20_Contents">
      <style:paragraph-properties fo:text-align="center" style:justify-single-word="false"/>
      <style:text-properties officeooo:rsid="000955bb" officeooo:paragraph-rsid="0033ff09"/>
    </style:style>
    <style:style style:name="P14" style:family="paragraph" style:parent-style-name="Table_20_Contents">
      <style:text-properties officeooo:rsid="000955bb" officeooo:paragraph-rsid="000f5648"/>
    </style:style>
    <style:style style:name="P15" style:family="paragraph" style:parent-style-name="Table_20_Contents">
      <style:text-properties officeooo:rsid="000955bb" officeooo:paragraph-rsid="0033ff09"/>
    </style:style>
    <style:style style:name="P16" style:family="paragraph" style:parent-style-name="Table_20_Contents">
      <style:text-properties officeooo:rsid="000b4ec9" officeooo:paragraph-rsid="000b4ec9"/>
    </style:style>
    <style:style style:name="P17" style:family="paragraph" style:parent-style-name="Table_20_Contents">
      <style:paragraph-properties fo:text-align="center" style:justify-single-word="false"/>
      <style:text-properties officeooo:rsid="000b4ec9" officeooo:paragraph-rsid="000b4ec9"/>
    </style:style>
    <style:style style:name="P18" style:family="paragraph" style:parent-style-name="Table_20_Contents">
      <style:paragraph-properties fo:text-align="center" style:justify-single-word="false"/>
      <style:text-properties officeooo:rsid="000b4ec9" officeooo:paragraph-rsid="000f5648"/>
    </style:style>
    <style:style style:name="P19" style:family="paragraph" style:parent-style-name="Table_20_Contents">
      <style:text-properties officeooo:rsid="000b4ec9" officeooo:paragraph-rsid="000f5648"/>
    </style:style>
    <style:style style:name="P20" style:family="paragraph" style:parent-style-name="Table_20_Contents">
      <style:text-properties officeooo:rsid="000f5648" officeooo:paragraph-rsid="000f5648"/>
    </style:style>
    <style:style style:name="P21" style:family="paragraph" style:parent-style-name="Table_20_Contents">
      <style:text-properties officeooo:rsid="00108ff1" officeooo:paragraph-rsid="00108ff1"/>
    </style:style>
    <style:style style:name="P22" style:family="paragraph" style:parent-style-name="Table_20_Contents">
      <style:paragraph-properties fo:text-align="center" style:justify-single-word="false"/>
      <style:text-properties officeooo:rsid="00108ff1" officeooo:paragraph-rsid="00108ff1"/>
    </style:style>
    <style:style style:name="P23" style:family="paragraph" style:parent-style-name="Table_20_Contents">
      <style:paragraph-properties fo:text-align="center" style:justify-single-word="false"/>
      <style:text-properties officeooo:rsid="00119478" officeooo:paragraph-rsid="00119478"/>
    </style:style>
    <style:style style:name="P24" style:family="paragraph" style:parent-style-name="Table_20_Contents">
      <style:text-properties officeooo:rsid="00119478" officeooo:paragraph-rsid="00119478"/>
    </style:style>
    <style:style style:name="P25" style:family="paragraph" style:parent-style-name="Table_20_Contents">
      <style:paragraph-properties fo:text-align="center" style:justify-single-word="false"/>
      <style:text-properties officeooo:rsid="001308cb" officeooo:paragraph-rsid="001308cb"/>
    </style:style>
    <style:style style:name="P26" style:family="paragraph" style:parent-style-name="Table_20_Contents">
      <style:paragraph-properties fo:text-align="center" style:justify-single-word="false"/>
      <style:text-properties officeooo:rsid="00137148" officeooo:paragraph-rsid="00137148"/>
    </style:style>
    <style:style style:name="P27" style:family="paragraph" style:parent-style-name="Table_20_Contents">
      <style:text-properties officeooo:rsid="00137148" officeooo:paragraph-rsid="00137148"/>
    </style:style>
    <style:style style:name="P28" style:family="paragraph" style:parent-style-name="Table_20_Contents">
      <style:paragraph-properties fo:text-align="center" style:justify-single-word="false"/>
      <style:text-properties style:font-name="Times New Roman" officeooo:rsid="000c1c18" officeooo:paragraph-rsid="000c1c18"/>
    </style:style>
    <style:style style:name="P29" style:family="paragraph" style:parent-style-name="Table_20_Contents">
      <style:paragraph-properties fo:text-align="center" style:justify-single-word="false"/>
      <style:text-properties style:font-name="Times New Roman" officeooo:rsid="000c1c18" officeooo:paragraph-rsid="000f5648"/>
    </style:style>
    <style:style style:name="P30" style:family="paragraph" style:parent-style-name="Table_20_Contents">
      <style:paragraph-properties fo:text-align="center" style:justify-single-word="false"/>
      <style:text-properties style:font-name="Times New Roman" officeooo:rsid="000c1c18" officeooo:paragraph-rsid="0033ff09"/>
    </style:style>
    <style:style style:name="P31" style:family="paragraph" style:parent-style-name="Table_20_Contents">
      <style:text-properties style:font-name="Times New Roman" officeooo:rsid="000c1c18" officeooo:paragraph-rsid="000c1c18" style:font-name-asian="Times New Roman" style:font-name-complex="Times New Roman"/>
    </style:style>
    <style:style style:name="P32" style:family="paragraph" style:parent-style-name="Table_20_Contents">
      <style:paragraph-properties fo:text-align="center" style:justify-single-word="false"/>
      <style:text-properties style:font-name="Times New Roman" officeooo:rsid="000c1c18" officeooo:paragraph-rsid="000c1c18" style:font-name-asian="Times New Roman" style:font-name-complex="Times New Roman"/>
    </style:style>
    <style:style style:name="P33" style:family="paragraph" style:parent-style-name="Table_20_Contents">
      <style:paragraph-properties fo:text-align="center" style:justify-single-word="false"/>
      <style:text-properties style:font-name="Times New Roman" officeooo:rsid="000c1c18" officeooo:paragraph-rsid="0033ff09" style:font-name-asian="Times New Roman" style:font-name-complex="Times New Roman"/>
    </style:style>
    <style:style style:name="P34" style:family="paragraph" style:parent-style-name="Table_20_Contents">
      <style:text-properties style:font-name="Times New Roman" officeooo:rsid="000c1c18" officeooo:paragraph-rsid="000f5648" style:font-name-asian="Times New Roman" style:font-name-complex="Times New Roman"/>
    </style:style>
    <style:style style:name="P35" style:family="paragraph" style:parent-style-name="Table_20_Contents">
      <style:text-properties style:font-name="Times New Roman" officeooo:rsid="000c1c18" officeooo:paragraph-rsid="0033ff09" style:font-name-asian="Times New Roman" style:font-name-complex="Times New Roman"/>
    </style:style>
    <style:style style:name="P36" style:family="paragraph" style:parent-style-name="Table_20_Contents">
      <style:text-properties style:font-name="Times New Roman" officeooo:rsid="000f5648" officeooo:paragraph-rsid="000f5648" style:font-name-asian="Times New Roman" style:font-name-complex="Times New Roman"/>
    </style:style>
    <style:style style:name="P37" style:family="paragraph" style:parent-style-name="Table_20_Contents">
      <style:paragraph-properties fo:text-align="center" style:justify-single-word="false"/>
      <style:text-properties style:font-name="Times New Roman" officeooo:rsid="00137148" officeooo:paragraph-rsid="00137148" style:font-name-asian="Times New Roman" style:font-name-complex="Times New Roman"/>
    </style:style>
    <style:style style:name="P38" style:family="paragraph" style:parent-style-name="Table_20_Contents">
      <style:text-properties style:font-name="Times New Roman" officeooo:rsid="00137148" officeooo:paragraph-rsid="00137148" style:font-name-asian="Times New Roman" style:font-name-complex="Times New Roman"/>
    </style:style>
    <style:style style:name="P39" style:family="paragraph" style:parent-style-name="Table_20_Contents">
      <style:text-properties officeooo:rsid="001b88f7" officeooo:paragraph-rsid="001b88f7"/>
    </style:style>
    <style:style style:name="P40" style:family="paragraph" style:parent-style-name="Table_20_Contents">
      <style:paragraph-properties fo:text-align="center" style:justify-single-word="false"/>
      <style:text-properties officeooo:rsid="001b88f7" officeooo:paragraph-rsid="001b88f7"/>
    </style:style>
    <style:style style:name="P41" style:family="paragraph" style:parent-style-name="Table_20_Contents">
      <style:paragraph-properties fo:text-align="center" style:justify-single-word="false"/>
      <style:text-properties officeooo:rsid="001b88f7" officeooo:paragraph-rsid="00274f40"/>
    </style:style>
    <style:style style:name="P42" style:family="paragraph" style:parent-style-name="Table_20_Contents">
      <style:paragraph-properties fo:text-align="center" style:justify-single-word="false"/>
      <style:text-properties officeooo:rsid="001b88f7" officeooo:paragraph-rsid="002d2766"/>
    </style:style>
    <style:style style:name="P43" style:family="paragraph" style:parent-style-name="Table_20_Contents">
      <style:text-properties officeooo:rsid="001b88f7" officeooo:paragraph-rsid="00274f40"/>
    </style:style>
    <style:style style:name="P44" style:family="paragraph" style:parent-style-name="Table_20_Contents">
      <style:text-properties officeooo:rsid="001b88f7" officeooo:paragraph-rsid="002d2766"/>
    </style:style>
    <style:style style:name="P45" style:family="paragraph" style:parent-style-name="Table_20_Contents">
      <style:text-properties officeooo:rsid="001d715a" officeooo:paragraph-rsid="001d715a"/>
    </style:style>
    <style:style style:name="P46" style:family="paragraph" style:parent-style-name="Table_20_Contents">
      <style:text-properties officeooo:rsid="001d715a" officeooo:paragraph-rsid="00274f40"/>
    </style:style>
    <style:style style:name="P47" style:family="paragraph" style:parent-style-name="Table_20_Contents">
      <style:text-properties officeooo:rsid="001d715a" officeooo:paragraph-rsid="002d2766"/>
    </style:style>
    <style:style style:name="P48" style:family="paragraph" style:parent-style-name="Table_20_Contents">
      <style:paragraph-properties fo:text-align="center" style:justify-single-word="false"/>
      <style:text-properties officeooo:rsid="001d715a" officeooo:paragraph-rsid="001d715a"/>
    </style:style>
    <style:style style:name="P49" style:family="paragraph" style:parent-style-name="Table_20_Contents">
      <style:paragraph-properties fo:text-align="center" style:justify-single-word="false"/>
      <style:text-properties officeooo:rsid="001d715a" officeooo:paragraph-rsid="00274f40"/>
    </style:style>
    <style:style style:name="P50" style:family="paragraph" style:parent-style-name="Table_20_Contents">
      <style:paragraph-properties fo:text-align="center" style:justify-single-word="false"/>
      <style:text-properties officeooo:rsid="001d715a" officeooo:paragraph-rsid="002d2766"/>
    </style:style>
    <style:style style:name="P51" style:family="paragraph" style:parent-style-name="Table_20_Contents">
      <style:paragraph-properties fo:text-align="center" style:justify-single-word="false"/>
      <style:text-properties officeooo:rsid="001efbfc" officeooo:paragraph-rsid="001efbfc"/>
    </style:style>
    <style:style style:name="P52" style:family="paragraph" style:parent-style-name="Table_20_Contents">
      <style:paragraph-properties fo:text-align="center" style:justify-single-word="false"/>
      <style:text-properties officeooo:rsid="001efbfc" officeooo:paragraph-rsid="00274f40"/>
    </style:style>
    <style:style style:name="P53" style:family="paragraph" style:parent-style-name="Table_20_Contents">
      <style:paragraph-properties fo:text-align="center" style:justify-single-word="false"/>
      <style:text-properties officeooo:rsid="001efbfc" officeooo:paragraph-rsid="002d2766"/>
    </style:style>
    <style:style style:name="P54" style:family="paragraph" style:parent-style-name="Table_20_Contents">
      <style:text-properties officeooo:rsid="002059f5" officeooo:paragraph-rsid="002059f5"/>
    </style:style>
    <style:style style:name="P55" style:family="paragraph" style:parent-style-name="Table_20_Contents">
      <style:text-properties officeooo:rsid="002059f5" officeooo:paragraph-rsid="00274f40"/>
    </style:style>
    <style:style style:name="P56" style:family="paragraph" style:parent-style-name="Table_20_Contents">
      <style:text-properties officeooo:rsid="002059f5" officeooo:paragraph-rsid="002d2766"/>
    </style:style>
    <style:style style:name="P57" style:family="paragraph" style:parent-style-name="Table_20_Contents">
      <style:paragraph-properties fo:text-align="center" style:justify-single-word="false"/>
      <style:text-properties officeooo:rsid="002059f5" officeooo:paragraph-rsid="002059f5"/>
    </style:style>
    <style:style style:name="P58" style:family="paragraph" style:parent-style-name="Table_20_Contents">
      <style:paragraph-properties fo:text-align="center" style:justify-single-word="false"/>
      <style:text-properties officeooo:rsid="002059f5" officeooo:paragraph-rsid="00274f40"/>
    </style:style>
    <style:style style:name="P59" style:family="paragraph" style:parent-style-name="Table_20_Contents">
      <style:paragraph-properties fo:text-align="center" style:justify-single-word="false"/>
      <style:text-properties officeooo:rsid="002059f5" officeooo:paragraph-rsid="002d2766"/>
    </style:style>
    <style:style style:name="P60" style:family="paragraph" style:parent-style-name="Table_20_Contents">
      <style:paragraph-properties fo:text-align="center" style:justify-single-word="false"/>
      <style:text-properties officeooo:rsid="00225091" officeooo:paragraph-rsid="00225091"/>
    </style:style>
    <style:style style:name="P61" style:family="paragraph" style:parent-style-name="Table_20_Contents">
      <style:paragraph-properties fo:text-align="center" style:justify-single-word="false"/>
      <style:text-properties officeooo:rsid="00225091" officeooo:paragraph-rsid="00274f40"/>
    </style:style>
    <style:style style:name="P62" style:family="paragraph" style:parent-style-name="Table_20_Contents">
      <style:paragraph-properties fo:text-align="center" style:justify-single-word="false"/>
      <style:text-properties officeooo:rsid="00225091" officeooo:paragraph-rsid="002d2766"/>
    </style:style>
    <style:style style:name="P63" style:family="paragraph" style:parent-style-name="Table_20_Contents">
      <style:paragraph-properties fo:text-align="center" style:justify-single-word="false"/>
      <style:text-properties officeooo:rsid="0023e973" officeooo:paragraph-rsid="0023e973"/>
    </style:style>
    <style:style style:name="P64" style:family="paragraph" style:parent-style-name="Table_20_Contents">
      <style:paragraph-properties fo:text-align="center" style:justify-single-word="false"/>
      <style:text-properties officeooo:rsid="0023e973" officeooo:paragraph-rsid="00274f40"/>
    </style:style>
    <style:style style:name="P65" style:family="paragraph" style:parent-style-name="Table_20_Contents">
      <style:paragraph-properties fo:text-align="center" style:justify-single-word="false"/>
      <style:text-properties officeooo:rsid="0023e973" officeooo:paragraph-rsid="002d2766"/>
    </style:style>
    <style:style style:name="P66" style:family="paragraph" style:parent-style-name="Table_20_Contents">
      <loext:graphic-properties draw:fill="solid" draw:fill-color="#ffff99" draw:fill-image-width="0pt" draw:fill-image-height="0pt"/>
      <style:paragraph-properties fo:text-align="center" style:justify-single-word="false" fo:background-color="#ffff99"/>
      <style:text-properties fo:font-weight="bold" officeooo:rsid="001d715a" officeooo:paragraph-rsid="00274f40" style:font-weight-asian="bold" style:font-weight-complex="bold"/>
    </style:style>
    <style:style style:name="P67" style:family="paragraph" style:parent-style-name="Table_20_Contents">
      <loext:graphic-properties draw:fill="solid" draw:fill-color="#ffff99" draw:fill-image-width="0pt" draw:fill-image-height="0pt"/>
      <style:paragraph-properties fo:text-align="center" style:justify-single-word="false" fo:background-color="#ffff99"/>
      <style:text-properties fo:font-weight="bold" officeooo:rsid="00274f40" officeooo:paragraph-rsid="00274f40" style:font-weight-asian="bold" style:font-weight-complex="bold"/>
    </style:style>
    <style:style style:name="P68" style:family="paragraph" style:parent-style-name="Table_20_Contents">
      <loext:graphic-properties draw:fill="solid" draw:fill-color="#ffff99" draw:opacity="100%"/>
      <style:paragraph-properties fo:text-align="center" style:justify-single-word="false" fo:background-color="#ffff99"/>
      <style:text-properties fo:font-weight="bold" style:font-weight-asian="bold" style:font-weight-complex="bold"/>
    </style:style>
    <style:style style:name="P69" style:family="paragraph" style:parent-style-name="Table_20_Contents">
      <style:paragraph-properties fo:text-align="center" style:justify-single-word="false"/>
      <style:text-properties officeooo:rsid="002c9337" officeooo:paragraph-rsid="002c9337"/>
    </style:style>
    <style:style style:name="P70" style:family="paragraph" style:parent-style-name="Table_20_Contents">
      <style:paragraph-properties fo:text-align="center" style:justify-single-word="false"/>
      <style:text-properties officeooo:rsid="002c9337" officeooo:paragraph-rsid="002d2766"/>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style:font-name="Gentium Plus" officeooo:rsid="003e9d22" officeooo:paragraph-rsid="003e9d22" style:font-size-asian="10.5pt"/>
    </style:style>
    <style:style style:name="P73" style:family="paragraph" style:parent-style-name="Table_20_Contents">
      <style:paragraph-properties fo:text-align="center" style:justify-single-word="false"/>
      <style:text-properties style:font-name="Gentium Plus" officeooo:rsid="003fec59" officeooo:paragraph-rsid="003fec59" style:font-size-asian="10.5pt"/>
    </style:style>
    <style:style style:name="P74" style:family="paragraph" style:parent-style-name="Table_20_Contents">
      <style:paragraph-properties fo:text-align="center" style:justify-single-word="false"/>
      <style:text-properties style:font-name="Gentium Plus" officeooo:rsid="0040af28" officeooo:paragraph-rsid="0040af28" style:font-size-asian="10.5pt"/>
    </style:style>
    <style:style style:name="P75" style:family="paragraph" style:parent-style-name="Table_20_Contents">
      <style:paragraph-properties fo:text-align="center" style:justify-single-word="false"/>
      <style:text-properties style:font-name="Gentium Plus" officeooo:rsid="004311c9" officeooo:paragraph-rsid="004311c9" style:font-size-asian="10.5pt"/>
    </style:style>
    <style:style style:name="P76" style:family="paragraph" style:parent-style-name="Table_20_Contents">
      <style:paragraph-properties fo:text-align="center" style:justify-single-word="false"/>
      <style:text-properties style:font-name="Gentium Plus" officeooo:rsid="00448c7e" officeooo:paragraph-rsid="00448c7e" style:font-size-asian="10.5pt"/>
    </style:style>
    <style:style style:name="P77" style:family="paragraph" style:parent-style-name="Table_20_Contents">
      <style:paragraph-properties fo:text-align="center" style:justify-single-word="false"/>
      <style:text-properties style:font-name="Gentium Plus" officeooo:rsid="004594d2" officeooo:paragraph-rsid="004594d2" style:font-size-asian="10.5pt"/>
    </style:style>
    <style:style style:name="P78" style:family="paragraph" style:parent-style-name="Table_20_Contents">
      <style:paragraph-properties fo:text-align="center" style:justify-single-word="false"/>
      <style:text-properties style:font-name="Gentium Plus" officeooo:rsid="004594d2" officeooo:paragraph-rsid="004594d2" style:font-name-asian="SimSun" style:font-size-asian="10.5pt" style:font-name-complex="Mangal"/>
    </style:style>
    <style:style style:name="P79" style:family="paragraph" style:parent-style-name="Table_20_Contents">
      <style:text-properties officeooo:rsid="003e9d22" officeooo:paragraph-rsid="003e9d22"/>
    </style:style>
    <style:style style:name="P80" style:family="paragraph" style:parent-style-name="Table_20_Contents">
      <style:paragraph-properties fo:text-align="center" style:justify-single-word="false"/>
      <style:text-properties officeooo:rsid="003e9d22" officeooo:paragraph-rsid="003e9d22"/>
    </style:style>
    <style:style style:name="P81" style:family="paragraph" style:parent-style-name="Table_20_Contents">
      <style:paragraph-properties fo:text-align="center" style:justify-single-word="false"/>
      <style:text-properties officeooo:rsid="003fea14" officeooo:paragraph-rsid="003fea14"/>
    </style:style>
    <style:style style:name="P82" style:family="paragraph" style:parent-style-name="Table_20_Contents">
      <style:text-properties officeooo:rsid="003fea14" officeooo:paragraph-rsid="003fea14"/>
    </style:style>
    <style:style style:name="P83" style:family="paragraph" style:parent-style-name="Table_20_Contents">
      <style:paragraph-properties fo:text-align="center" style:justify-single-word="false"/>
      <style:text-properties style:font-name="Gentium Plus1" officeooo:rsid="003fec59" officeooo:paragraph-rsid="003fec59" style:font-name-asian="Gentium Plus1" style:font-name-complex="Gentium Plus1"/>
    </style:style>
    <style:style style:name="P84" style:family="paragraph" style:parent-style-name="Table_20_Contents">
      <style:paragraph-properties fo:text-align="center" style:justify-single-word="false"/>
      <style:text-properties style:font-name="Gentium Plus1" officeooo:rsid="005a962b" officeooo:paragraph-rsid="005a962b" style:font-name-asian="Gentium Plus1" style:font-name-complex="Gentium Plus1"/>
    </style:style>
    <style:style style:name="P85" style:family="paragraph" style:parent-style-name="Table_20_Contents">
      <style:text-properties style:font-name="Gentium Plus1" officeooo:rsid="005a962b" officeooo:paragraph-rsid="005a962b" style:font-name-asian="Gentium Plus1" style:font-name-complex="Gentium Plus1"/>
    </style:style>
    <style:style style:name="P86" style:family="paragraph" style:parent-style-name="Table_20_Contents">
      <style:paragraph-properties fo:text-align="center" style:justify-single-word="false"/>
      <style:text-properties style:font-name="Gentium Plus1" officeooo:rsid="00650834" officeooo:paragraph-rsid="00650834" style:font-name-asian="Gentium Plus1" style:font-name-complex="Gentium Plus1"/>
    </style:style>
    <style:style style:name="P87" style:family="paragraph" style:parent-style-name="Table_20_Contents">
      <style:paragraph-properties fo:text-align="center" style:justify-single-word="false"/>
      <style:text-properties style:font-name="Gentium Plus1" officeooo:rsid="00650834" officeooo:paragraph-rsid="0074d960" style:font-name-asian="Gentium Plus1" style:font-name-complex="Gentium Plus1"/>
    </style:style>
    <style:style style:name="P88" style:family="paragraph" style:parent-style-name="Table_20_Contents">
      <style:text-properties style:font-name="Gentium Plus1" officeooo:rsid="00650834" officeooo:paragraph-rsid="00650834" style:font-name-asian="Gentium Plus1" style:font-name-complex="Gentium Plus1"/>
    </style:style>
    <style:style style:name="P89" style:family="paragraph" style:parent-style-name="Table_20_Contents">
      <style:text-properties style:font-name="Gentium Plus1" officeooo:rsid="00650834" officeooo:paragraph-rsid="0074d960" style:font-name-asian="Gentium Plus1" style:font-name-complex="Gentium Plus1"/>
    </style:style>
    <style:style style:name="P90" style:family="paragraph" style:parent-style-name="Table_20_Contents">
      <style:paragraph-properties fo:text-align="center" style:justify-single-word="false"/>
      <style:text-properties style:font-name="Gentium Plus1" officeooo:rsid="0065853e" officeooo:paragraph-rsid="0065853e" style:font-name-asian="Gentium Plus1" style:font-name-complex="Gentium Plus1"/>
    </style:style>
    <style:style style:name="P91" style:family="paragraph" style:parent-style-name="Table_20_Contents">
      <style:text-properties style:font-name="Gentium Plus1" officeooo:rsid="0065853e" officeooo:paragraph-rsid="0065853e" style:font-name-asian="Gentium Plus1" style:font-name-complex="Gentium Plus1"/>
    </style:style>
    <style:style style:name="P92" style:family="paragraph" style:parent-style-name="Table_20_Contents">
      <style:paragraph-properties fo:text-align="center" style:justify-single-word="false"/>
      <style:text-properties style:font-name="Gentium Plus1" officeooo:rsid="004594d2" officeooo:paragraph-rsid="004594d2" style:font-name-asian="Gentium Plus1" style:font-size-asian="10.5pt" style:font-name-complex="Gentium Plus1"/>
    </style:style>
    <style:style style:name="P93" style:family="paragraph" style:parent-style-name="Table_20_Contents">
      <style:text-properties style:font-name="Gentium Plus1" officeooo:rsid="005c42b1" officeooo:paragraph-rsid="005c42b1"/>
    </style:style>
    <style:style style:name="P94" style:family="paragraph" style:parent-style-name="Table_20_Contents">
      <style:text-properties style:font-name="Gentium Plus1" officeooo:rsid="005c42b1" officeooo:paragraph-rsid="0074d960"/>
    </style:style>
    <style:style style:name="P95" style:family="paragraph" style:parent-style-name="Table_20_Contents">
      <style:text-properties style:font-name="Gentium Plus1" officeooo:rsid="005d6764" officeooo:paragraph-rsid="005d6764"/>
    </style:style>
    <style:style style:name="P96" style:family="paragraph" style:parent-style-name="Table_20_Contents">
      <style:text-properties style:font-name="Gentium Plus1" officeooo:rsid="005d6764" officeooo:paragraph-rsid="0074d960"/>
    </style:style>
    <style:style style:name="P97" style:family="paragraph" style:parent-style-name="Table_20_Contents">
      <style:text-properties style:font-name="Gentium Plus1" officeooo:rsid="00606084" officeooo:paragraph-rsid="00606084"/>
    </style:style>
    <style:style style:name="P98" style:family="paragraph" style:parent-style-name="Table_20_Contents">
      <style:text-properties style:font-name="Gentium Plus1" officeooo:rsid="00606084" officeooo:paragraph-rsid="0074d960"/>
    </style:style>
    <style:style style:name="P99" style:family="paragraph" style:parent-style-name="Table_20_Contents">
      <style:text-properties style:font-name="Gentium Plus1" officeooo:rsid="0060ac79" officeooo:paragraph-rsid="0060ac79"/>
    </style:style>
    <style:style style:name="P100" style:family="paragraph" style:parent-style-name="Table_20_Contents">
      <style:text-properties style:font-name="Gentium Plus1" officeooo:rsid="0060ac79" officeooo:paragraph-rsid="0074d960"/>
    </style:style>
    <style:style style:name="P101" style:family="paragraph" style:parent-style-name="Table_20_Contents">
      <style:text-properties style:font-name="Gentium Plus1" officeooo:rsid="00639608" officeooo:paragraph-rsid="00639608"/>
    </style:style>
    <style:style style:name="P102" style:family="paragraph" style:parent-style-name="Table_20_Contents">
      <style:text-properties style:font-name="Gentium Plus1" officeooo:rsid="00639608" officeooo:paragraph-rsid="0074d960"/>
    </style:style>
    <style:style style:name="P103" style:family="paragraph" style:parent-style-name="Table_20_Contents">
      <style:text-properties style:font-name="Gentium Plus1" officeooo:rsid="0065853e" officeooo:paragraph-rsid="0065853e"/>
    </style:style>
    <style:style style:name="P104" style:family="paragraph" style:parent-style-name="Table_20_Contents">
      <style:text-properties style:font-name="Gentium Plus1" officeooo:rsid="0065853e" officeooo:paragraph-rsid="0074d960"/>
    </style:style>
    <style:style style:name="P105" style:family="paragraph" style:parent-style-name="Table_20_Contents">
      <style:text-properties style:font-name="Gentium Plus1" officeooo:rsid="00650834" officeooo:paragraph-rsid="00650834"/>
    </style:style>
    <style:style style:name="P106" style:family="paragraph" style:parent-style-name="Table_20_Contents">
      <style:text-properties style:font-name="Gentium Plus1" officeooo:rsid="00650834" officeooo:paragraph-rsid="0074d960"/>
    </style:style>
    <style:style style:name="P107" style:family="paragraph" style:parent-style-name="Table_20_Contents">
      <style:text-properties officeooo:rsid="00444aa7" officeooo:paragraph-rsid="00444aa7"/>
    </style:style>
    <style:style style:name="P108" style:family="paragraph" style:parent-style-name="Table_20_Contents">
      <style:text-properties officeooo:rsid="00444aa7" officeooo:paragraph-rsid="00557453"/>
    </style:style>
    <style:style style:name="P109" style:family="paragraph" style:parent-style-name="Table_20_Contents">
      <style:text-properties officeooo:rsid="004311c9" officeooo:paragraph-rsid="004311c9"/>
    </style:style>
    <style:style style:name="P110" style:family="paragraph" style:parent-style-name="Table_20_Contents">
      <style:text-properties officeooo:rsid="00448c7e" officeooo:paragraph-rsid="00448c7e"/>
    </style:style>
    <style:style style:name="P111" style:family="paragraph" style:parent-style-name="Table_20_Contents">
      <style:text-properties officeooo:rsid="00448c7e" officeooo:paragraph-rsid="00557453"/>
    </style:style>
    <style:style style:name="P112" style:family="paragraph" style:parent-style-name="Table_20_Contents">
      <style:text-properties officeooo:rsid="004594d2" officeooo:paragraph-rsid="004594d2"/>
    </style:style>
    <style:style style:name="P113" style:family="paragraph" style:parent-style-name="Table_20_Contents">
      <style:text-properties officeooo:rsid="005a962b" officeooo:paragraph-rsid="005a962b"/>
    </style:style>
    <style:style style:name="P114" style:family="paragraph" style:parent-style-name="Table_20_Contents">
      <style:paragraph-properties fo:text-align="center" style:justify-single-word="false"/>
      <style:text-properties officeooo:rsid="005a962b" officeooo:paragraph-rsid="005a962b"/>
    </style:style>
    <style:style style:name="P115" style:family="paragraph" style:parent-style-name="Table_20_Contents">
      <style:paragraph-properties fo:text-align="center" style:justify-single-word="false"/>
      <style:text-properties officeooo:rsid="005ba1c0" officeooo:paragraph-rsid="005ba1c0"/>
    </style:style>
    <style:style style:name="P116" style:family="paragraph" style:parent-style-name="Table_20_Contents">
      <style:paragraph-properties fo:text-align="center" style:justify-single-word="false"/>
      <style:text-properties officeooo:rsid="00606084" officeooo:paragraph-rsid="00606084"/>
    </style:style>
    <style:style style:name="P117" style:family="paragraph" style:parent-style-name="Table_20_Contents">
      <style:paragraph-properties fo:text-align="center" style:justify-single-word="false"/>
      <style:text-properties officeooo:rsid="00606084" officeooo:paragraph-rsid="0074d960"/>
    </style:style>
    <style:style style:name="P118" style:family="paragraph" style:parent-style-name="Table_20_Contents">
      <style:paragraph-properties fo:text-align="center" style:justify-single-word="false"/>
      <style:text-properties officeooo:rsid="0060ac79" officeooo:paragraph-rsid="0060ac79"/>
    </style:style>
    <style:style style:name="P119" style:family="paragraph" style:parent-style-name="Table_20_Contents">
      <style:paragraph-properties fo:text-align="center" style:justify-single-word="false"/>
      <style:text-properties officeooo:rsid="0060ac79" officeooo:paragraph-rsid="0074d960"/>
    </style:style>
    <style:style style:name="P120" style:family="paragraph" style:parent-style-name="Table_20_Contents">
      <style:paragraph-properties fo:text-align="center" style:justify-single-word="false"/>
      <style:text-properties officeooo:rsid="00639608" officeooo:paragraph-rsid="00639608"/>
    </style:style>
    <style:style style:name="P121" style:family="paragraph" style:parent-style-name="Table_20_Contents">
      <style:paragraph-properties fo:text-align="center" style:justify-single-word="false"/>
      <style:text-properties officeooo:rsid="00639608" officeooo:paragraph-rsid="0074d960"/>
    </style:style>
    <style:style style:name="P122" style:family="paragraph" style:parent-style-name="Table_20_Contents">
      <style:paragraph-properties fo:text-align="center" style:justify-single-word="false"/>
      <style:text-properties officeooo:rsid="00618b3b" officeooo:paragraph-rsid="00618b3b"/>
    </style:style>
    <style:style style:name="P123" style:family="paragraph" style:parent-style-name="Table_20_Contents">
      <style:paragraph-properties fo:text-align="center" style:justify-single-word="false"/>
      <style:text-properties officeooo:rsid="00618b3b" officeooo:paragraph-rsid="0074d960"/>
    </style:style>
    <style:style style:name="P124" style:family="paragraph" style:parent-style-name="Table_20_Contents">
      <style:paragraph-properties fo:text-align="center" style:justify-single-word="false"/>
      <style:text-properties officeooo:rsid="00650834" officeooo:paragraph-rsid="00650834"/>
    </style:style>
    <style:style style:name="P125" style:family="paragraph" style:parent-style-name="Table_20_Contents">
      <style:paragraph-properties fo:text-align="center" style:justify-single-word="false"/>
      <style:text-properties officeooo:rsid="00650834" officeooo:paragraph-rsid="0074d960"/>
    </style:style>
    <style:style style:name="P126" style:family="paragraph" style:parent-style-name="Table_20_Contents">
      <style:paragraph-properties fo:text-align="center" style:justify-single-word="false"/>
      <style:text-properties officeooo:rsid="005c42b1" officeooo:paragraph-rsid="005c42b1"/>
    </style:style>
    <style:style style:name="P127" style:family="paragraph" style:parent-style-name="Table_20_Contents">
      <style:paragraph-properties fo:text-align="center" style:justify-single-word="false"/>
      <style:text-properties officeooo:rsid="005c42b1" officeooo:paragraph-rsid="0074d960"/>
    </style:style>
    <style:style style:name="P128" style:family="paragraph" style:parent-style-name="Table_20_Contents">
      <style:paragraph-properties fo:text-align="center" style:justify-single-word="false"/>
      <style:text-properties officeooo:rsid="005d6764" officeooo:paragraph-rsid="005d6764"/>
    </style:style>
    <style:style style:name="P129" style:family="paragraph" style:parent-style-name="Table_20_Contents">
      <style:paragraph-properties fo:text-align="center" style:justify-single-word="false"/>
      <style:text-properties officeooo:rsid="005d6764" officeooo:paragraph-rsid="0074d960"/>
    </style:style>
    <style:style style:name="P130" style:family="paragraph" style:parent-style-name="Table_20_Contents">
      <style:paragraph-properties fo:text-align="center" style:justify-single-word="false"/>
      <style:text-properties officeooo:rsid="0065853e" officeooo:paragraph-rsid="0065853e"/>
    </style:style>
    <style:style style:name="P131" style:family="paragraph" style:parent-style-name="Table_20_Contents">
      <style:paragraph-properties fo:text-align="center" style:justify-single-word="false"/>
      <style:text-properties officeooo:rsid="0065853e" officeooo:paragraph-rsid="0074d960"/>
    </style:style>
    <style:style style:name="P132" style:family="paragraph" style:parent-style-name="Table_20_Contents">
      <style:paragraph-properties fo:text-align="center" style:justify-single-word="false"/>
      <style:text-properties fo:language="en" fo:country="US" officeooo:rsid="009427e4" officeooo:paragraph-rsid="009427e4"/>
    </style:style>
    <style:style style:name="P133" style:family="paragraph" style:parent-style-name="Header">
      <style:text-properties officeooo:rsid="001b88f7" officeooo:paragraph-rsid="001b88f7"/>
    </style:style>
    <style:style style:name="P134" style:family="paragraph" style:parent-style-name="Footer">
      <style:paragraph-properties fo:text-align="center" style:justify-single-word="false"/>
    </style:style>
    <style:style style:name="P135" style:family="paragraph" style:parent-style-name="Table_20_Heading">
      <style:text-properties officeooo:rsid="0006690d" officeooo:paragraph-rsid="0006690d"/>
    </style:style>
    <style:style style:name="P136" style:family="paragraph" style:parent-style-name="Table_20_Heading">
      <style:text-properties officeooo:rsid="0006690d" officeooo:paragraph-rsid="000f5648"/>
    </style:style>
    <style:style style:name="P137" style:family="paragraph" style:parent-style-name="Table_20_Heading">
      <style:text-properties officeooo:rsid="0006690d" officeooo:paragraph-rsid="0033ff09"/>
    </style:style>
    <style:style style:name="P138" style:family="paragraph" style:parent-style-name="Table_20_Heading">
      <style:text-properties officeooo:rsid="000c1c18" officeooo:paragraph-rsid="000c1c18"/>
    </style:style>
    <style:style style:name="P139" style:family="paragraph" style:parent-style-name="Table_20_Heading">
      <style:text-properties officeooo:rsid="000c1c18" officeooo:paragraph-rsid="0033ff09"/>
    </style:style>
    <style:style style:name="P140" style:family="paragraph" style:parent-style-name="Table_20_Heading">
      <style:text-properties officeooo:rsid="000f5648" officeooo:paragraph-rsid="000f5648"/>
    </style:style>
    <style:style style:name="P141" style:family="paragraph" style:parent-style-name="Table_20_Heading">
      <style:text-properties officeooo:rsid="00103c30" officeooo:paragraph-rsid="00103c30"/>
    </style:style>
    <style:style style:name="P142" style:family="paragraph" style:parent-style-name="Table_20_Heading">
      <style:text-properties officeooo:rsid="001b88f7" officeooo:paragraph-rsid="001b88f7"/>
    </style:style>
    <style:style style:name="P143" style:family="paragraph" style:parent-style-name="Table_20_Heading">
      <style:text-properties officeooo:rsid="001b88f7" officeooo:paragraph-rsid="00274f40"/>
    </style:style>
    <style:style style:name="P144" style:family="paragraph" style:parent-style-name="Table_20_Heading">
      <style:text-properties officeooo:rsid="001b88f7" officeooo:paragraph-rsid="002d2766"/>
    </style:style>
    <style:style style:name="P145" style:family="paragraph" style:parent-style-name="Table_20_Heading">
      <style:text-properties officeooo:rsid="001d715a" officeooo:paragraph-rsid="001d715a"/>
    </style:style>
    <style:style style:name="P146" style:family="paragraph" style:parent-style-name="Table_20_Heading">
      <style:text-properties officeooo:rsid="001d715a" officeooo:paragraph-rsid="00274f40"/>
    </style:style>
    <style:style style:name="P147" style:family="paragraph" style:parent-style-name="Table_20_Heading">
      <style:text-properties officeooo:rsid="001d715a" officeooo:paragraph-rsid="002d2766"/>
    </style:style>
    <style:style style:name="P148" style:family="paragraph" style:parent-style-name="Table_20_Heading">
      <style:text-properties officeooo:rsid="001efbfc" officeooo:paragraph-rsid="001efbfc"/>
    </style:style>
    <style:style style:name="P149" style:family="paragraph" style:parent-style-name="Table_20_Heading">
      <style:text-properties officeooo:rsid="001efbfc" officeooo:paragraph-rsid="00274f40"/>
    </style:style>
    <style:style style:name="P150" style:family="paragraph" style:parent-style-name="Table_20_Heading">
      <style:text-properties officeooo:rsid="001efbfc" officeooo:paragraph-rsid="002d2766"/>
    </style:style>
    <style:style style:name="P151" style:family="paragraph" style:parent-style-name="Table_20_Heading">
      <style:text-properties style:font-name="Gentium Plus" officeooo:rsid="003d7efd" officeooo:paragraph-rsid="003d7efd" style:font-size-asian="10.5pt"/>
    </style:style>
    <style:style style:name="P152" style:family="paragraph" style:parent-style-name="Table_20_Heading">
      <style:text-properties officeooo:rsid="003e9d22" officeooo:paragraph-rsid="003e9d22"/>
    </style:style>
    <style:style style:name="P153" style:family="paragraph" style:parent-style-name="Table_20_Heading">
      <style:text-properties officeooo:rsid="003fea14" officeooo:paragraph-rsid="003fea14"/>
    </style:style>
    <style:style style:name="P154" style:family="paragraph" style:parent-style-name="Table_20_Heading">
      <style:text-properties officeooo:rsid="003fea14" officeooo:paragraph-rsid="00444aa7"/>
    </style:style>
    <style:style style:name="P155" style:family="paragraph" style:parent-style-name="Table_20_Heading">
      <style:text-properties officeooo:rsid="003fea14" officeooo:paragraph-rsid="00557453"/>
    </style:style>
    <style:style style:name="P156" style:family="paragraph" style:parent-style-name="Table_20_Heading">
      <style:text-properties officeooo:rsid="005a962b" officeooo:paragraph-rsid="005a962b"/>
    </style:style>
    <style:style style:name="P157" style:family="paragraph" style:parent-style-name="Table_20_Heading">
      <style:text-properties officeooo:rsid="005ba1c0" officeooo:paragraph-rsid="005ba1c0"/>
    </style:style>
    <style:style style:name="P158" style:family="paragraph" style:parent-style-name="Table_20_Heading">
      <style:text-properties officeooo:rsid="005c42b1" officeooo:paragraph-rsid="005c42b1"/>
    </style:style>
    <style:style style:name="P159" style:family="paragraph" style:parent-style-name="Table_20_Heading">
      <style:text-properties officeooo:rsid="005c42b1" officeooo:paragraph-rsid="0074d960"/>
    </style:style>
    <style:style style:name="P160" style:family="paragraph" style:parent-style-name="Table_20_Heading">
      <style:text-properties officeooo:rsid="00606084" officeooo:paragraph-rsid="00606084"/>
    </style:style>
    <style:style style:name="P161" style:family="paragraph" style:parent-style-name="Table_20_Heading">
      <style:paragraph-properties fo:text-align="center" style:justify-single-word="false"/>
      <style:text-properties officeooo:rsid="00606084" officeooo:paragraph-rsid="00606084"/>
    </style:style>
    <style:style style:name="P162" style:family="paragraph" style:parent-style-name="Table_20_Heading">
      <style:paragraph-properties fo:text-align="center" style:justify-single-word="false"/>
      <style:text-properties officeooo:rsid="00606084" officeooo:paragraph-rsid="0074d960"/>
    </style:style>
    <style:style style:name="P163" style:family="paragraph" style:parent-style-name="Table_20_Heading">
      <style:text-properties officeooo:rsid="00606084" officeooo:paragraph-rsid="0074d960"/>
    </style:style>
    <style:style style:name="P164" style:family="paragraph" style:parent-style-name="Table_20_Heading">
      <style:text-properties officeooo:rsid="009427e4" officeooo:paragraph-rsid="009427e4"/>
    </style:style>
    <style:style style:name="P165" style:family="paragraph" style:parent-style-name="Text_20_body">
      <style:text-properties officeooo:rsid="0004c347" officeooo:paragraph-rsid="0004c347"/>
    </style:style>
    <style:style style:name="P166" style:family="paragraph" style:parent-style-name="Text_20_body">
      <style:text-properties officeooo:rsid="000c1c18" officeooo:paragraph-rsid="000c1c18"/>
    </style:style>
    <style:style style:name="P167" style:family="paragraph" style:parent-style-name="Text_20_body">
      <style:text-properties officeooo:rsid="000c543a" officeooo:paragraph-rsid="000c543a"/>
    </style:style>
    <style:style style:name="P168" style:family="paragraph" style:parent-style-name="Text_20_body">
      <style:text-properties officeooo:rsid="000d6155" officeooo:paragraph-rsid="000d6155"/>
    </style:style>
    <style:style style:name="P169" style:family="paragraph" style:parent-style-name="Text_20_body">
      <style:text-properties officeooo:rsid="000e0403" officeooo:paragraph-rsid="000e0403"/>
    </style:style>
    <style:style style:name="P170" style:family="paragraph" style:parent-style-name="Text_20_body">
      <style:text-properties officeooo:rsid="000e0403" officeooo:paragraph-rsid="000f5648"/>
    </style:style>
    <style:style style:name="P171" style:family="paragraph" style:parent-style-name="Text_20_body">
      <style:text-properties officeooo:rsid="001497dd" officeooo:paragraph-rsid="001497dd"/>
    </style:style>
    <style:style style:name="P172" style:family="paragraph" style:parent-style-name="Text_20_body">
      <style:text-properties officeooo:rsid="00476f97" officeooo:paragraph-rsid="00476f97"/>
    </style:style>
    <style:style style:name="P173" style:family="paragraph" style:parent-style-name="Text_20_body">
      <style:text-properties officeooo:rsid="004969b8" officeooo:paragraph-rsid="004969b8"/>
    </style:style>
    <style:style style:name="P174" style:family="paragraph" style:parent-style-name="Text_20_body">
      <style:text-properties officeooo:rsid="004a7a51" officeooo:paragraph-rsid="004a7a51"/>
    </style:style>
    <style:style style:name="P175" style:family="paragraph" style:parent-style-name="Text_20_body">
      <style:text-properties officeooo:rsid="004c22a1" officeooo:paragraph-rsid="004c22a1"/>
    </style:style>
    <style:style style:name="P176" style:family="paragraph" style:parent-style-name="Text_20_body">
      <style:text-properties officeooo:rsid="004c68d5" officeooo:paragraph-rsid="004c68d5"/>
    </style:style>
    <style:style style:name="P177" style:family="paragraph" style:parent-style-name="Text_20_body">
      <style:text-properties officeooo:rsid="004dcb45" officeooo:paragraph-rsid="004dcb45"/>
    </style:style>
    <style:style style:name="P178" style:family="paragraph" style:parent-style-name="Text_20_body">
      <style:text-properties style:font-name="Gentium Plus" officeooo:rsid="004a7a51" officeooo:paragraph-rsid="004969b8" style:font-name-asian="SimSun" style:font-name-complex="Mangal"/>
    </style:style>
    <style:style style:name="P179" style:family="paragraph" style:parent-style-name="Text_20_body">
      <style:text-properties style:font-name="Gentium Plus" officeooo:rsid="004a7a51" officeooo:paragraph-rsid="004a7a51" style:font-name-asian="SimSun" style:font-name-complex="Mangal"/>
    </style:style>
    <style:style style:name="P180" style:family="paragraph" style:parent-style-name="Text_20_body">
      <style:text-properties style:font-name="Gentium Plus" officeooo:rsid="00838478" officeooo:paragraph-rsid="00838478"/>
    </style:style>
    <style:style style:name="P181" style:family="paragraph" style:parent-style-name="Text_20_body">
      <style:text-properties style:font-name="Gentium Plus" officeooo:rsid="0083e872" officeooo:paragraph-rsid="0083e872"/>
    </style:style>
    <style:style style:name="P182" style:family="paragraph" style:parent-style-name="Text_20_body">
      <style:text-properties style:font-name="Gentium Plus1" officeooo:rsid="004fb0de" officeooo:paragraph-rsid="004dcb45" style:font-name-asian="SimSun" style:font-name-complex="Mangal"/>
    </style:style>
    <style:style style:name="P183" style:family="paragraph" style:parent-style-name="Text_20_body">
      <style:text-properties style:font-name="Gentium Plus1" officeooo:rsid="004fb0de" officeooo:paragraph-rsid="004fb0de" style:font-name-asian="SimSun" style:font-name-complex="Mangal"/>
    </style:style>
    <style:style style:name="P184" style:family="paragraph" style:parent-style-name="Text_20_body">
      <style:text-properties style:font-name="Gentium Plus1" officeooo:rsid="00550cf4" officeooo:paragraph-rsid="00550cf4" style:font-name-asian="SimSun" style:font-name-complex="Mangal"/>
    </style:style>
    <style:style style:name="P185" style:family="paragraph" style:parent-style-name="Text_20_body">
      <style:text-properties style:font-name="Gentium Plus1" officeooo:rsid="00554bf6" officeooo:paragraph-rsid="00554bf6" style:font-name-asian="SimSun" style:font-name-complex="Mangal"/>
    </style:style>
    <style:style style:name="P186" style:family="paragraph" style:parent-style-name="Text_20_body">
      <style:text-properties style:font-name="Gentium Plus1" officeooo:rsid="0069b8ad" officeooo:paragraph-rsid="0069b8ad"/>
    </style:style>
    <style:style style:name="P187" style:family="paragraph" style:parent-style-name="Text_20_body">
      <style:text-properties style:font-name="Gentium Plus1" officeooo:rsid="006ab787" officeooo:paragraph-rsid="006ab787"/>
    </style:style>
    <style:style style:name="P188" style:family="paragraph" style:parent-style-name="Text_20_body">
      <style:text-properties officeooo:rsid="0058f33d" officeooo:paragraph-rsid="0058f33d"/>
    </style:style>
    <style:style style:name="P189" style:family="paragraph" style:parent-style-name="Text_20_body">
      <style:text-properties officeooo:rsid="005a962b" officeooo:paragraph-rsid="005a962b"/>
    </style:style>
    <style:style style:name="P190" style:family="paragraph" style:parent-style-name="Text_20_body">
      <style:text-properties officeooo:rsid="005ba1c0" officeooo:paragraph-rsid="005ba1c0"/>
    </style:style>
    <style:style style:name="P191" style:family="paragraph" style:parent-style-name="Text_20_body">
      <style:text-properties officeooo:rsid="005c42b1" officeooo:paragraph-rsid="005c42b1"/>
    </style:style>
    <style:style style:name="P192" style:family="paragraph" style:parent-style-name="Text_20_body">
      <style:text-properties officeooo:rsid="00662f7d" officeooo:paragraph-rsid="00662f7d"/>
    </style:style>
    <style:style style:name="P193" style:family="paragraph" style:parent-style-name="Text_20_body">
      <style:text-properties officeooo:rsid="0068069f" officeooo:paragraph-rsid="0068069f"/>
    </style:style>
    <style:style style:name="P194" style:family="paragraph" style:parent-style-name="Text_20_body">
      <style:text-properties officeooo:rsid="0068069f" officeooo:paragraph-rsid="0069b8ad"/>
    </style:style>
    <style:style style:name="P195" style:family="paragraph" style:parent-style-name="Text_20_body">
      <style:text-properties officeooo:rsid="0069b8ad" officeooo:paragraph-rsid="0069b8ad"/>
    </style:style>
    <style:style style:name="P196" style:family="paragraph" style:parent-style-name="Text_20_body">
      <style:text-properties officeooo:rsid="0074d960" officeooo:paragraph-rsid="0074d960"/>
    </style:style>
    <style:style style:name="P197" style:family="paragraph" style:parent-style-name="Text_20_body">
      <style:text-properties officeooo:rsid="007a1a04" officeooo:paragraph-rsid="007a1a04"/>
    </style:style>
    <style:style style:name="P198" style:family="paragraph" style:parent-style-name="Text_20_body">
      <style:text-properties officeooo:rsid="007a4199" officeooo:paragraph-rsid="007a4199"/>
    </style:style>
    <style:style style:name="P199" style:family="paragraph" style:parent-style-name="Text_20_body">
      <style:text-properties officeooo:rsid="007d689a" officeooo:paragraph-rsid="007d689a"/>
    </style:style>
    <style:style style:name="P200" style:family="paragraph" style:parent-style-name="Text_20_body">
      <style:text-properties officeooo:rsid="007dbcf9" officeooo:paragraph-rsid="007dbcf9"/>
    </style:style>
    <style:style style:name="P201" style:family="paragraph" style:parent-style-name="Text_20_body">
      <style:text-properties officeooo:rsid="007dbcf9" officeooo:paragraph-rsid="007dd6a5"/>
    </style:style>
    <style:style style:name="P202" style:family="paragraph" style:parent-style-name="Text_20_body">
      <style:text-properties officeooo:rsid="007dbcf9" officeooo:paragraph-rsid="00805c33"/>
    </style:style>
    <style:style style:name="P203" style:family="paragraph" style:parent-style-name="Text_20_body">
      <style:text-properties officeooo:rsid="007dbcf9" officeooo:paragraph-rsid="00820af3"/>
    </style:style>
    <style:style style:name="P204" style:family="paragraph" style:parent-style-name="Text_20_body">
      <style:text-properties officeooo:rsid="007dd6a5" officeooo:paragraph-rsid="007f9e81"/>
    </style:style>
    <style:style style:name="P205" style:family="paragraph" style:parent-style-name="Text_20_body">
      <style:text-properties officeooo:rsid="007f9e81" officeooo:paragraph-rsid="007f9e81"/>
    </style:style>
    <style:style style:name="P206" style:family="paragraph" style:parent-style-name="Text_20_body">
      <style:text-properties officeooo:rsid="007f9e81" officeooo:paragraph-rsid="00805c33"/>
    </style:style>
    <style:style style:name="P207" style:family="paragraph" style:parent-style-name="Text_20_body">
      <style:text-properties officeooo:rsid="00805c33" officeooo:paragraph-rsid="00805c33"/>
    </style:style>
    <style:style style:name="P208" style:family="paragraph" style:parent-style-name="Text_20_body">
      <style:text-properties fo:font-weight="bold" officeooo:rsid="007dd6a5" officeooo:paragraph-rsid="007dd6a5" style:font-weight-asian="bold" style:font-weight-complex="bold"/>
    </style:style>
    <style:style style:name="P209" style:family="paragraph" style:parent-style-name="Text_20_body">
      <style:text-properties officeooo:rsid="00820af3" officeooo:paragraph-rsid="00820af3"/>
    </style:style>
    <style:style style:name="P210" style:family="paragraph" style:parent-style-name="Text_20_body">
      <style:text-properties officeooo:rsid="00838478" officeooo:paragraph-rsid="00838478"/>
    </style:style>
    <style:style style:name="P211" style:family="paragraph" style:parent-style-name="Text_20_body">
      <style:text-properties officeooo:rsid="00890105" officeooo:paragraph-rsid="00890105"/>
    </style:style>
    <style:style style:name="P212" style:family="paragraph" style:parent-style-name="Text_20_body">
      <style:text-properties officeooo:rsid="008afd20" officeooo:paragraph-rsid="008afd20"/>
    </style:style>
    <style:style style:name="P213" style:family="paragraph" style:parent-style-name="Text_20_body">
      <style:text-properties officeooo:rsid="008c8b40" officeooo:paragraph-rsid="008c8b40"/>
    </style:style>
    <style:style style:name="P214" style:family="paragraph" style:parent-style-name="Text_20_body">
      <loext:graphic-properties draw:fill-image-width="0pt" draw:fill-image-height="0pt"/>
      <style:paragraph-properties fo:padding="1.39pt" fo:border="0.06pt solid #000000"/>
      <style:text-properties style:font-name="Gentium Plus1" officeooo:rsid="00550cf4" officeooo:paragraph-rsid="00550cf4" style:font-name-asian="SimSun" style:font-name-complex="Mangal"/>
    </style:style>
    <style:style style:name="P215" style:family="paragraph" style:parent-style-name="Text_20_body">
      <loext:graphic-properties draw:fill-image-width="0pt" draw:fill-image-height="0pt"/>
      <style:paragraph-properties fo:padding="1.39pt" fo:border="0.06pt solid #000000"/>
      <style:text-properties style:font-name="Gentium Plus1" officeooo:rsid="00550cf4" officeooo:paragraph-rsid="005ba1c0" style:font-name-asian="SimSun" style:font-name-complex="Mangal"/>
    </style:style>
    <style:style style:name="P216" style:family="paragraph" style:parent-style-name="Text_20_body">
      <style:paragraph-properties fo:padding="1.39pt" fo:border="0.06pt solid #000000"/>
      <style:text-properties style:font-name="Gentium Plus1" officeooo:rsid="006c8f15" officeooo:paragraph-rsid="006c8f15"/>
    </style:style>
    <style:style style:name="P217" style:family="paragraph" style:parent-style-name="Text_20_body">
      <style:paragraph-properties fo:padding="1.39pt" fo:border="0.06pt solid #000000"/>
      <style:text-properties style:font-name="Gentium Plus1" officeooo:rsid="006ab787" officeooo:paragraph-rsid="006ab787"/>
    </style:style>
    <style:style style:name="P218" style:family="paragraph" style:parent-style-name="Text_20_body">
      <style:paragraph-properties fo:padding="1.39pt" fo:border="0.06pt solid #000000"/>
      <style:text-properties style:font-name="Gentium Plus1" officeooo:rsid="006d6566" officeooo:paragraph-rsid="006d6566"/>
    </style:style>
    <style:style style:name="P219" style:family="paragraph" style:parent-style-name="Text_20_body">
      <style:paragraph-properties fo:padding="1.39pt" fo:border="0.06pt solid #000000"/>
      <style:text-properties style:font-name="Gentium Plus1" officeooo:rsid="0070b814" officeooo:paragraph-rsid="0070b814"/>
    </style:style>
    <style:style style:name="P220" style:family="paragraph" style:parent-style-name="Text_20_body">
      <style:paragraph-properties fo:padding="1.39pt" fo:border="0.06pt solid #000000"/>
      <style:text-properties style:font-name="Gentium Plus1" officeooo:rsid="00738c19" officeooo:paragraph-rsid="00738c19"/>
    </style:style>
    <style:style style:name="P221" style:family="paragraph" style:parent-style-name="Text_20_body">
      <style:paragraph-properties fo:padding="1.39pt" fo:border="0.06pt solid #000000"/>
      <style:text-properties style:font-name="Gentium Plus1" officeooo:rsid="00744ec3" officeooo:paragraph-rsid="00744ec3"/>
    </style:style>
    <style:style style:name="P222" style:family="paragraph" style:parent-style-name="Text_20_body">
      <style:paragraph-properties fo:padding="1.39pt" fo:border="0.06pt solid #000000"/>
      <style:text-properties officeooo:rsid="005ba1c0" officeooo:paragraph-rsid="005ba1c0"/>
    </style:style>
    <style:style style:name="P223" style:family="paragraph" style:parent-style-name="Text_20_body">
      <style:paragraph-properties fo:padding="1.39pt" fo:border="0.06pt solid #000000"/>
      <style:text-properties officeooo:rsid="006c8f15" officeooo:paragraph-rsid="006c8f15"/>
    </style:style>
    <style:style style:name="P224" style:family="paragraph" style:parent-style-name="Text_20_body">
      <style:paragraph-properties fo:padding="1.39pt" fo:border="0.06pt solid #000000"/>
      <style:text-properties officeooo:rsid="006c8f15" officeooo:paragraph-rsid="006ab787"/>
    </style:style>
    <style:style style:name="P225" style:family="paragraph" style:parent-style-name="Text_20_body">
      <style:paragraph-properties fo:padding="1.39pt" fo:border="0.06pt solid #000000"/>
      <style:text-properties officeooo:rsid="006c8f15" officeooo:paragraph-rsid="006d6566"/>
    </style:style>
    <style:style style:name="P226" style:family="paragraph" style:parent-style-name="Text_20_body">
      <style:paragraph-properties fo:padding="1.39pt" fo:border="0.06pt solid #000000"/>
      <style:text-properties officeooo:rsid="006c8f15" officeooo:paragraph-rsid="006ef588"/>
    </style:style>
    <style:style style:name="P227" style:family="paragraph" style:parent-style-name="Text_20_body">
      <style:paragraph-properties fo:padding="1.39pt" fo:border="0.06pt solid #000000"/>
      <style:text-properties officeooo:rsid="006ab787" officeooo:paragraph-rsid="006ab787"/>
    </style:style>
    <style:style style:name="P228" style:family="paragraph" style:parent-style-name="Text_20_body">
      <style:paragraph-properties fo:padding="1.39pt" fo:border="0.06pt solid #000000"/>
      <style:text-properties officeooo:rsid="006ab787" officeooo:paragraph-rsid="00738c19"/>
    </style:style>
    <style:style style:name="P229" style:family="paragraph" style:parent-style-name="Text_20_body">
      <style:paragraph-properties fo:padding="1.39pt" fo:border="0.06pt solid #000000"/>
      <style:text-properties officeooo:rsid="006ab787" officeooo:paragraph-rsid="00744ec3"/>
    </style:style>
    <style:style style:name="P230" style:family="paragraph" style:parent-style-name="Text_20_body">
      <style:paragraph-properties fo:padding="1.39pt" fo:border="0.06pt solid #000000"/>
      <style:text-properties officeooo:rsid="006d6566" officeooo:paragraph-rsid="006d6566"/>
    </style:style>
    <style:style style:name="P231" style:family="paragraph" style:parent-style-name="Text_20_body">
      <style:paragraph-properties fo:padding="1.39pt" fo:border="0.06pt solid #000000"/>
      <style:text-properties officeooo:rsid="006d6566" officeooo:paragraph-rsid="006ef588"/>
    </style:style>
    <style:style style:name="P232" style:family="paragraph" style:parent-style-name="Text_20_body">
      <style:paragraph-properties fo:padding="1.39pt" fo:border="0.06pt solid #000000"/>
      <style:text-properties officeooo:rsid="006d6566" officeooo:paragraph-rsid="0071dc0f"/>
    </style:style>
    <style:style style:name="P233" style:family="paragraph" style:parent-style-name="Text_20_body">
      <style:paragraph-properties fo:padding="1.39pt" fo:border="0.06pt solid #000000"/>
      <style:text-properties officeooo:rsid="006d6566" officeooo:paragraph-rsid="00729c5a"/>
    </style:style>
    <style:style style:name="P234" style:family="paragraph" style:parent-style-name="Text_20_body">
      <style:paragraph-properties fo:padding="1.39pt" fo:border="0.06pt solid #000000"/>
      <style:text-properties officeooo:rsid="0070b814" officeooo:paragraph-rsid="0070b814"/>
    </style:style>
    <style:style style:name="P235" style:family="paragraph" style:parent-style-name="Text_20_body">
      <style:paragraph-properties fo:padding="1.39pt" fo:border="0.06pt solid #000000"/>
      <style:text-properties officeooo:rsid="0070b814" officeooo:paragraph-rsid="0071dc0f"/>
    </style:style>
    <style:style style:name="P236" style:family="paragraph" style:parent-style-name="Text_20_body">
      <style:paragraph-properties fo:padding="1.39pt" fo:border="0.06pt solid #000000"/>
      <style:text-properties officeooo:rsid="0071dc0f" officeooo:paragraph-rsid="0071dc0f"/>
    </style:style>
    <style:style style:name="P237" style:family="paragraph" style:parent-style-name="Text_20_body">
      <style:paragraph-properties fo:padding="1.39pt" fo:border="0.06pt solid #000000"/>
      <style:text-properties officeooo:rsid="0071dc0f" officeooo:paragraph-rsid="00729c5a"/>
    </style:style>
    <style:style style:name="P238" style:family="paragraph" style:parent-style-name="Text_20_body">
      <style:paragraph-properties fo:padding="1.39pt" fo:border="0.06pt solid #000000"/>
      <style:text-properties officeooo:rsid="00729c5a" officeooo:paragraph-rsid="00729c5a"/>
    </style:style>
    <style:style style:name="P239" style:family="paragraph" style:parent-style-name="Text_20_body">
      <style:paragraph-properties fo:padding="1.39pt" fo:border="0.06pt solid #000000"/>
      <style:text-properties officeooo:rsid="00738c19" officeooo:paragraph-rsid="00744ec3"/>
    </style:style>
    <style:style style:name="P240" style:family="paragraph" style:parent-style-name="Text_20_body">
      <style:paragraph-properties fo:padding="1.39pt" fo:border="0.06pt solid #000000"/>
      <style:text-properties officeooo:rsid="00744ec3" officeooo:paragraph-rsid="00744ec3"/>
    </style:style>
    <style:style style:name="P241" style:family="paragraph" style:parent-style-name="codice">
      <style:text-properties officeooo:paragraph-rsid="0080c365"/>
    </style:style>
    <style:style style:name="P242" style:family="paragraph" style:parent-style-name="codice">
      <style:text-properties fo:font-weight="bold" style:font-weight-asian="bold" style:font-weight-complex="bold"/>
    </style:style>
    <style:style style:name="P243" style:family="paragraph" style:parent-style-name="Text_20_body" style:list-style-name="L1">
      <style:text-properties officeooo:rsid="000c543a" officeooo:paragraph-rsid="000c1c18"/>
    </style:style>
    <style:style style:name="P244" style:family="paragraph" style:parent-style-name="Text_20_body" style:list-style-name="L1">
      <style:text-properties officeooo:rsid="000c543a" officeooo:paragraph-rsid="000c543a"/>
    </style:style>
    <style:style style:name="P245" style:family="paragraph" style:parent-style-name="Text_20_body" style:list-style-name="L2"/>
    <style:style style:name="P246" style:family="paragraph" style:parent-style-name="Text_20_body" style:list-style-name="L3"/>
    <style:style style:name="P247" style:family="paragraph" style:parent-style-name="Text_20_body" style:list-style-name="L4"/>
    <style:style style:name="P248" style:family="paragraph" style:parent-style-name="Text_20_body" style:list-style-name="L5"/>
    <style:style style:name="P249" style:family="paragraph" style:parent-style-name="Text_20_body" style:list-style-name="L6"/>
    <style:style style:name="P250" style:family="paragraph" style:parent-style-name="Text_20_body" style:list-style-name="L7"/>
    <style:style style:name="P251" style:family="paragraph" style:parent-style-name="Text_20_body" style:list-style-name="L8"/>
    <style:style style:name="P252" style:family="paragraph" style:parent-style-name="Text_20_body" style:list-style-name="L9"/>
    <style:style style:name="P253" style:family="paragraph" style:parent-style-name="Text_20_body" style:list-style-name="L10">
      <style:text-properties officeooo:rsid="00662f7d" officeooo:paragraph-rsid="00662f7d"/>
    </style:style>
    <style:style style:name="P254" style:family="paragraph" style:parent-style-name="Text_20_body" style:list-style-name="L11">
      <style:text-properties officeooo:rsid="0068069f" officeooo:paragraph-rsid="0068069f"/>
    </style:style>
    <style:style style:name="P255" style:family="paragraph" style:parent-style-name="Text_20_body" style:list-style-name="L12">
      <style:text-properties officeooo:rsid="0068069f" officeooo:paragraph-rsid="0068069f"/>
    </style:style>
    <style:style style:name="P256" style:family="paragraph" style:parent-style-name="Text_20_body" style:list-style-name="L13">
      <style:text-properties style:font-name="Gentium Plus1" officeooo:rsid="0069b8ad" officeooo:paragraph-rsid="0069b8ad"/>
    </style:style>
    <style:style style:name="P257" style:family="paragraph" style:parent-style-name="Text_20_body">
      <style:text-properties style:font-name="Gentium Plus1" officeooo:rsid="00918ef4" officeooo:paragraph-rsid="008c8b40"/>
    </style:style>
    <style:style style:name="P258" style:family="paragraph" style:parent-style-name="Text_20_body">
      <style:text-properties style:font-name="Gentium Plus1" officeooo:rsid="00927a1e" officeooo:paragraph-rsid="00927a1e"/>
    </style:style>
    <style:style style:name="P259" style:family="paragraph" style:parent-style-name="Text_20_body">
      <style:text-properties style:font-name="Gentium Plus1" fo:language="it" fo:country="IT" officeooo:rsid="009427e4" officeooo:paragraph-rsid="009427e4"/>
    </style:style>
    <style:style style:name="P260" style:family="paragraph" style:parent-style-name="Text_20_body">
      <style:text-properties style:font-name="Gentium Plus1" fo:language="it" fo:country="IT" officeooo:rsid="0094f934" officeooo:paragraph-rsid="0094f934"/>
    </style:style>
    <style:style style:name="P261" style:family="paragraph" style:parent-style-name="Text_20_body" style:list-style-name="L16">
      <style:text-properties style:font-name="Gentium Plus1" fo:language="it" fo:country="IT" officeooo:rsid="0094f934" officeooo:paragraph-rsid="0094f934"/>
    </style:style>
    <style:style style:name="P262" style:family="paragraph" style:parent-style-name="Text_20_body" style:list-style-name="L16">
      <style:text-properties style:font-name="Gentium Plus1" fo:language="it" fo:country="IT" officeooo:rsid="0094f934" officeooo:paragraph-rsid="00982a43"/>
    </style:style>
    <style:style style:name="P263" style:family="paragraph" style:parent-style-name="Text_20_body" style:list-style-name="L16">
      <style:text-properties style:font-name="Gentium Plus1" fo:language="it" fo:country="IT" officeooo:rsid="0094f934" officeooo:paragraph-rsid="0096fd57"/>
    </style:style>
    <style:style style:name="P264" style:family="paragraph" style:parent-style-name="Text_20_body">
      <style:text-properties style:font-name="Gentium Plus1" fo:language="it" fo:country="IT" officeooo:rsid="00982a43" officeooo:paragraph-rsid="00982a43"/>
    </style:style>
    <style:style style:name="P265" style:family="paragraph" style:parent-style-name="Text_20_body">
      <style:text-properties style:font-name="Gentium Plus1" fo:language="it" fo:country="IT" officeooo:rsid="00985ffe" officeooo:paragraph-rsid="00985ffe"/>
    </style:style>
    <style:style style:name="P266" style:family="paragraph" style:parent-style-name="Text_20_body" style:list-style-name="L17">
      <style:text-properties style:font-name="Gentium Plus1" fo:language="it" fo:country="IT" officeooo:rsid="00985ffe" officeooo:paragraph-rsid="00985ffe"/>
    </style:style>
    <style:style style:name="P267" style:family="paragraph" style:parent-style-name="Text_20_body">
      <style:text-properties style:font-name="Gentium Plus1" fo:language="it" fo:country="IT" officeooo:rsid="00989264" officeooo:paragraph-rsid="00989264"/>
    </style:style>
    <style:style style:name="P268" style:family="paragraph" style:parent-style-name="Text_20_body">
      <style:text-properties style:font-name="Gentium Plus1" officeooo:rsid="0096a176" officeooo:paragraph-rsid="0096a176"/>
    </style:style>
    <style:style style:name="P269" style:family="paragraph" style:parent-style-name="Text_20_body">
      <style:text-properties style:font-name="Gentium Plus1" officeooo:rsid="00989264" officeooo:paragraph-rsid="00989264"/>
    </style:style>
    <style:style style:name="P270" style:family="paragraph" style:parent-style-name="Text_20_body">
      <style:text-properties style:font-name="Gentium Plus1" officeooo:rsid="00989264" officeooo:paragraph-rsid="009dab98"/>
    </style:style>
    <style:style style:name="P271" style:family="paragraph" style:parent-style-name="Text_20_body">
      <style:text-properties style:font-name="Gentium Plus1" officeooo:rsid="00989264" officeooo:paragraph-rsid="009e5171"/>
    </style:style>
    <style:style style:name="P272" style:family="paragraph" style:parent-style-name="Text_20_body" style:list-style-name="L14">
      <style:text-properties officeooo:rsid="008afd20" officeooo:paragraph-rsid="008afd20"/>
    </style:style>
    <style:style style:name="P273" style:family="paragraph" style:parent-style-name="Text_20_body">
      <style:text-properties officeooo:rsid="0096d68f" officeooo:paragraph-rsid="0096dd3e"/>
    </style:style>
    <style:style style:name="P274" style:family="paragraph" style:parent-style-name="Text_20_body">
      <style:text-properties officeooo:rsid="0096fd57" officeooo:paragraph-rsid="0096fd57"/>
    </style:style>
    <style:style style:name="P275" style:family="paragraph" style:parent-style-name="Text_20_body">
      <style:text-properties officeooo:rsid="009dab98" officeooo:paragraph-rsid="009dab98"/>
    </style:style>
    <style:style style:name="P276" style:family="paragraph" style:parent-style-name="Text_20_body">
      <style:text-properties officeooo:rsid="00a00182" officeooo:paragraph-rsid="00a00182"/>
    </style:style>
    <style:style style:name="P277" style:family="paragraph" style:parent-style-name="Text_20_body">
      <style:text-properties officeooo:rsid="00a025b0" officeooo:paragraph-rsid="00a025b0"/>
    </style:style>
    <style:style style:name="P278" style:family="paragraph" style:parent-style-name="Text_20_body">
      <style:text-properties officeooo:rsid="00a11404" officeooo:paragraph-rsid="00a11404"/>
    </style:style>
    <style:style style:name="P279" style:family="paragraph" style:parent-style-name="Text_20_body">
      <style:text-properties officeooo:rsid="00a3a8a5" officeooo:paragraph-rsid="00a3a8a5"/>
    </style:style>
    <style:style style:name="P280" style:family="paragraph" style:parent-style-name="Text_20_body">
      <style:text-properties officeooo:rsid="00a49f48" officeooo:paragraph-rsid="00a49f48"/>
    </style:style>
    <style:style style:name="P281" style:family="paragraph" style:parent-style-name="Text_20_body">
      <style:text-properties officeooo:rsid="00a602ca" officeooo:paragraph-rsid="00a602ca"/>
    </style:style>
    <style:style style:name="P282" style:family="paragraph" style:parent-style-name="Text_20_body">
      <style:text-properties officeooo:rsid="00aa73f9" officeooo:paragraph-rsid="00aa73f9"/>
    </style:style>
    <style:style style:name="P283" style:family="paragraph" style:parent-style-name="Text_20_body">
      <style:text-properties officeooo:rsid="00ac656a" officeooo:paragraph-rsid="00ac656a"/>
    </style:style>
    <style:style style:name="P284" style:family="paragraph" style:parent-style-name="Text_20_body">
      <style:text-properties officeooo:rsid="00adc19f" officeooo:paragraph-rsid="00adc19f"/>
    </style:style>
    <style:style style:name="P285" style:family="paragraph" style:parent-style-name="Text_20_body">
      <style:text-properties officeooo:rsid="0004c347" officeooo:paragraph-rsid="0004c347"/>
    </style:style>
    <style:style style:name="P286" style:family="paragraph" style:parent-style-name="Text_20_body">
      <style:text-properties officeooo:rsid="00aeefac" officeooo:paragraph-rsid="00aeefac"/>
    </style:style>
    <style:style style:name="P287" style:family="paragraph" style:parent-style-name="Text_20_body">
      <style:text-properties officeooo:rsid="00b1fa69" officeooo:paragraph-rsid="00b1fa69"/>
    </style:style>
    <style:style style:name="P288" style:family="paragraph" style:parent-style-name="Text_20_body">
      <style:text-properties officeooo:rsid="00b39a15" officeooo:paragraph-rsid="00b39a15"/>
    </style:style>
    <style:style style:name="P289" style:family="paragraph" style:parent-style-name="Text_20_body">
      <style:text-properties officeooo:rsid="00b4b2e3" officeooo:paragraph-rsid="00b4b2e3"/>
    </style:style>
    <style:style style:name="P290" style:family="paragraph" style:parent-style-name="Text_20_body">
      <style:text-properties officeooo:rsid="00b58ca5" officeooo:paragraph-rsid="00b58ca5"/>
    </style:style>
    <style:style style:name="P291" style:family="paragraph" style:parent-style-name="Text_20_body">
      <style:text-properties officeooo:rsid="00b59590" officeooo:paragraph-rsid="00b59590"/>
    </style:style>
    <style:style style:name="P292" style:family="paragraph" style:parent-style-name="Heading_20_1" style:master-page-name="">
      <style:paragraph-properties style:page-number="auto" fo:break-before="page"/>
    </style:style>
    <style:style style:name="P293" style:family="paragraph" style:parent-style-name="Table_20_Contents">
      <style:paragraph-properties fo:text-align="center" style:justify-single-word="false"/>
      <style:text-properties style:font-name="Gentium Plus1" officeooo:rsid="009427e4" officeooo:paragraph-rsid="009427e4" style:font-name-asian="Gentium Plus1" style:font-name-complex="Gentium Plus1"/>
    </style:style>
    <style:style style:name="P294" style:family="paragraph" style:parent-style-name="Table_20_Contents">
      <style:paragraph-properties fo:text-align="center" style:justify-single-word="false"/>
      <style:text-properties style:font-name="Gentium Plus1" officeooo:rsid="00650834" officeooo:paragraph-rsid="0096a176" style:font-name-asian="Gentium Plus1" style:font-name-complex="Gentium Plus1"/>
    </style:style>
    <style:style style:name="P295" style:family="paragraph" style:parent-style-name="Table_20_Contents">
      <style:text-properties style:font-name="Gentium Plus1" officeooo:rsid="00650834" officeooo:paragraph-rsid="0096a176" style:font-name-asian="Gentium Plus1" style:font-name-complex="Gentium Plus1"/>
    </style:style>
    <style:style style:name="P296" style:family="paragraph" style:parent-style-name="Table_20_Contents">
      <style:paragraph-properties fo:text-align="center" style:justify-single-word="false"/>
      <style:text-properties style:font-name="Gentium Plus1" officeooo:rsid="0096d68f" officeooo:paragraph-rsid="0096d68f" style:font-name-asian="Gentium Plus1" style:font-name-complex="Gentium Plus1"/>
    </style:style>
    <style:style style:name="P297" style:family="paragraph" style:parent-style-name="Table_20_Contents">
      <style:paragraph-properties fo:text-align="center" style:justify-single-word="false"/>
      <style:text-properties style:font-name="Gentium Plus1" officeooo:rsid="0065853e" officeooo:paragraph-rsid="0096dd3e" style:font-name-asian="Gentium Plus1" style:font-name-complex="Gentium Plus1"/>
    </style:style>
    <style:style style:name="P298" style:family="paragraph" style:parent-style-name="Table_20_Contents">
      <style:paragraph-properties fo:text-align="center" style:justify-single-word="false"/>
      <style:text-properties style:font-name="Gentium Plus1" officeooo:rsid="0065853e" officeooo:paragraph-rsid="0098fdfe" style:font-name-asian="Gentium Plus1" style:font-name-complex="Gentium Plus1"/>
    </style:style>
    <style:style style:name="P299" style:family="paragraph" style:parent-style-name="Table_20_Contents">
      <style:paragraph-properties fo:text-align="center" style:justify-single-word="false"/>
      <style:text-properties style:font-name="Gentium Plus1" officeooo:rsid="0065853e" officeooo:paragraph-rsid="00a602ca" style:font-name-asian="Gentium Plus1" style:font-name-complex="Gentium Plus1"/>
    </style:style>
    <style:style style:name="P300" style:family="paragraph" style:parent-style-name="Table_20_Contents">
      <style:text-properties style:font-name="Gentium Plus1" officeooo:rsid="0065853e" officeooo:paragraph-rsid="0096dd3e" style:font-name-asian="Gentium Plus1" style:font-name-complex="Gentium Plus1"/>
    </style:style>
    <style:style style:name="P301" style:family="paragraph" style:parent-style-name="Table_20_Contents">
      <style:text-properties style:font-name="Gentium Plus1" officeooo:rsid="0065853e" officeooo:paragraph-rsid="0098fdfe" style:font-name-asian="Gentium Plus1" style:font-name-complex="Gentium Plus1"/>
    </style:style>
    <style:style style:name="P302" style:family="paragraph" style:parent-style-name="Table_20_Contents">
      <style:text-properties style:font-name="Gentium Plus1" officeooo:rsid="0065853e" officeooo:paragraph-rsid="00a602ca" style:font-name-asian="Gentium Plus1" style:font-name-complex="Gentium Plus1"/>
    </style:style>
    <style:style style:name="P303" style:family="paragraph" style:parent-style-name="Table_20_Contents">
      <style:text-properties style:font-name="Gentium Plus1" officeooo:rsid="0096dd3e" officeooo:paragraph-rsid="0096dd3e" style:font-name-asian="Gentium Plus1" style:font-name-complex="Gentium Plus1"/>
    </style:style>
    <style:style style:name="P304" style:family="paragraph" style:parent-style-name="Table_20_Contents">
      <style:text-properties style:font-name="Gentium Plus1" officeooo:rsid="0096dd3e" officeooo:paragraph-rsid="0098fdfe" style:font-name-asian="Gentium Plus1" style:font-name-complex="Gentium Plus1"/>
    </style:style>
    <style:style style:name="P305" style:family="paragraph" style:parent-style-name="Table_20_Contents">
      <style:text-properties style:font-name="Gentium Plus1" officeooo:rsid="0096dd3e" officeooo:paragraph-rsid="00a602ca" style:font-name-asian="Gentium Plus1" style:font-name-complex="Gentium Plus1"/>
    </style:style>
    <style:style style:name="P306" style:family="paragraph" style:parent-style-name="Table_20_Contents">
      <style:paragraph-properties fo:text-align="center" style:justify-single-word="false"/>
      <style:text-properties style:font-name="Gentium Plus1" officeooo:rsid="00985ffe" officeooo:paragraph-rsid="00985ffe" style:font-name-asian="Gentium Plus1" style:font-name-complex="Gentium Plus1"/>
    </style:style>
    <style:style style:name="P307" style:family="paragraph" style:parent-style-name="Table_20_Contents">
      <style:text-properties style:font-name="Gentium Plus1" officeooo:rsid="00a602ca" officeooo:paragraph-rsid="00a602ca" style:font-name-asian="Gentium Plus1" style:font-name-complex="Gentium Plus1"/>
    </style:style>
    <style:style style:name="P308" style:family="paragraph" style:parent-style-name="Table_20_Contents">
      <style:paragraph-properties fo:text-align="center" style:justify-single-word="false"/>
      <style:text-properties style:font-name="Gentium Plus1" fo:language="en" fo:country="US" officeooo:rsid="009427e4" officeooo:paragraph-rsid="009427e4" style:font-name-asian="Gentium Plus1" style:font-name-complex="Gentium Plus1"/>
    </style:style>
    <style:style style:name="P309" style:family="paragraph" style:parent-style-name="Table_20_Contents">
      <style:text-properties style:font-name="Gentium Plus1" officeooo:rsid="005c42b1" officeooo:paragraph-rsid="0096a176"/>
    </style:style>
    <style:style style:name="P310" style:family="paragraph" style:parent-style-name="Table_20_Contents">
      <style:text-properties style:font-name="Gentium Plus1" officeooo:rsid="005d6764" officeooo:paragraph-rsid="0096a176"/>
    </style:style>
    <style:style style:name="P311" style:family="paragraph" style:parent-style-name="Table_20_Contents">
      <style:text-properties style:font-name="Gentium Plus1" officeooo:rsid="00606084" officeooo:paragraph-rsid="0096dd3e"/>
    </style:style>
    <style:style style:name="P312" style:family="paragraph" style:parent-style-name="Table_20_Contents">
      <style:text-properties style:font-name="Gentium Plus1" officeooo:rsid="00606084" officeooo:paragraph-rsid="0098fdfe"/>
    </style:style>
    <style:style style:name="P313" style:family="paragraph" style:parent-style-name="Table_20_Contents">
      <style:text-properties style:font-name="Gentium Plus1" officeooo:rsid="0060ac79" officeooo:paragraph-rsid="0096dd3e"/>
    </style:style>
    <style:style style:name="P314" style:family="paragraph" style:parent-style-name="Table_20_Contents">
      <style:text-properties style:font-name="Gentium Plus1" officeooo:rsid="0060ac79" officeooo:paragraph-rsid="0098fdfe"/>
    </style:style>
    <style:style style:name="P315" style:family="paragraph" style:parent-style-name="Table_20_Contents">
      <style:text-properties style:font-name="Gentium Plus1" officeooo:rsid="0096a176" officeooo:paragraph-rsid="0096a176"/>
    </style:style>
    <style:style style:name="P316" style:family="paragraph" style:parent-style-name="Table_20_Contents">
      <style:text-properties style:font-name="Gentium Plus1" officeooo:rsid="0096d68f" officeooo:paragraph-rsid="0096d68f"/>
    </style:style>
    <style:style style:name="P317" style:family="paragraph" style:parent-style-name="Table_20_Contents">
      <style:text-properties style:font-name="Gentium Plus1" officeooo:rsid="0096dd3e" officeooo:paragraph-rsid="0096dd3e"/>
    </style:style>
    <style:style style:name="P318" style:family="paragraph" style:parent-style-name="Table_20_Contents">
      <style:text-properties style:font-name="Gentium Plus1" officeooo:rsid="0096dd3e" officeooo:paragraph-rsid="0098fdfe"/>
    </style:style>
    <style:style style:name="P319" style:family="paragraph" style:parent-style-name="Table_20_Contents">
      <style:text-properties style:font-name="Gentium Plus1" officeooo:rsid="0096dd3e" officeooo:paragraph-rsid="00a602ca"/>
    </style:style>
    <style:style style:name="P320" style:family="paragraph" style:parent-style-name="Table_20_Contents">
      <style:text-properties style:font-name="Gentium Plus1" officeooo:rsid="0096f82c" officeooo:paragraph-rsid="0096f82c"/>
    </style:style>
    <style:style style:name="P321" style:family="paragraph" style:parent-style-name="Table_20_Contents">
      <style:text-properties style:font-name="Gentium Plus1" officeooo:rsid="0096f82c" officeooo:paragraph-rsid="0098fdfe"/>
    </style:style>
    <style:style style:name="P322" style:family="paragraph" style:parent-style-name="Table_20_Contents">
      <style:text-properties style:font-name="Gentium Plus1" officeooo:rsid="00a602ca" officeooo:paragraph-rsid="00a602ca"/>
    </style:style>
    <style:style style:name="P323" style:family="paragraph" style:parent-style-name="Table_20_Contents">
      <style:paragraph-properties fo:text-align="center" style:justify-single-word="false"/>
      <style:text-properties officeooo:rsid="005c42b1" officeooo:paragraph-rsid="0096a176"/>
    </style:style>
    <style:style style:name="P324" style:family="paragraph" style:parent-style-name="Table_20_Contents">
      <style:paragraph-properties fo:text-align="center" style:justify-single-word="false"/>
      <style:text-properties officeooo:rsid="00606084" officeooo:paragraph-rsid="0096a176"/>
    </style:style>
    <style:style style:name="P325" style:family="paragraph" style:parent-style-name="Table_20_Contents">
      <style:paragraph-properties fo:text-align="center" style:justify-single-word="false"/>
      <style:text-properties officeooo:rsid="00606084" officeooo:paragraph-rsid="0096dd3e"/>
    </style:style>
    <style:style style:name="P326" style:family="paragraph" style:parent-style-name="Table_20_Contents">
      <style:paragraph-properties fo:text-align="center" style:justify-single-word="false"/>
      <style:text-properties officeooo:rsid="00606084" officeooo:paragraph-rsid="0098fdfe"/>
    </style:style>
    <style:style style:name="P327" style:family="paragraph" style:parent-style-name="Table_20_Contents">
      <style:paragraph-properties fo:text-align="center" style:justify-single-word="false"/>
      <style:text-properties officeooo:rsid="005d6764" officeooo:paragraph-rsid="0096a176"/>
    </style:style>
    <style:style style:name="P328" style:family="paragraph" style:parent-style-name="Table_20_Contents">
      <style:paragraph-properties fo:text-align="center" style:justify-single-word="false"/>
      <style:text-properties officeooo:rsid="0060ac79" officeooo:paragraph-rsid="0096dd3e"/>
    </style:style>
    <style:style style:name="P329" style:family="paragraph" style:parent-style-name="Table_20_Contents">
      <style:paragraph-properties fo:text-align="center" style:justify-single-word="false"/>
      <style:text-properties officeooo:rsid="0060ac79" officeooo:paragraph-rsid="0098fdfe"/>
    </style:style>
    <style:style style:name="P330" style:family="paragraph" style:parent-style-name="Table_20_Contents">
      <style:paragraph-properties fo:text-align="center" style:justify-single-word="false"/>
      <style:text-properties officeooo:rsid="0096a176" officeooo:paragraph-rsid="0096a176"/>
    </style:style>
    <style:style style:name="P331" style:family="paragraph" style:parent-style-name="Table_20_Contents">
      <style:paragraph-properties fo:text-align="center" style:justify-single-word="false"/>
      <style:text-properties officeooo:rsid="0096d68f" officeooo:paragraph-rsid="0096d68f"/>
    </style:style>
    <style:style style:name="P332" style:family="paragraph" style:parent-style-name="Table_20_Contents">
      <style:paragraph-properties fo:text-align="center" style:justify-single-word="false"/>
      <style:text-properties officeooo:rsid="0096dd3e" officeooo:paragraph-rsid="0096dd3e"/>
    </style:style>
    <style:style style:name="P333" style:family="paragraph" style:parent-style-name="Table_20_Contents">
      <style:paragraph-properties fo:text-align="center" style:justify-single-word="false"/>
      <style:text-properties officeooo:rsid="0096dd3e" officeooo:paragraph-rsid="0098fdfe"/>
    </style:style>
    <style:style style:name="P334" style:family="paragraph" style:parent-style-name="Table_20_Contents">
      <style:paragraph-properties fo:text-align="center" style:justify-single-word="false"/>
      <style:text-properties officeooo:rsid="0096dd3e" officeooo:paragraph-rsid="00a602ca"/>
    </style:style>
    <style:style style:name="P335" style:family="paragraph" style:parent-style-name="Table_20_Contents">
      <style:paragraph-properties fo:text-align="center" style:justify-single-word="false"/>
      <style:text-properties officeooo:rsid="009ce9e4" officeooo:paragraph-rsid="009ce9e4"/>
    </style:style>
    <style:style style:name="P336" style:family="paragraph" style:parent-style-name="Table_20_Contents">
      <style:paragraph-properties fo:text-align="center" style:justify-single-word="false"/>
      <style:text-properties officeooo:rsid="009ce9e4" officeooo:paragraph-rsid="009dab98"/>
    </style:style>
    <style:style style:name="P337" style:family="paragraph" style:parent-style-name="Table_20_Contents">
      <style:paragraph-properties fo:text-align="center" style:justify-single-word="false"/>
      <style:text-properties officeooo:rsid="009dab98" officeooo:paragraph-rsid="009dab98"/>
    </style:style>
    <style:style style:name="P338" style:family="paragraph" style:parent-style-name="Table_20_Contents">
      <style:text-properties officeooo:rsid="009e5171" officeooo:paragraph-rsid="009e5171"/>
    </style:style>
    <style:style style:name="P339" style:family="paragraph" style:parent-style-name="Table_20_Contents">
      <style:text-properties officeooo:rsid="000f5648" officeooo:paragraph-rsid="00a11404"/>
    </style:style>
    <style:style style:name="P340" style:family="paragraph" style:parent-style-name="Table_20_Contents">
      <style:paragraph-properties fo:text-align="center" style:justify-single-word="false"/>
      <style:text-properties officeooo:rsid="000b4ec9" officeooo:paragraph-rsid="00a11404"/>
    </style:style>
    <style:style style:name="P341" style:family="paragraph" style:parent-style-name="Table_20_Contents">
      <style:text-properties officeooo:rsid="000b4ec9" officeooo:paragraph-rsid="00a11404"/>
    </style:style>
    <style:style style:name="P342" style:family="paragraph" style:parent-style-name="Table_20_Contents">
      <style:paragraph-properties fo:text-align="center" style:justify-single-word="false"/>
      <style:text-properties style:font-name="Times New Roman" officeooo:rsid="000c1c18" officeooo:paragraph-rsid="00a11404"/>
    </style:style>
    <style:style style:name="P343" style:family="paragraph" style:parent-style-name="Table_20_Contents">
      <style:text-properties style:font-name="Times New Roman" officeooo:rsid="000f5648" officeooo:paragraph-rsid="00a11404" style:font-name-asian="Times New Roman" style:font-name-complex="Times New Roman"/>
    </style:style>
    <style:style style:name="P344" style:family="paragraph" style:parent-style-name="Table_20_Contents">
      <style:text-properties style:font-name="Times New Roman" officeooo:rsid="000c1c18" officeooo:paragraph-rsid="00a11404" style:font-name-asian="Times New Roman" style:font-name-complex="Times New Roman"/>
    </style:style>
    <style:style style:name="P345" style:family="paragraph" style:parent-style-name="Table_20_Contents">
      <style:text-properties style:font-name="Times New Roman" officeooo:rsid="00a11404" officeooo:paragraph-rsid="00a11404" style:font-name-asian="Times New Roman" style:font-name-complex="Times New Roman"/>
    </style:style>
    <style:style style:name="P346" style:family="paragraph" style:parent-style-name="Table_20_Contents">
      <style:paragraph-properties fo:text-align="center" style:justify-single-word="false"/>
      <style:text-properties style:font-name="Times New Roman" officeooo:rsid="00137148" officeooo:paragraph-rsid="00a3a8a5" style:font-name-asian="Times New Roman" style:font-name-complex="Times New Roman"/>
    </style:style>
    <style:style style:name="P347" style:family="paragraph" style:parent-style-name="Table_20_Contents">
      <style:text-properties style:font-name="Times New Roman" officeooo:rsid="00137148" officeooo:paragraph-rsid="00a3a8a5" style:font-name-asian="Times New Roman" style:font-name-complex="Times New Roman"/>
    </style:style>
    <style:style style:name="P348" style:family="paragraph" style:parent-style-name="Table_20_Contents">
      <style:paragraph-properties fo:text-align="center" style:justify-single-word="false"/>
      <style:text-properties style:font-name="Times New Roman" officeooo:rsid="00a3a8a5" officeooo:paragraph-rsid="00a3a8a5" style:font-name-asian="Times New Roman" style:font-name-complex="Times New Roman"/>
    </style:style>
    <style:style style:name="P349" style:family="paragraph" style:parent-style-name="Table_20_Contents">
      <style:paragraph-properties fo:text-align="center" style:justify-single-word="false"/>
      <style:text-properties style:font-name="Times New Roman" officeooo:rsid="00a49f48" officeooo:paragraph-rsid="00a49f48" style:font-name-asian="Times New Roman" style:font-name-complex="Times New Roman"/>
    </style:style>
    <style:style style:name="P350" style:family="paragraph" style:parent-style-name="Table_20_Contents">
      <style:text-properties style:font-name="Times New Roman" officeooo:rsid="00a49f48" officeooo:paragraph-rsid="00a49f48" style:font-name-asian="Times New Roman" style:font-name-complex="Times New Roman"/>
    </style:style>
    <style:style style:name="P351" style:family="paragraph" style:parent-style-name="Table_20_Contents">
      <style:paragraph-properties fo:text-align="center" style:justify-single-word="false"/>
      <style:text-properties style:font-name="Times New Roman" officeooo:rsid="00a11404" officeooo:paragraph-rsid="00a11404"/>
    </style:style>
    <style:style style:name="P352" style:family="paragraph" style:parent-style-name="Table_20_Contents">
      <style:paragraph-properties fo:text-align="center" style:justify-single-word="false"/>
      <style:text-properties officeooo:rsid="00137148" officeooo:paragraph-rsid="00a3a8a5"/>
    </style:style>
    <style:style style:name="P353" style:family="paragraph" style:parent-style-name="Table_20_Contents">
      <style:text-properties officeooo:rsid="00137148" officeooo:paragraph-rsid="00a3a8a5"/>
    </style:style>
    <style:style style:name="P354" style:family="paragraph" style:parent-style-name="Table_20_Contents">
      <style:paragraph-properties fo:text-align="center" style:justify-single-word="false"/>
      <style:text-properties officeooo:rsid="00a3a8a5" officeooo:paragraph-rsid="00a3a8a5"/>
    </style:style>
    <style:style style:name="P355" style:family="paragraph" style:parent-style-name="Table_20_Contents">
      <style:paragraph-properties fo:text-align="center" style:justify-single-word="false"/>
      <style:text-properties officeooo:rsid="00a7d3af" officeooo:paragraph-rsid="00a7d3af"/>
    </style:style>
    <style:style style:name="P356" style:family="paragraph" style:parent-style-name="Table_20_Heading">
      <style:text-properties officeooo:rsid="005c42b1" officeooo:paragraph-rsid="0096a176"/>
    </style:style>
    <style:style style:name="P357" style:family="paragraph" style:parent-style-name="Table_20_Heading">
      <style:paragraph-properties fo:text-align="center" style:justify-single-word="false"/>
      <style:text-properties officeooo:rsid="00606084" officeooo:paragraph-rsid="0096a176"/>
    </style:style>
    <style:style style:name="P358" style:family="paragraph" style:parent-style-name="Table_20_Heading">
      <style:text-properties officeooo:rsid="00606084" officeooo:paragraph-rsid="0096a176"/>
    </style:style>
    <style:style style:name="P359" style:family="paragraph" style:parent-style-name="Table_20_Heading">
      <style:text-properties officeooo:rsid="00606084" officeooo:paragraph-rsid="0096dd3e"/>
    </style:style>
    <style:style style:name="P360" style:family="paragraph" style:parent-style-name="Table_20_Heading">
      <style:text-properties officeooo:rsid="00606084" officeooo:paragraph-rsid="0098fdfe"/>
    </style:style>
    <style:style style:name="P361" style:family="paragraph" style:parent-style-name="Table_20_Heading">
      <style:text-properties officeooo:rsid="00606084" officeooo:paragraph-rsid="00a602ca"/>
    </style:style>
    <style:style style:name="P362" style:family="paragraph" style:parent-style-name="Table_20_Heading">
      <style:text-properties officeooo:rsid="0096a176" officeooo:paragraph-rsid="0096a176"/>
    </style:style>
    <style:style style:name="P363" style:family="paragraph" style:parent-style-name="Table_20_Heading">
      <style:text-properties officeooo:rsid="0096dd3e" officeooo:paragraph-rsid="0096dd3e"/>
    </style:style>
    <style:style style:name="P364" style:family="paragraph" style:parent-style-name="Table_20_Heading">
      <style:text-properties officeooo:rsid="0096dd3e" officeooo:paragraph-rsid="0098fdfe"/>
    </style:style>
    <style:style style:name="P365" style:family="paragraph" style:parent-style-name="Table_20_Heading">
      <style:text-properties officeooo:rsid="0096dd3e" officeooo:paragraph-rsid="00a602ca"/>
    </style:style>
    <style:style style:name="P366" style:family="paragraph" style:parent-style-name="Table_20_Heading">
      <style:text-properties officeooo:rsid="0098fdfe" officeooo:paragraph-rsid="0098fdfe"/>
    </style:style>
    <style:style style:name="P367" style:family="paragraph" style:parent-style-name="Table_20_Heading">
      <style:text-properties officeooo:rsid="0098fdfe" officeooo:paragraph-rsid="00a602ca"/>
    </style:style>
    <style:style style:name="P368" style:family="paragraph" style:parent-style-name="Table_20_Heading">
      <style:text-properties officeooo:rsid="009b0690" officeooo:paragraph-rsid="009b0690"/>
    </style:style>
    <style:style style:name="P369" style:family="paragraph" style:parent-style-name="Table_20_Heading">
      <style:text-properties officeooo:rsid="009b0690" officeooo:paragraph-rsid="009dab98"/>
    </style:style>
    <style:style style:name="P370" style:family="paragraph" style:parent-style-name="Table_20_Heading">
      <style:text-properties officeooo:rsid="009ce9e4" officeooo:paragraph-rsid="009ce9e4"/>
    </style:style>
    <style:style style:name="P371" style:family="paragraph" style:parent-style-name="Table_20_Heading">
      <style:text-properties officeooo:rsid="009ce9e4" officeooo:paragraph-rsid="009dab98"/>
    </style:style>
    <style:style style:name="P372" style:family="paragraph" style:parent-style-name="Table_20_Heading">
      <style:text-properties officeooo:rsid="009e5171" officeooo:paragraph-rsid="009e5171"/>
    </style:style>
    <style:style style:name="P373" style:family="paragraph" style:parent-style-name="Table_20_Heading">
      <style:text-properties officeooo:rsid="000f5648" officeooo:paragraph-rsid="00a11404"/>
    </style:style>
    <style:style style:name="P374" style:family="paragraph" style:parent-style-name="Table_20_Heading">
      <style:text-properties officeooo:rsid="0006690d" officeooo:paragraph-rsid="00a11404"/>
    </style:style>
    <style:style style:name="P375" style:family="paragraph" style:parent-style-name="Table_20_Heading">
      <style:text-properties officeooo:rsid="00103c30" officeooo:paragraph-rsid="00a3a8a5"/>
    </style:style>
    <style:style style:name="P376" style:family="paragraph" style:parent-style-name="Table_20_Heading">
      <style:text-properties officeooo:rsid="00a3a8a5" officeooo:paragraph-rsid="00a3a8a5"/>
    </style:style>
    <style:style style:name="P377" style:family="paragraph" style:parent-style-name="Table_20_Heading">
      <style:text-properties officeooo:rsid="00a602ca" officeooo:paragraph-rsid="00a602ca"/>
    </style:style>
    <style:style style:name="P378" style:family="paragraph" style:parent-style-name="Table_20_Heading">
      <style:text-properties officeooo:rsid="00a7d3af" officeooo:paragraph-rsid="00a7d3af"/>
    </style:style>
    <style:style style:name="P379" style:family="paragraph" style:parent-style-name="Heading_20_5">
      <style:text-properties officeooo:rsid="00a00182" officeooo:paragraph-rsid="00a00182"/>
    </style:style>
    <style:style style:name="P380" style:family="paragraph" style:parent-style-name="Contents_20_1">
      <style:paragraph-properties>
        <style:tab-stops>
          <style:tab-stop style:position="481.61pt" style:type="right" style:leader-style="dotted" style:leader-text="."/>
        </style:tab-stops>
      </style:paragraph-properties>
    </style:style>
    <style:style style:name="P381" style:family="paragraph" style:parent-style-name="Contents_20_1">
      <style:paragraph-properties>
        <style:tab-stops/>
      </style:paragraph-properties>
    </style:style>
    <style:style style:name="P382" style:family="paragraph" style:parent-style-name="Contents_20_2">
      <style:paragraph-properties>
        <style:tab-stops>
          <style:tab-stop style:position="467.46pt" style:type="right" style:leader-style="dotted" style:leader-text="."/>
        </style:tab-stops>
      </style:paragraph-properties>
    </style:style>
    <style:style style:name="P383" style:family="paragraph" style:parent-style-name="Contents_20_2">
      <style:paragraph-properties>
        <style:tab-stops/>
      </style:paragraph-properties>
    </style:style>
    <style:style style:name="P384" style:family="paragraph" style:parent-style-name="Contents_20_3">
      <style:paragraph-properties>
        <style:tab-stops>
          <style:tab-stop style:position="453.29pt" style:type="right" style:leader-style="dotted" style:leader-text="."/>
        </style:tab-stops>
      </style:paragraph-properties>
    </style:style>
    <style:style style:name="P385" style:family="paragraph" style:parent-style-name="Contents_20_3">
      <style:paragraph-properties>
        <style:tab-stops/>
      </style:paragraph-properties>
    </style:style>
    <style:style style:name="P386" style:family="paragraph" style:parent-style-name="Contents_20_4">
      <style:paragraph-properties>
        <style:tab-stops>
          <style:tab-stop style:position="439.14pt" style:type="right" style:leader-style="dotted" style:leader-text="."/>
        </style:tab-stops>
      </style:paragraph-properties>
    </style:style>
    <style:style style:name="P387" style:family="paragraph" style:parent-style-name="Contents_20_4">
      <style:paragraph-properties>
        <style:tab-stops/>
      </style:paragraph-properties>
    </style:style>
    <style:style style:name="P388" style:family="paragraph" style:parent-style-name="Contents_20_5">
      <style:paragraph-properties>
        <style:tab-stops>
          <style:tab-stop style:position="425pt" style:type="right" style:leader-style="dotted" style:leader-text="."/>
        </style:tab-stops>
      </style:paragraph-properties>
    </style:style>
    <style:style style:name="P389" style:family="paragraph" style:parent-style-name="Contents_20_5">
      <style:paragraph-properties>
        <style:tab-stops/>
      </style:paragraph-properties>
    </style:style>
    <style:style style:name="T1" style:family="text">
      <style:text-properties style:font-name="Times New Roman"/>
    </style:style>
    <style:style style:name="T2" style:family="text">
      <style:text-properties style:font-name="Times New Roman" officeooo:rsid="002059f5"/>
    </style:style>
    <style:style style:name="T3" style:family="text">
      <style:text-properties style:font-name="Times New Roman" officeooo:rsid="0023e973"/>
    </style:style>
    <style:style style:name="T4" style:family="text">
      <style:text-properties style:font-name="Times New Roman" officeooo:rsid="0025c8a2"/>
    </style:style>
    <style:style style:name="T5" style:family="text">
      <style:text-properties style:font-name="Times New Roman" officeooo:rsid="002c9337"/>
    </style:style>
    <style:style style:name="T6" style:family="text">
      <style:text-properties style:font-name="Times New Roman" officeooo:rsid="00309724"/>
    </style:style>
    <style:style style:name="T7" style:family="text">
      <style:text-properties style:font-name="Times New Roman" style:font-name-asian="Times New Roman" style:font-name-complex="Times New Roman"/>
    </style:style>
    <style:style style:name="T8" style:family="text">
      <style:text-properties style:font-name="Times New Roman" officeooo:rsid="00372696"/>
    </style:style>
    <style:style style:name="T9" style:family="text">
      <style:text-properties officeooo:rsid="00103c30"/>
    </style:style>
    <style:style style:name="T10" style:family="text">
      <style:text-properties officeooo:rsid="00109f8e"/>
    </style:style>
    <style:style style:name="T11" style:family="text">
      <style:text-properties officeooo:rsid="001308cb"/>
    </style:style>
    <style:style style:name="T12" style:family="text">
      <style:text-properties officeooo:rsid="00140285"/>
    </style:style>
    <style:style style:name="T13" style:family="text">
      <style:text-properties officeooo:rsid="001d715a"/>
    </style:style>
    <style:style style:name="T14" style:family="text">
      <style:text-properties officeooo:rsid="001efbfc"/>
    </style:style>
    <style:style style:name="T15" style:family="text">
      <style:text-properties officeooo:rsid="002059f5"/>
    </style:style>
    <style:style style:name="T16" style:family="text">
      <style:text-properties officeooo:rsid="00225091"/>
    </style:style>
    <style:style style:name="T17" style:family="text">
      <style:text-properties officeooo:rsid="00226f53"/>
    </style:style>
    <style:style style:name="T18" style:family="text">
      <style:text-properties officeooo:rsid="0023e973"/>
    </style:style>
    <style:style style:name="T19" style:family="text">
      <style:text-properties officeooo:rsid="00274f40"/>
    </style:style>
    <style:style style:name="T20" style:family="text">
      <style:text-properties officeooo:rsid="002c9337"/>
    </style:style>
    <style:style style:name="T21" style:family="text">
      <style:text-properties officeooo:rsid="002f209c"/>
    </style:style>
    <style:style style:name="T22" style:family="text">
      <style:text-properties officeooo:rsid="00309724"/>
    </style:style>
    <style:style style:name="T23" style:family="text">
      <style:text-properties officeooo:rsid="0033ff09"/>
    </style:style>
    <style:style style:name="T24" style:family="text">
      <style:text-properties officeooo:rsid="00444aa7"/>
    </style:style>
    <style:style style:name="T25" style:family="text">
      <style:text-properties style:font-name="Gentium Plus1"/>
    </style:style>
    <style:style style:name="T26" style:family="text">
      <style:text-properties style:font-name="Gentium Plus1" style:font-name-asian="Gentium Plus1" style:font-name-complex="Gentium Plus1"/>
    </style:style>
    <style:style style:name="T27" style:family="text">
      <style:text-properties style:font-name="Gentium Plus1" officeooo:rsid="004a7a51" style:font-name-asian="Gentium Plus1" style:font-name-complex="Gentium Plus1"/>
    </style:style>
    <style:style style:name="T28" style:family="text">
      <style:text-properties style:font-name="Gentium Plus1" officeooo:rsid="004fb0de" style:font-name-asian="Gentium Plus1" style:font-name-complex="Gentium Plus1"/>
    </style:style>
    <style:style style:name="T29" style:family="text">
      <style:text-properties style:font-name="Gentium Plus1" officeooo:rsid="007dd6a5" style:font-name-asian="Gentium Plus1" style:font-name-complex="Gentium Plus1"/>
    </style:style>
    <style:style style:name="T30" style:family="text">
      <style:text-properties style:font-name="Gentium Plus1" style:font-name-asian="SimSun" style:font-name-complex="Mangal"/>
    </style:style>
    <style:style style:name="T31" style:family="text">
      <style:text-properties style:font-name="Gentium Plus1" officeooo:rsid="004fb0de" style:font-name-asian="SimSun" style:font-name-complex="Mangal"/>
    </style:style>
    <style:style style:name="T32" style:family="text">
      <style:text-properties style:font-name="Gentium Plus1" officeooo:rsid="00650834" style:font-name-asian="SimSun" style:font-name-complex="Mangal"/>
    </style:style>
    <style:style style:name="T33" style:family="text">
      <style:text-properties style:font-name="Gentium Plus1" fo:font-style="italic" style:font-name-asian="Gentium Plus1" style:font-style-asian="italic" style:font-name-complex="Gentium Plus1" style:font-style-complex="italic"/>
    </style:style>
    <style:style style:name="T34" style:family="text">
      <style:text-properties style:font-name="Gentium Plus1" officeooo:rsid="0060ac79"/>
    </style:style>
    <style:style style:name="T35" style:family="text">
      <style:text-properties style:font-name="Gentium Plus1" officeooo:rsid="00729c5a"/>
    </style:style>
    <style:style style:name="T36" style:family="text">
      <style:text-properties style:font-name="Gentium Plus1" officeooo:rsid="00650834"/>
    </style:style>
    <style:style style:name="T37" style:family="text">
      <style:text-properties style:font-name="Gentium Plus1" officeooo:rsid="0069b8ad"/>
    </style:style>
    <style:style style:name="T38" style:family="text">
      <style:text-properties style:font-name="Gentium Plus1" officeooo:rsid="006ab787"/>
    </style:style>
    <style:style style:name="T39" style:family="text">
      <style:text-properties style:font-name="Gentium Plus1" officeooo:rsid="006c8f15"/>
    </style:style>
    <style:style style:name="T40" style:family="text">
      <style:text-properties style:font-name="Gentium Plus1" officeooo:rsid="006d6566"/>
    </style:style>
    <style:style style:name="T41" style:family="text">
      <style:text-properties style:font-name="Gentium Plus1" officeooo:rsid="006ef588"/>
    </style:style>
    <style:style style:name="T42" style:family="text">
      <style:text-properties style:font-name="Gentium Plus1" officeooo:rsid="0070b814"/>
    </style:style>
    <style:style style:name="T43" style:family="text">
      <style:text-properties style:font-name="Gentium Plus1" officeooo:rsid="0071dc0f"/>
    </style:style>
    <style:style style:name="T44" style:family="text">
      <style:text-properties style:font-name="Gentium Plus1" officeooo:rsid="00738c19"/>
    </style:style>
    <style:style style:name="T45" style:family="text">
      <style:text-properties style:font-name="Gentium Plus1" officeooo:rsid="00744ec3"/>
    </style:style>
    <style:style style:name="T46" style:family="text">
      <style:text-properties style:font-name="Gentium Plus1" officeooo:rsid="008c8b40"/>
    </style:style>
    <style:style style:name="T47" style:family="text">
      <style:text-properties style:font-name="Gentium Plus1" officeooo:rsid="008dc23b"/>
    </style:style>
    <style:style style:name="T48" style:family="text">
      <style:text-properties style:font-name="Gentium Plus1" officeooo:rsid="008faf36"/>
    </style:style>
    <style:style style:name="T49" style:family="text">
      <style:text-properties style:font-name="Gentium Plus1" officeooo:rsid="00918ef4"/>
    </style:style>
    <style:style style:name="T50" style:family="text">
      <style:text-properties style:font-name="Gentium Plus1" officeooo:rsid="00927a1e"/>
    </style:style>
    <style:style style:name="T51" style:family="text">
      <style:text-properties style:font-name="Gentium Plus1" officeooo:rsid="0094f934"/>
    </style:style>
    <style:style style:name="T52" style:family="text">
      <style:text-properties style:font-name="Gentium Plus1" officeooo:rsid="0096dd3e"/>
    </style:style>
    <style:style style:name="T53" style:family="text">
      <style:text-properties style:font-name="Gentium Plus1" officeooo:rsid="009427e4"/>
    </style:style>
    <style:style style:name="T54" style:family="text">
      <style:text-properties style:font-name="Gentium Plus1" style:text-underline-style="solid" style:text-underline-width="auto" style:text-underline-color="font-color"/>
    </style:style>
    <style:style style:name="T55" style:family="text">
      <style:text-properties style:font-name="Gentium Plus1" style:text-underline-style="solid" style:text-underline-width="auto" style:text-underline-color="font-color" officeooo:rsid="00927a1e"/>
    </style:style>
    <style:style style:name="T56" style:family="text">
      <style:text-properties style:font-name="Gentium Plus1" style:text-underline-style="solid" style:text-underline-width="auto" style:text-underline-color="font-color" officeooo:rsid="009427e4"/>
    </style:style>
    <style:style style:name="T57" style:family="text">
      <style:text-properties style:font-name="Gentium Plus"/>
    </style:style>
    <style:style style:name="T58" style:family="text">
      <style:text-properties style:font-name="Gentium Plus" style:font-name-asian="SimSun" style:font-name-complex="Mangal"/>
    </style:style>
    <style:style style:name="T59" style:family="text">
      <style:text-properties style:font-name="Gentium Plus" officeooo:rsid="004a7a51" style:font-name-asian="SimSun" style:font-name-complex="Mangal"/>
    </style:style>
    <style:style style:name="T60" style:family="text">
      <style:text-properties style:font-name="Gentium Plus" officeooo:rsid="004c22a1" style:font-name-asian="SimSun" style:font-name-complex="Mangal"/>
    </style:style>
    <style:style style:name="T61" style:family="text">
      <style:text-properties style:font-name="Gentium Plus" officeooo:rsid="004c68d5" style:font-name-asian="SimSun" style:font-name-complex="Mangal"/>
    </style:style>
    <style:style style:name="T62" style:family="text">
      <style:text-properties style:font-name="Gentium Plus" officeooo:rsid="004dcb45" style:font-name-asian="SimSun" style:font-name-complex="Mangal"/>
    </style:style>
    <style:style style:name="T63" style:family="text">
      <style:text-properties style:font-name="Gentium Plus" officeooo:rsid="004fb0de" style:font-name-asian="SimSun" style:font-name-complex="Mangal"/>
    </style:style>
    <style:style style:name="T64" style:family="text">
      <style:text-properties style:font-name="Gentium Plus" fo:font-style="italic" style:font-name-asian="SimSun" style:font-style-asian="italic" style:font-name-complex="Mangal" style:font-style-complex="italic"/>
    </style:style>
    <style:style style:name="T65" style:family="text">
      <style:text-properties style:font-name="Gentium Plus" officeooo:rsid="007dd6a5"/>
    </style:style>
    <style:style style:name="T66" style:family="text">
      <style:text-properties style:font-name="Gentium Plus" officeooo:rsid="00820af3"/>
    </style:style>
    <style:style style:name="T67" style:family="text">
      <style:text-properties style:font-name="Gentium Plus" officeooo:rsid="0083e872"/>
    </style:style>
    <style:style style:name="T68" style:family="text">
      <style:text-properties officeooo:rsid="004969b8"/>
    </style:style>
    <style:style style:name="T69" style:family="text">
      <style:text-properties officeooo:rsid="003fea14"/>
    </style:style>
    <style:style style:name="T70" style:family="text">
      <style:text-properties officeooo:rsid="004a7a51"/>
    </style:style>
    <style:style style:name="T71" style:family="text">
      <style:text-properties officeooo:rsid="004dcb45"/>
    </style:style>
    <style:style style:name="T72" style:family="text">
      <style:text-properties officeooo:rsid="00550cf4"/>
    </style:style>
    <style:style style:name="T73" style:family="text">
      <style:text-properties officeooo:rsid="00577f73"/>
    </style:style>
    <style:style style:name="T74" style:family="text">
      <style:text-properties officeooo:rsid="005c42b1"/>
    </style:style>
    <style:style style:name="T75" style:family="text">
      <style:text-properties officeooo:rsid="005d6764"/>
    </style:style>
    <style:style style:name="T76" style:family="text">
      <style:text-properties officeooo:rsid="005e80ea"/>
    </style:style>
    <style:style style:name="T77" style:family="text">
      <style:text-properties officeooo:rsid="00650834"/>
    </style:style>
    <style:style style:name="T78" style:family="text">
      <style:text-properties officeooo:rsid="006d6566"/>
    </style:style>
    <style:style style:name="T79" style:family="text">
      <style:text-properties officeooo:rsid="006ef588"/>
    </style:style>
    <style:style style:name="T80" style:family="text">
      <style:text-properties officeooo:rsid="0074d960"/>
    </style:style>
    <style:style style:name="T81" style:family="text">
      <style:text-properties officeooo:rsid="007dbcf9"/>
    </style:style>
    <style:style style:name="T82" style:family="text">
      <style:text-properties officeooo:rsid="007dd6a5"/>
    </style:style>
    <style:style style:name="T83" style:family="text">
      <style:text-properties officeooo:rsid="007f9e81"/>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805c33"/>
    </style:style>
    <style:style style:name="T86" style:family="text">
      <style:text-properties style:text-underline-style="solid" style:text-underline-width="auto" style:text-underline-color="font-color" officeooo:rsid="0096dd3e"/>
    </style:style>
    <style:style style:name="T87" style:family="text">
      <style:text-properties officeooo:rsid="00805c33"/>
    </style:style>
    <style:style style:name="T88" style:family="text">
      <style:text-properties officeooo:rsid="0080c365"/>
    </style:style>
    <style:style style:name="T89" style:family="text">
      <style:text-properties officeooo:rsid="00820af3"/>
    </style:style>
    <style:style style:name="T90" style:family="text">
      <style:text-properties officeooo:rsid="00838478"/>
    </style:style>
    <style:style style:name="T91" style:family="text">
      <style:text-properties officeooo:rsid="0083e872"/>
    </style:style>
    <style:style style:name="T92" style:family="text">
      <style:text-properties officeooo:rsid="0086621d"/>
    </style:style>
    <style:style style:name="T93" style:family="text">
      <style:text-properties officeooo:rsid="0087cd3a"/>
    </style:style>
    <style:style style:name="T94" style:family="text">
      <style:text-properties officeooo:rsid="008afd20"/>
    </style:style>
    <style:style style:name="T95" style:family="text">
      <style:text-properties officeooo:rsid="008c8b40"/>
    </style:style>
    <style:style style:name="T96" style:family="text">
      <style:text-properties officeooo:rsid="009427e4"/>
    </style:style>
    <style:style style:name="T97" style:family="text">
      <style:text-properties style:font-name="Gentium Plus1"/>
    </style:style>
    <style:style style:name="T98" style:family="text">
      <style:text-properties style:font-name="Gentium Plus1" style:font-name-asian="Gentium Plus1" style:font-name-complex="Gentium Plus1"/>
    </style:style>
    <style:style style:name="T99" style:family="text">
      <style:text-properties style:font-name="Gentium Plus1" officeooo:rsid="00a6b3c8" style:font-name-asian="Gentium Plus1" style:font-name-complex="Gentium Plus1"/>
    </style:style>
    <style:style style:name="T100" style:family="text">
      <style:text-properties style:font-name="Gentium Plus1" officeooo:rsid="00ac656a" style:font-name-asian="Gentium Plus1" style:font-name-complex="Gentium Plus1"/>
    </style:style>
    <style:style style:name="T101" style:family="text">
      <style:text-properties style:font-name="Gentium Plus1" officeooo:rsid="00b39a15" style:font-name-asian="Gentium Plus1" style:font-name-complex="Gentium Plus1"/>
    </style:style>
    <style:style style:name="T102" style:family="text">
      <style:text-properties style:font-name="Gentium Plus1" officeooo:rsid="00b46a78" style:font-name-asian="Gentium Plus1" style:font-name-complex="Gentium Plus1"/>
    </style:style>
    <style:style style:name="T103" style:family="text">
      <style:text-properties style:font-name="Gentium Plus1" officeooo:rsid="00b59590" style:font-name-asian="Gentium Plus1" style:font-name-complex="Gentium Plus1"/>
    </style:style>
    <style:style style:name="T104" style:family="text">
      <style:text-properties style:font-name="Gentium Plus1" fo:language="en" fo:country="GB" fo:font-style="italic" style:font-name-asian="Gentium Plus1" style:font-style-asian="italic" style:font-name-complex="Gentium Plus1" style:font-style-complex="italic"/>
    </style:style>
    <style:style style:name="T105" style:family="text">
      <style:text-properties officeooo:rsid="0096fd57"/>
    </style:style>
    <style:style style:name="T106" style:family="text">
      <style:text-properties officeooo:rsid="00992609"/>
    </style:style>
    <style:style style:name="T107" style:family="text">
      <style:text-properties officeooo:rsid="009dab98"/>
    </style:style>
    <style:style style:name="T108" style:family="text">
      <style:text-properties officeooo:rsid="009e5171"/>
    </style:style>
    <style:style style:name="T109" style:family="text">
      <style:text-properties officeooo:rsid="00a00182"/>
    </style:style>
    <style:style style:name="T110" style:family="text">
      <style:text-properties officeooo:rsid="00a025b0"/>
    </style:style>
    <style:style style:name="T111" style:family="text">
      <style:text-properties style:font-name="Times New Roman" style:font-name-asian="Times New Roman" style:font-name-complex="Times New Roman"/>
    </style:style>
    <style:style style:name="T112" style:family="text">
      <style:text-properties officeooo:rsid="00b1fa69"/>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name="Table of Contents1">
        <text:table-of-content-source text:outline-level="10" text:use-index-marks="fals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80"><text:a xlink:type="simple" xlink:href="#__RefHeading___Toc768_555484684" text:style-name="Index_20_Link" text:visited-style-name="Index_20_Link">Finalità<text:tab/>2</text:a></text:p>
          <text:p text:style-name="P380"><text:a xlink:type="simple" xlink:href="#__RefHeading___Toc770_555484684" text:style-name="Index_20_Link" text:visited-style-name="Index_20_Link">Da dove cominciare<text:tab/>2</text:a></text:p>
          <text:p text:style-name="P380"><text:a xlink:type="simple" xlink:href="#__RefHeading___Toc772_555484684" text:style-name="Index_20_Link" text:visited-style-name="Index_20_Link">Dove andare a parare<text:tab/>3</text:a></text:p>
          <text:p text:style-name="P382"><text:a xlink:type="simple" xlink:href="#__RefHeading___Toc774_555484684" text:style-name="Index_20_Link" text:visited-style-name="Index_20_Link">Uscire dalla logica dei bivi<text:tab/>3</text:a></text:p>
          <text:p text:style-name="P382"><text:a xlink:type="simple" xlink:href="#__RefHeading___Toc776_555484684" text:style-name="Index_20_Link" text:visited-style-name="Index_20_Link">Aggiungere oggetti<text:tab/>5</text:a></text:p>
          <text:p text:style-name="P384"><text:a xlink:type="simple" xlink:href="#__RefHeading___Toc778_555484684" text:style-name="Index_20_Link" text:visited-style-name="Index_20_Link">Oggetti nella versione base<text:tab/>5</text:a></text:p>
          <text:p text:style-name="P386"><text:a xlink:type="simple" xlink:href="#__RefHeading___Toc780_555484684" text:style-name="Index_20_Link" text:visited-style-name="Index_20_Link">Il loop da un punto di vista del codice<text:tab/>6</text:a></text:p>
          <text:p text:style-name="P386"><text:a xlink:type="simple" xlink:href="#__RefHeading___Toc782_555484684" text:style-name="Index_20_Link" text:visited-style-name="Index_20_Link">Il loop dal punto di vista del funzionamento<text:tab/>7</text:a></text:p>
          <text:p text:style-name="P386"><text:a xlink:type="simple" xlink:href="#__RefHeading___Toc784_555484684" text:style-name="Index_20_Link" text:visited-style-name="Index_20_Link">Considerazioni<text:tab/>10</text:a></text:p>
          <text:p text:style-name="P384"><text:a xlink:type="simple" xlink:href="#__RefHeading___Toc786_555484684" text:style-name="Index_20_Link" text:visited-style-name="Index_20_Link">Oggetti in una versione avanzata<text:tab/>11</text:a></text:p>
          <text:p text:style-name="P386"><text:a xlink:type="simple" xlink:href="#__RefHeading___Toc3121_351314567" text:style-name="Index_20_Link" text:visited-style-name="Index_20_Link">Esempi<text:tab/>13</text:a></text:p>
          <text:p text:style-name="P382"><text:a xlink:type="simple" xlink:href="#__RefHeading___Toc2916_1955821960" text:style-name="Index_20_Link" text:visited-style-name="Index_20_Link">Aggiungere personaggi<text:tab/>15</text:a></text:p>
          <text:p text:style-name="P384"><text:a xlink:type="simple" xlink:href="#__RefHeading___Toc2918_1955821960" text:style-name="Index_20_Link" text:visited-style-name="Index_20_Link">Personaggi nella versione base<text:tab/>16</text:a></text:p>
          <text:p text:style-name="P386"><text:a xlink:type="simple" xlink:href="#__RefHeading___Toc2920_1955821960" text:style-name="Index_20_Link" text:visited-style-name="Index_20_Link">Esempio di funzionamento<text:tab/>18</text:a></text:p>
          <text:p text:style-name="P386"><text:a xlink:type="simple" xlink:href="#__RefHeading___Toc2922_1955821960" text:style-name="Index_20_Link" text:visited-style-name="Index_20_Link">Complicazioni<text:tab/>22</text:a></text:p>
          <text:p text:style-name="P388"><text:a xlink:type="simple" xlink:href="#__RefHeading___Toc2924_1955821960" text:style-name="Index_20_Link" text:visited-style-name="Index_20_Link">Gestire il limite<text:tab/>22</text:a></text:p>
          <text:p text:style-name="P388"><text:a xlink:type="simple" xlink:href="#__RefHeading___Toc2926_1955821960" text:style-name="Index_20_Link" text:visited-style-name="Index_20_Link">Le Serie paiono inutili<text:tab/>22</text:a></text:p>
          <text:p text:style-name="P388"><text:a xlink:type="simple" xlink:href="#__RefHeading___Toc2928_1955821960" text:style-name="Index_20_Link" text:visited-style-name="Index_20_Link">Le Serie si possono esaurire in ordine sparso<text:tab/>23</text:a></text:p>
          <text:p text:style-name="P388"><text:a xlink:type="simple" xlink:href="#__RefHeading___Toc2930_1955821960" text:style-name="Index_20_Link" text:visited-style-name="Index_20_Link">ID delle frasi<text:tab/>24</text:a></text:p>
          <text:p text:style-name="P384"><text:a xlink:type="simple" xlink:href="#__RefHeading___Toc2932_1955821960" text:style-name="Index_20_Link" text:visited-style-name="Index_20_Link">Personaggi in una versione avanzata<text:tab/>24</text:a></text:p>
          <text:p text:style-name="P386"><text:a xlink:type="simple" xlink:href="#__RefHeading___Toc6384_134313735" text:style-name="Index_20_Link" text:visited-style-name="Index_20_Link">Interazioni fra PNG e giocatore<text:tab/>25</text:a></text:p>
          <text:p text:style-name="P388"><text:a xlink:type="simple" xlink:href="#__RefHeading___Toc6386_134313735" text:style-name="Index_20_Link" text:visited-style-name="Index_20_Link">Modifiche necessarie:<text:tab/>25</text:a></text:p>
          <text:p text:style-name="P386"><text:a xlink:type="simple" xlink:href="#__RefHeading___Toc6388_134313735" text:style-name="Index_20_Link" text:visited-style-name="Index_20_Link">Interazioni fra PNG e gli oggetti<text:tab/>27</text:a></text:p>
          <text:p text:style-name="P388"><text:a xlink:type="simple" xlink:href="#__RefHeading___Toc6390_134313735" text:style-name="Index_20_Link" text:visited-style-name="Index_20_Link">Il PNG dà qualcosa al giocatore<text:tab/>27</text:a></text:p>
          <text:p text:style-name="P388"><text:a xlink:type="simple" xlink:href="#__RefHeading___Toc6392_134313735" text:style-name="Index_20_Link" text:visited-style-name="Index_20_Link">Il PNG rivela al giocatore qualcosa che gli rende possibile trovare un oggetto<text:tab/>28</text:a></text:p>
          <text:p text:style-name="P386"><text:a xlink:type="simple" xlink:href="#__RefHeading___Toc6394_134313735" text:style-name="Index_20_Link" text:visited-style-name="Index_20_Link">Interazioni fra i PNG e i luoghi<text:tab/>29</text:a></text:p>
          <text:p text:style-name="P380"><text:a xlink:type="simple" xlink:href="#__RefHeading___Toc6454_134313735" text:style-name="Index_20_Link" text:visited-style-name="Index_20_Link">Ancora e ancora e ancora<text:tab/>30</text:a></text:p>
          <text:p text:style-name="P382"><text:a xlink:type="simple" xlink:href="#__RefHeading___Toc6636_134313735" text:style-name="Index_20_Link" text:visited-style-name="Index_20_Link">Che cosa manca davvero<text:tab/>31</text:a></text:p>
          <text:p text:style-name="P380"><text:a xlink:type="simple" xlink:href="#__RefHeading___Toc6456_134313735" text:style-name="Index_20_Link" text:visited-style-name="Index_20_Link">Conclusioni<text:tab/>31</text:a></text:p>
          <text:p text:style-name="P382"><text:a xlink:type="simple" xlink:href="#__RefHeading___Toc6638_134313735" text:style-name="Index_20_Link" text:visited-style-name="Index_20_Link">Niente matematica<text:tab/>32</text:a></text:p>
          <text:p text:style-name="P382"><text:a xlink:type="simple" xlink:href="#__RefHeading___Toc6640_134313735" text:style-name="Index_20_Link" text:visited-style-name="Index_20_Link">La fantasia è il limite<text:tab/>32</text:a></text:p>
        </text:index-body>
      </text:table-of-content>
      <text:p text:style-name="Text_20_body"/>
      <text:h text:style-name="P292" text:outline-level="1"><text:bookmark-start text:name="__RefHeading___Toc768_555484684"/>Finalità<text:bookmark-end text:name="__RefHeading___Toc768_555484684"/></text:h>
      <text:p text:style-name="P165">L’idea è realizzare un gioco, prendendo spunto dall’ormai storico “bivi”, che si appoggi per intero a un database.</text:p>
      <text:p text:style-name="P286">Intendo sostenere che questo tipo di approccio rende pressoché liberi dalla scelta del linguaggio in cui realizzarlo. <text:span text:style-name="T112">Infatti, secondo me, stampate su carta le tabelle di una partita di prova molto, molto breve, sarebbe possibile giocarle ‘a mano’, ossia senza computer, ma con un direttore di gioco (un ‘master’) che ci informi sui risultati delle nostre scelte.</text:span></text:p>
      <text:p text:style-name="P165"/>
      <text:h text:style-name="Heading_20_1" text:outline-level="1"><text:bookmark-start text:name="__RefHeading___Toc770_555484684"/><text:reference-mark-start text:name="Da_dove_cominciare"/>Da dove cominciare<text:bookmark-end text:name="__RefHeading___Toc770_555484684"/><text:reference-mark-end text:name="Da_dove_cominciare"/></text:h>
      <text:p text:style-name="P165">Lo schema di partenza è molto semplice.</text:p>
      <text:p text:style-name="P165">Supponiamo di avere un database di un’unica tabella così concepita:</text:p>
      <table:table table:name="Luoghi" table:style-name="Luoghi">
        <table:table-column table:style-name="Luoghi.A"/>
        <table:table-column table:style-name="Luoghi.B"/>
        <table:table-column table:style-name="Luoghi.A"/>
        <table:table-column table:style-name="Luoghi.D"/>
        <table:table-header-rows>
          <table:table-row>
            <table:table-cell table:style-name="Luoghi.A1" table:number-columns-spanned="4" office:value-type="string">
              <text:p text:style-name="P138">luoghi</text:p>
            </table:table-cell>
            <table:covered-table-cell/>
            <table:covered-table-cell/>
            <table:covered-table-cell/>
          </table:table-row>
          <table:table-row>
            <table:table-cell table:style-name="Luoghi.A2" office:value-type="string">
              <text:p text:style-name="P135">IDLuogo</text:p>
            </table:table-cell>
            <table:table-cell table:style-name="Luoghi.A2" office:value-type="string">
              <text:p text:style-name="P135">Descrizione</text:p>
            </table:table-cell>
            <table:table-cell table:style-name="Luoghi.A2" office:value-type="string">
              <text:p text:style-name="P135">Scelta_A</text:p>
            </table:table-cell>
            <table:table-cell table:style-name="Luoghi.D2" office:value-type="string">
              <text:p text:style-name="P135">Scelta_B</text:p>
            </table:table-cell>
          </table:table-row>
        </table:table-header-rows>
        <table:table-row>
          <table:table-cell table:style-name="Luoghi.A2" office:value-type="string">
            <text:p text:style-name="P4">1</text:p>
          </table:table-cell>
          <table:table-cell table:style-name="Luoghi.A2" office:value-type="string">
            <text:p text:style-name="P3">Ti trovi fuori da un castello. Davanti a te c’è un fossato e alla tua destra un ponte levatoio. Cosa fai? a) Ti tuffi nel fossato b) Percorri il ponte levatoio?</text:p>
          </table:table-cell>
          <table:table-cell table:style-name="Luoghi.A2" office:value-type="string">
            <text:p text:style-name="P4">2</text:p>
          </table:table-cell>
          <table:table-cell table:style-name="Luoghi.D2" office:value-type="string">
            <text:p text:style-name="P4">3</text:p>
          </table:table-cell>
        </table:table-row>
        <table:table-row>
          <table:table-cell table:style-name="Luoghi.A2" office:value-type="string">
            <text:p text:style-name="P4">2</text:p>
          </table:table-cell>
          <table:table-cell table:style-name="Luoghi.A2" office:value-type="string">
            <text:p text:style-name="P7">Il fossato era infestato dai coccodrilli. Riprova, troverai un modo più fortunato di morire! Premi (a) o (b) per ricominciare.</text:p>
          </table:table-cell>
          <table:table-cell table:style-name="Luoghi.A2" office:value-type="string">
            <text:p text:style-name="P8">1</text:p>
          </table:table-cell>
          <table:table-cell table:style-name="Luoghi.D2" office:value-type="string">
            <text:p text:style-name="P8">1</text:p>
          </table:table-cell>
        </table:table-row>
        <table:table-row>
          <table:table-cell table:style-name="Luoghi.A2" office:value-type="string">
            <text:p text:style-name="P11">3</text:p>
          </table:table-cell>
          <table:table-cell table:style-name="Luoghi.A2" office:value-type="string">
            <text:p text:style-name="P10">Percorri il ponte levatoio e ti trivi nell’atrio del castello. C’è una po<text:span text:style-name="T10">r</text:span>ta alla tua sinistra e una alla tua destra. Cosa fai? a) Entri nella stanza a sinistra b) Provi la porta di destra</text:p>
          </table:table-cell>
          <table:table-cell table:style-name="Luoghi.A2" office:value-type="string">
            <text:p text:style-name="P11">4</text:p>
          </table:table-cell>
          <table:table-cell table:style-name="Luoghi.D2" office:value-type="string">
            <text:p text:style-name="P11">5</text:p>
          </table:table-cell>
        </table:table-row>
        <table:table-row>
          <table:table-cell table:style-name="Luoghi.A2" office:value-type="string">
            <text:p text:style-name="P11">4</text:p>
          </table:table-cell>
          <table:table-cell table:style-name="Luoghi.A2" office:value-type="string">
            <text:p text:style-name="P10">Sei nella sala del tesoro. In mezzo alla stanza c’è uno scrigno chiuso. Cosa fai? a) Apri lo scrigno b) Torni indietro</text:p>
          </table:table-cell>
          <table:table-cell table:style-name="Luoghi.A2" office:value-type="string">
            <text:p text:style-name="P11">6</text:p>
          </table:table-cell>
          <table:table-cell table:style-name="Luoghi.D2" office:value-type="string">
            <text:p text:style-name="P11">7</text:p>
          </table:table-cell>
        </table:table-row>
        <table:table-row>
          <table:table-cell table:style-name="Luoghi.A2" office:value-type="string">
            <text:p text:style-name="P17">5</text:p>
          </table:table-cell>
          <table:table-cell table:style-name="Luoghi.A2" office:value-type="string">
            <text:p text:style-name="P16">Sei nella stanza delle armature. Su una parete c’è una spada con su un cartello che recita:”Spada Invincibile”. Cosa fai? a) Torni indietro b) Prendi la Spada Invincibile</text:p>
          </table:table-cell>
          <table:table-cell table:style-name="Luoghi.A2" office:value-type="string">
            <text:p text:style-name="P17">8</text:p>
          </table:table-cell>
          <table:table-cell table:style-name="Luoghi.D2" office:value-type="string">
            <text:p text:style-name="P17">9</text:p>
          </table:table-cell>
        </table:table-row>
        <table:table-row>
          <table:table-cell table:style-name="Luoghi.A2" office:value-type="string">
            <text:p text:style-name="P28">…</text:p>
          </table:table-cell>
          <table:table-cell table:style-name="Luoghi.A2" office:value-type="string">
            <text:p text:style-name="P31">…</text:p>
          </table:table-cell>
          <table:table-cell table:style-name="Luoghi.A2" office:value-type="string">
            <text:p text:style-name="P32">…</text:p>
          </table:table-cell>
          <table:table-cell table:style-name="Luoghi.D2" office:value-type="string">
            <text:p text:style-name="P32">…</text:p>
          </table:table-cell>
        </table:table-row>
      </table:table>
      <text:p text:style-name="P165"/>
      <text:p text:style-name="P166"><text:soft-page-break/><text:reference-mark text:name="Loop_001"/>Credo che l’idea si spieghi da sola:</text:p>
      <text:list xml:id="list2764110473343524952" text:style-name="L1">
        <text:list-item>
          <text:p text:style-name="P243">il gioco inizia leggendo la prima riga della tabella e mandandola a schermo;</text:p>
        </text:list-item>
        <text:list-item>
          <text:p text:style-name="P244">rimane in attesa della pressione dei tasti “a” o “b” (nella versione in PHP ci sarà l'interfaccia grafica HTML con dei pulsanti);</text:p>
        </text:list-item>
        <text:list-item>
          <text:p text:style-name="P244">se l’utente preme “a” il gioco legge la riga corrispondente al numero nel campo Scelta_A; se l’utente preme “b” il gioco legge la riga di numero Scelta_B;</text:p>
        </text:list-item>
        <text:list-item>
          <text:p text:style-name="P244">il loop riparte.</text:p>
        </text:list-item>
      </text:list>
      <text:p text:style-name="P166"/>
      <text:p text:style-name="P167">In questa versione non è nemmeno importante garantire l’uscita dal programma.</text:p>
      <text:p text:style-name="P167"/>
      <text:p text:style-name="P168">Per quanto la logica sia striminzita, già questo abbozzo di programma si rivolge a bambini di una certa età e direi che hanno anche frequentato più volte il CD.</text:p>
      <text:h text:style-name="Heading_20_1" text:outline-level="1"><text:bookmark-start text:name="__RefHeading___Toc772_555484684"/>Dove <text:span text:style-name="T9">andare</text:span> a parare<text:bookmark-end text:name="__RefHeading___Toc772_555484684"/></text:h>
      <text:p text:style-name="P169">La versione iniziale del gioco (v. “<text:reference-ref text:reference-format="text" text:ref-name="Da_dove_cominciare">Da dove cominciare</text:reference-ref>”) potrebbe, una volta realizzata, essere ampliata con un’ampia gamma di ulteriori possibilità. Il progetto, se il ragazzino/la ragazzina continuerà a lavorarci su, potenzialmente da da fare per anni.</text:p>
      <text:p text:style-name="P169">Vorrei qui presentare un esempio di versione “superpompata” del gioco, tale, mi auguro, da soddisfare anche gli appetiti più incontentabili – che questa versione veda mai la luce per opera degli utenti del CD è inverosimile, ma può fungere da ispirazione a chi si domanda “e ora cosa ci possiamo aggiungere?”</text:p>
      <text:p text:style-name="P169"/>
      <text:h text:style-name="Heading_20_2" text:outline-level="2"><text:bookmark-start text:name="__RefHeading___Toc774_555484684"/>Uscire dalla logica dei bivi<text:bookmark-end text:name="__RefHeading___Toc774_555484684"/></text:h>
      <text:p text:style-name="P171">Le seguenti due tabelle vanno prese in considerazione insieme, perché interagiscono l’una con l’altra.</text:p>
      <text:p text:style-name="P169"/>
      <text:p text:style-name="P170"/>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140">luoghi</text:p>
            </table:table-cell>
            <table:covered-table-cell/>
            <table:covered-table-cell/>
          </table:table-row>
          <table:table-row>
            <table:table-cell table:style-name="Table1.A2" office:value-type="string">
              <text:p text:style-name="P136">IDLuogo</text:p>
            </table:table-cell>
            <table:table-cell table:style-name="Table1.A2" office:value-type="string">
              <text:p text:style-name="P140">Nome</text:p>
            </table:table-cell>
            <table:table-cell table:style-name="Table1.C2" office:value-type="string">
              <text:p text:style-name="P136">Descrizione</text:p>
            </table:table-cell>
          </table:table-row>
        </table:table-header-rows>
        <table:table-row>
          <table:table-cell table:style-name="Table1.A2" office:value-type="string">
            <text:p text:style-name="P5">1</text:p>
          </table:table-cell>
          <table:table-cell table:style-name="Table1.A2" office:value-type="string">
            <text:p text:style-name="P20">Inizio</text:p>
          </table:table-cell>
          <table:table-cell table:style-name="Table1.C2" office:value-type="string">
            <text:p text:style-name="P6">Ti trovi fuori da un castello. Davanti a te c’è un fossato e alla tua destra un ponte levatoio.</text:p>
          </table:table-cell>
        </table:table-row>
        <table:table-row>
          <table:table-cell table:style-name="Table1.A2" office:value-type="string">
            <text:p text:style-name="P5">2</text:p>
          </table:table-cell>
          <table:table-cell table:style-name="Table1.A2" office:value-type="string">
            <text:p text:style-name="P20">Fossato</text:p>
          </table:table-cell>
          <table:table-cell table:style-name="Table1.C2" office:value-type="string">
            <text:p text:style-name="P9">Il fossato era infestato dai coccodrilli. Riprova, troverai un modo più fortunato di morire!</text:p>
          </table:table-cell>
        </table:table-row>
        <table:table-row>
          <table:table-cell table:style-name="Table1.A2" office:value-type="string">
            <text:p text:style-name="P12">3</text:p>
          </table:table-cell>
          <table:table-cell table:style-name="Table1.A2" office:value-type="string">
            <text:p text:style-name="P20">Atrio</text:p>
          </table:table-cell>
          <table:table-cell table:style-name="Table1.C2" office:value-type="string">
            <text:p text:style-name="P14">Percorri il ponte levatoio e ti trivi nell’atrio del castello. C’è una porta <text:soft-page-break/>alla tua sinistra e una alla tua destra; <text:span text:style-name="T10">davanti a te un’ampia scalinata sembra portare al piano di sopra. Puoi:</text:span></text:p>
          </table:table-cell>
        </table:table-row>
        <table:table-row>
          <table:table-cell table:style-name="Table1.A2" office:value-type="string">
            <text:p text:style-name="P12">4</text:p>
          </table:table-cell>
          <table:table-cell table:style-name="Table1.A2" office:value-type="string">
            <text:p text:style-name="P20">Sala del Trono</text:p>
          </table:table-cell>
          <table:table-cell table:style-name="Table1.C2" office:value-type="string">
            <text:p text:style-name="P14">Sei nella sala del tesoro. In mezzo alla stanza c’è uno scrigno chiuso. <text:span text:style-name="T11">Puoi:</text:span></text:p>
          </table:table-cell>
        </table:table-row>
        <table:table-row>
          <table:table-cell table:style-name="Table1.A2" office:value-type="string">
            <text:p text:style-name="P18">5</text:p>
          </table:table-cell>
          <table:table-cell table:style-name="Table1.A2" office:value-type="string">
            <text:p text:style-name="P20">Stanza armature</text:p>
          </table:table-cell>
          <table:table-cell table:style-name="Table1.C2" office:value-type="string">
            <text:p text:style-name="P19">Sei nella stanza delle armature. Su una parete c’è una spada con su un cartello che recita:”Spada Invincibile”. <text:span text:style-name="T12">Puoi:</text:span></text:p>
          </table:table-cell>
        </table:table-row>
        <table:table-row>
          <table:table-cell table:style-name="Table1.A2" office:value-type="string">
            <text:p text:style-name="P29">…</text:p>
          </table:table-cell>
          <table:table-cell table:style-name="Table1.A2" office:value-type="string">
            <text:p text:style-name="P36">…</text:p>
          </table:table-cell>
          <table:table-cell table:style-name="Table1.C2" office:value-type="string">
            <text:p text:style-name="P34">…</text:p>
          </table:table-cell>
        </table:table-row>
      </table:table>
      <text:p text:style-name="Text_20_body"/>
      <text:p text:style-name="Text_20_body"/>
      <text:p text:style-name="Text_20_body"/>
      <table:table table:name="entra_esci" table:style-name="entra_5f_esci">
        <table:table-column table:style-name="entra_5f_esci.A"/>
        <table:table-column table:style-name="entra_5f_esci.B"/>
        <table:table-column table:style-name="entra_5f_esci.C"/>
        <table:table-header-rows>
          <table:table-row>
            <table:table-cell table:style-name="entra_5f_esci.A1" table:number-columns-spanned="3" office:value-type="string">
              <text:p text:style-name="P141">entra_esci</text:p>
            </table:table-cell>
            <table:covered-table-cell/>
            <table:covered-table-cell/>
          </table:table-row>
          <table:table-row>
            <table:table-cell table:style-name="entra_5f_esci.A2" office:value-type="string">
              <text:p text:style-name="P141">Provenienza</text:p>
            </table:table-cell>
            <table:table-cell table:style-name="entra_5f_esci.A2" office:value-type="string">
              <text:p text:style-name="P141">Destinazione</text:p>
            </table:table-cell>
            <table:table-cell table:style-name="entra_5f_esci.C2" office:value-type="string">
              <text:p text:style-name="P141">Descrizione</text:p>
            </table:table-cell>
          </table:table-row>
        </table:table-header-rows>
        <table:table-row>
          <table:table-cell table:style-name="entra_5f_esci.A2" office:value-type="string">
            <text:p text:style-name="P22">1</text:p>
          </table:table-cell>
          <table:table-cell table:style-name="entra_5f_esci.A2" office:value-type="string">
            <text:p text:style-name="P22">2</text:p>
          </table:table-cell>
          <table:table-cell table:style-name="entra_5f_esci.C2" office:value-type="string">
            <text:p text:style-name="P21">tuffarti nel fossato</text:p>
          </table:table-cell>
        </table:table-row>
        <table:table-row>
          <table:table-cell table:style-name="entra_5f_esci.A2" office:value-type="string">
            <text:p text:style-name="P22">1</text:p>
          </table:table-cell>
          <table:table-cell table:style-name="entra_5f_esci.A2" office:value-type="string">
            <text:p text:style-name="P22">3</text:p>
          </table:table-cell>
          <table:table-cell table:style-name="entra_5f_esci.C2" office:value-type="string">
            <text:p text:style-name="P21">percorrere il ponte levatoio</text:p>
          </table:table-cell>
        </table:table-row>
        <table:table-row>
          <table:table-cell table:style-name="entra_5f_esci.A2" office:value-type="string">
            <text:p text:style-name="P22">2</text:p>
          </table:table-cell>
          <table:table-cell table:style-name="entra_5f_esci.A2" office:value-type="string">
            <text:p text:style-name="P22">1</text:p>
          </table:table-cell>
          <table:table-cell table:style-name="entra_5f_esci.C2" office:value-type="string">
            <text:p text:style-name="P21">Premi un tasto per ricominciare.</text:p>
          </table:table-cell>
        </table:table-row>
        <table:table-row>
          <table:table-cell table:style-name="entra_5f_esci.A2" office:value-type="string">
            <text:p text:style-name="P22">3</text:p>
          </table:table-cell>
          <table:table-cell table:style-name="entra_5f_esci.A2" office:value-type="string">
            <text:p text:style-name="P22">4</text:p>
          </table:table-cell>
          <table:table-cell table:style-name="entra_5f_esci.C2" office:value-type="string">
            <text:p text:style-name="P21">entrare nella stanza a sinistra</text:p>
          </table:table-cell>
        </table:table-row>
        <table:table-row>
          <table:table-cell table:style-name="entra_5f_esci.A2" office:value-type="string">
            <text:p text:style-name="P22">3</text:p>
          </table:table-cell>
          <table:table-cell table:style-name="entra_5f_esci.A2" office:value-type="string">
            <text:p text:style-name="P22">5</text:p>
          </table:table-cell>
          <table:table-cell table:style-name="entra_5f_esci.C2" office:value-type="string">
            <text:p text:style-name="P21">salire l’ampia scalinata</text:p>
          </table:table-cell>
        </table:table-row>
        <table:table-row>
          <table:table-cell table:style-name="entra_5f_esci.A2" office:value-type="string">
            <text:p text:style-name="P22">3</text:p>
          </table:table-cell>
          <table:table-cell table:style-name="entra_5f_esci.A2" office:value-type="string">
            <text:p text:style-name="P22">6</text:p>
          </table:table-cell>
          <table:table-cell table:style-name="entra_5f_esci.C2" office:value-type="string">
            <text:p text:style-name="P21">provare la porta di destra</text:p>
          </table:table-cell>
        </table:table-row>
        <table:table-row>
          <table:table-cell table:style-name="entra_5f_esci.A2" office:value-type="string">
            <text:p text:style-name="P23">4</text:p>
          </table:table-cell>
          <table:table-cell table:style-name="entra_5f_esci.A2" office:value-type="string">
            <text:p text:style-name="P23">7</text:p>
          </table:table-cell>
          <table:table-cell table:style-name="entra_5f_esci.C2" office:value-type="string">
            <text:p text:style-name="P24">avvicinarti allo scrigno</text:p>
          </table:table-cell>
        </table:table-row>
        <table:table-row>
          <table:table-cell table:style-name="entra_5f_esci.A2" office:value-type="string">
            <text:p text:style-name="P23">4</text:p>
          </table:table-cell>
          <table:table-cell table:style-name="entra_5f_esci.A2" office:value-type="string">
            <text:p text:style-name="P23">8</text:p>
          </table:table-cell>
          <table:table-cell table:style-name="entra_5f_esci.C2" office:value-type="string">
            <text:p text:style-name="P24">perlustrare la stanza in cerca di qualche trappola</text:p>
          </table:table-cell>
        </table:table-row>
        <table:table-row>
          <table:table-cell table:style-name="entra_5f_esci.A2" office:value-type="string">
            <text:p text:style-name="P23">4</text:p>
          </table:table-cell>
          <table:table-cell table:style-name="entra_5f_esci.A2" office:value-type="string">
            <text:p text:style-name="P25">3</text:p>
          </table:table-cell>
          <table:table-cell table:style-name="entra_5f_esci.C2" office:value-type="string">
            <text:p text:style-name="P24">tornare nell’atrio</text:p>
          </table:table-cell>
        </table:table-row>
        <table:table-row>
          <table:table-cell table:style-name="entra_5f_esci.A2" office:value-type="string">
            <text:p text:style-name="P26">5</text:p>
          </table:table-cell>
          <table:table-cell table:style-name="entra_5f_esci.A2" office:value-type="string">
            <text:p text:style-name="P26">9</text:p>
          </table:table-cell>
          <table:table-cell table:style-name="entra_5f_esci.C2" office:value-type="string">
            <text:p text:style-name="P27">prendere la Spada Invincibile</text:p>
          </table:table-cell>
        </table:table-row>
        <table:table-row>
          <table:table-cell table:style-name="entra_5f_esci.A2" office:value-type="string">
            <text:p text:style-name="P26">6</text:p>
          </table:table-cell>
          <table:table-cell table:style-name="entra_5f_esci.A2" office:value-type="string">
            <text:p text:style-name="P26">3</text:p>
          </table:table-cell>
          <table:table-cell table:style-name="entra_5f_esci.C2" office:value-type="string">
            <text:p text:style-name="P27">tornare nell’atrio</text:p>
          </table:table-cell>
        </table:table-row>
        <table:table-row>
          <table:table-cell table:style-name="entra_5f_esci.A2" office:value-type="string">
            <text:p text:style-name="P37">…</text:p>
          </table:table-cell>
          <table:table-cell table:style-name="entra_5f_esci.A2" office:value-type="string">
            <text:p text:style-name="P37">…</text:p>
          </table:table-cell>
          <table:table-cell table:style-name="entra_5f_esci.C2" office:value-type="string">
            <text:p text:style-name="P38">…</text:p>
          </table:table-cell>
        </table:table-row>
      </table:table>
      <text:p text:style-name="Text_20_body"/>
      <text:p text:style-name="Text_20_body">Spero il meccanismo sia abbastanza chiaro.</text:p>
      <text:p text:style-name="Text_20_body"/>
      <text:p text:style-name="Text_20_body">Il gioco:</text:p>
      <text:list xml:id="list78690765062918866" text:style-name="L2">
        <text:list-item>
          <text:p text:style-name="P245"><text:soft-page-break/>legge la riga 1 di “luoghi” e la presenta all’utente.</text:p>
        </text:list-item>
        <text:list-item>
          <text:p text:style-name="P245">Legge le righe della tabella “entra_esci” che hanno il numero corrispondente nella colonna “Provenienza“ e le manda a schermo precedute da un numero progressivo (o da un char iniziando da ‘a’, che però richiede più codice per essere gestito).<text:line-break/>Quindi, p.e., quando legge il ‘luogo == 3’, al termine presenterà le seguenti opzioni:<text:line-break/>“1) entrare nella stanza a sinistra”<text:line-break/>“2) salire l’ampia scalinata”<text:line-break/>“3) provare la porta di destra”</text:p>
        </text:list-item>
        <text:list-item>
          <text:p text:style-name="P245">Attende la risposta dell’utente. Valuta la risposta in base alle corrispondenze della colonna “Destinazione” che ha in memoria e va a leggere il rigo corrispondente di “luoghi”.<text:line-break/>Sempre in base all’esempio precedente, se l’utente preme 1) allora si interpreterà come 4, se preme 2) come 5 e se preme 3) come 6.</text:p>
        </text:list-item>
        <text:list-item>
          <text:p text:style-name="P245">Il loop riparte.</text:p>
        </text:list-item>
      </text:list>
      <text:p text:style-name="Text_20_body"/>
      <text:p text:style-name="Text_20_body">In questo caso un valore 0 potrebbe indicare l’uscita dal gioco.</text:p>
      <text:p text:style-name="Text_20_body">In questa versione il numero delle ‘uscite’ può addirittura essere sconosciuto quando si scrive un rigo nella tabella ‘luoghi’: vedi ad es. il ‘luogo’ 4, dove nella descrizione non compare nessuna delle opzioni che poi compariranno comunque a schermo all’utente.</text:p>
      <text:p text:style-name="Text_20_body"/>
      <text:p text:style-name="Text_20_body">Se ciò rende discutibili i nomi ‘luoghi’ e ‘entra_esci’ per le tabelle, se ne possono trovare di più appropriati :-) </text:p>
      <text:p text:style-name="Text_20_body"/>
      <text:h text:style-name="Heading_20_2" text:outline-level="2"><text:bookmark-start text:name="__RefHeading___Toc776_555484684"/>Aggiungere oggetti<text:bookmark-end text:name="__RefHeading___Toc776_555484684"/></text:h>
      <text:p text:style-name="Text_20_body">Se il gioco consistesse nel muoversi da un ‘luogo’, o forse sarebbe meglio dire da una ‘situazione’ a un’altra, allora il divertimento sarebbe ridotto.</text:p>
      <text:p text:style-name="Text_20_body">Si possono però aggiungere complicazioni che rendono la partita più interessante, come la possibilità di raccogliere o usare oggetti.</text:p>
      <text:p text:style-name="Text_20_body"/>
      <text:p text:style-name="Text_20_body"/>
      <text:h text:style-name="Heading_20_3" text:outline-level="3"><text:bookmark-start text:name="__RefHeading___Toc778_555484684"/>Oggetti nella versione base<text:bookmark-end text:name="__RefHeading___Toc778_555484684"/></text:h>
      <text:p text:style-name="Text_20_body">Nella versione base del gioco si avrebbe un’altra tabella all’incirca così:</text:p>
      <text:p text:style-name="Text_20_body"/>
      <table:table table:name="Oggetti" table:style-name="Oggetti">
        <table:table-column table:style-name="Oggetti.A"/>
        <table:table-column table:style-name="Oggetti.B"/>
        <table:table-column table:style-name="Oggetti.C"/>
        <table:table-column table:style-name="Oggetti.B"/>
        <table:table-column table:style-name="Oggetti.E"/>
        <table:table-column table:style-name="Oggetti.F"/>
        <table:table-header-rows>
          <text:soft-page-break/>
          <table:table-row>
            <table:table-cell table:style-name="Oggetti.A1" table:number-columns-spanned="6" office:value-type="string">
              <text:p text:style-name="P142">oggetti</text:p>
            </table:table-cell>
            <table:covered-table-cell/>
            <table:covered-table-cell/>
            <table:covered-table-cell/>
            <table:covered-table-cell/>
            <table:covered-table-cell/>
          </table:table-row>
          <table:table-row>
            <table:table-cell table:style-name="Oggetti.A2" office:value-type="string">
              <text:p text:style-name="P142">IDOggetto</text:p>
            </table:table-cell>
            <table:table-cell table:style-name="Oggetti.A2" office:value-type="string">
              <text:p text:style-name="P142">Nome</text:p>
            </table:table-cell>
            <table:table-cell table:style-name="Oggetti.A2" office:value-type="string">
              <text:p text:style-name="P142">Posizione</text:p>
            </table:table-cell>
            <table:table-cell table:style-name="Oggetti.A2" office:value-type="string">
              <text:p text:style-name="P145">Trasportabile</text:p>
            </table:table-cell>
            <table:table-cell table:style-name="Oggetti.A2" office:value-type="string">
              <text:p text:style-name="P145">Dipende_da</text:p>
            </table:table-cell>
            <table:table-cell table:style-name="Oggetti.F2" office:value-type="string">
              <text:p text:style-name="P148">Elimina</text:p>
            </table:table-cell>
          </table:table-row>
        </table:table-header-rows>
        <table:table-row>
          <table:table-cell table:style-name="Oggetti.A2" office:value-type="string">
            <text:p text:style-name="P40">1</text:p>
          </table:table-cell>
          <table:table-cell table:style-name="Oggetti.A2" office:value-type="string">
            <text:p text:style-name="P39">Spada Invincibile</text:p>
          </table:table-cell>
          <table:table-cell table:style-name="Oggetti.A2" office:value-type="string">
            <text:p text:style-name="P40">5</text:p>
          </table:table-cell>
          <table:table-cell table:style-name="Oggetti.A2" office:value-type="string">
            <text:p text:style-name="P48">1</text:p>
          </table:table-cell>
          <table:table-cell table:style-name="Oggetti.A2" office:value-type="string">
            <text:p text:style-name="P48">0</text:p>
          </table:table-cell>
          <table:table-cell table:style-name="Oggetti.F2" office:value-type="string">
            <text:p text:style-name="P51">0</text:p>
          </table:table-cell>
        </table:table-row>
        <table:table-row>
          <table:table-cell table:style-name="Oggetti.A2" office:value-type="string">
            <text:p text:style-name="P40">2</text:p>
          </table:table-cell>
          <table:table-cell table:style-name="Oggetti.A2" office:value-type="string">
            <text:p text:style-name="P39">Scrigno chiuso</text:p>
          </table:table-cell>
          <table:table-cell table:style-name="Oggetti.A2" office:value-type="string">
            <text:p text:style-name="P40">4</text:p>
          </table:table-cell>
          <table:table-cell table:style-name="Oggetti.A2" office:value-type="string">
            <text:p text:style-name="P48">0</text:p>
          </table:table-cell>
          <table:table-cell table:style-name="Oggetti.A2" office:value-type="string">
            <text:p text:style-name="P48">0</text:p>
          </table:table-cell>
          <table:table-cell table:style-name="Oggetti.F2" office:value-type="string">
            <text:p text:style-name="P51">0</text:p>
          </table:table-cell>
        </table:table-row>
        <table:table-row>
          <table:table-cell table:style-name="Oggetti.A2" office:value-type="string">
            <text:p text:style-name="P48">3</text:p>
          </table:table-cell>
          <table:table-cell table:style-name="Oggetti.A2" office:value-type="string">
            <text:p text:style-name="P45">Scrigno aperto</text:p>
          </table:table-cell>
          <table:table-cell table:style-name="Oggetti.A2" office:value-type="string">
            <text:p text:style-name="P48">4</text:p>
          </table:table-cell>
          <table:table-cell table:style-name="Oggetti.A2" office:value-type="string">
            <text:p text:style-name="P63">1</text:p>
          </table:table-cell>
          <table:table-cell table:style-name="Oggetti.A2" office:value-type="string">
            <text:p text:style-name="P60">4</text:p>
          </table:table-cell>
          <table:table-cell table:style-name="Oggetti.F2" office:value-type="string">
            <text:p text:style-name="P69">0</text:p>
          </table:table-cell>
        </table:table-row>
        <table:table-row>
          <table:table-cell table:style-name="Oggetti.A2" office:value-type="string">
            <text:p text:style-name="P48">4</text:p>
          </table:table-cell>
          <table:table-cell table:style-name="Oggetti.A2" office:value-type="string">
            <text:p text:style-name="P45">Chiave <text:span text:style-name="T14">magica</text:span></text:p>
          </table:table-cell>
          <table:table-cell table:style-name="Oggetti.A2" office:value-type="string">
            <text:p text:style-name="P48">7</text:p>
          </table:table-cell>
          <table:table-cell table:style-name="Oggetti.A2" office:value-type="string">
            <text:p text:style-name="P48">1</text:p>
          </table:table-cell>
          <table:table-cell table:style-name="Oggetti.A2" office:value-type="string">
            <text:p text:style-name="P48">0</text:p>
          </table:table-cell>
          <table:table-cell table:style-name="Oggetti.F2" office:value-type="string">
            <text:p text:style-name="P51">2</text:p>
          </table:table-cell>
        </table:table-row>
        <table:table-row>
          <table:table-cell table:style-name="Oggetti.A2" office:value-type="string">
            <text:p text:style-name="P57">5</text:p>
          </table:table-cell>
          <table:table-cell table:style-name="Oggetti.A2" office:value-type="string">
            <text:p text:style-name="P54">Tesoro</text:p>
          </table:table-cell>
          <table:table-cell table:style-name="Oggetti.A2" office:value-type="string">
            <text:p text:style-name="P57">4</text:p>
          </table:table-cell>
          <table:table-cell table:style-name="Oggetti.A2" office:value-type="string">
            <text:p text:style-name="P57">1</text:p>
          </table:table-cell>
          <table:table-cell table:style-name="Oggetti.A2" office:value-type="string">
            <text:p text:style-name="P57">3</text:p>
          </table:table-cell>
          <table:table-cell table:style-name="Oggetti.F2" office:value-type="string">
            <text:p text:style-name="P69">3</text:p>
          </table:table-cell>
        </table:table-row>
      </table:table>
      <text:p text:style-name="Text_20_body"/>
      <text:h text:style-name="Heading_20_4" text:outline-level="4"><text:bookmark-start text:name="__RefHeading___Toc780_555484684"/>Il loop da un punto di vista del codice<text:bookmark-end text:name="__RefHeading___Toc780_555484684"/></text:h>
      <text:p text:style-name="Text_20_body">Il loop <text:span text:style-name="T13">di pag. </text:span><text:span text:style-name="T13"><text:reference-ref text:reference-format="page" text:ref-name="Loop_001">3</text:reference-ref></text:span><text:span text:style-name="T13"> si adatterebbe su per giù così:</text:span></text:p>
      <text:list xml:id="list7558481993166659339" text:style-name="L3">
        <text:list-item>
          <text:p text:style-name="P246">dopo aver mandato a schermo la descrizione della stanza, controlla nella tabella ‘oggetti’ se ci sono elementi che riportano nella scheda ‘Posizione’ il numero della stanza.</text:p>
        </text:list-item>
        <text:list-item>
          <text:p text:style-name="P246">Se ce ne sono, considera il loro valore “Dipende_da”. Se il valore è zero, allora l’oggetto è considerato <text:span text:style-name="T16">subito </text:span>“BUONO”, altrimenti:</text:p>
          <text:list>
            <text:list-item>
              <text:p text:style-name="P246">il valore trovato è il riferimento a un altro oggetto. Si controlla nella colonna “Posizione” di questo oggetto collegato se compare il valore ‘-1’. Se “Posizione” è -1, allora anche l’oggetto di partenza è considerato “BUONO”.</text:p>
            </text:list-item>
          </text:list>
        </text:list-item>
        <text:list-item>
          <text:p text:style-name="P246">Se ce n’è almeno uno “<text:span text:style-name="T14">BUONO”</text:span>, scrive: “Puoi anche u) usare:” + il nome di ogni elemento che corrisponde al criterio.<text:line-break/>Nell’esempio precedente, alla sala del trono si aggiungerebbe:<text:line-break/>“Puoi anche u) usare:<text:line-break/>- Scrigno chiuso”</text:p>
        </text:list-item>
        <text:list-item>
          <text:p text:style-name="P246">Se l’utente preme “u”, ciò che succede dipende da una serie di fattori:</text:p>
          <text:list>
            <text:list-item>
              <text:p text:style-name="P246">se ci sono più elementi, dopo ‘u’ l’utente dovrà anche digitare un numero o una lettera che specifica l’elemento.</text:p>
            </text:list-item>
            <text:list-item>
              <text:p text:style-name="P246"><text:span text:style-name="T15">S</text:span>pecificato l’elemento, se <text:span text:style-name="T14">questo è Trasportabile (‘1’), la sua posizione viene modificata in ‘-1’. Nota: ‘-1’ va inteso come un valore speciale che identifica ciò che il personaggio ha con sé, diciamo nelle tasche.</text:span></text:p>
            </text:list-item>
            <text:list-item>
              <text:p text:style-name="P246"><text:span text:style-name="T15">S</text:span>e l’elemento non è Trasportabile, allora <text:span text:style-name="T15">il programma scriverà </text:span><text:span text:style-name="T2">«Non puoi farlo».<text:line-break/>Il senso di questo passaggio è che, se l’utente incontra un oggetto che si deve combinare con un altro, o ha con sé l’altro oggetto (che deve ovviamente essere trasportabile!) oppure non può fare nulla.</text:span></text:p>
            </text:list-item>
            <text:list-item>
              <text:p text:style-name="P246">Se l’oggetto è Trasportabile AND nella colonna <text:span text:style-name="T16">Elimina riporta un valore diverso da zero, allora:</text:span></text:p>
              <text:list>
                <text:list-item>
                  <text:p text:style-name="P246"><text:soft-page-break/>quel valore va considerato il riferimento a un altro oggetto. Quest’oggetto collegato va modificato così: nella sua colonna Posizione va scritto ‘0’ (zero).</text:p>
                </text:list-item>
              </text:list>
            </text:list-item>
          </text:list>
        </text:list-item>
      </text:list>
      <text:p text:style-name="Text_20_body"/>
      <text:h text:style-name="Heading_20_4" text:outline-level="4"><text:bookmark-start text:name="__RefHeading___Toc782_555484684"/>Il loop dal punto di vista del funzionamento<text:bookmark-end text:name="__RefHeading___Toc782_555484684"/></text:h>
      <text:p text:style-name="Text_20_body">La descrizione meccanica soprastante di certo è tutto fuorché chiara, perciò proviamo a seguire i passaggi.</text:p>
      <text:p text:style-name="Text_20_body">Es.</text:p>
      <text:p text:style-name="Text_20_body">Mettiamo che l’utente entri nella stanza (4). Il programma riporta la descrizione della stanza, poi verifica la tabella “oggetti”.</text:p>
      <text:p text:style-name="Text_20_body">Trova <text:span text:style-name="T17">3</text:span> oggetti che hanno <text:span text:style-name="T17">P</text:span>osizione <text:span text:style-name="T17">== 4, ossia il 2, il 3 e il 5.</text:span></text:p>
      <text:p text:style-name="Text_20_body">Controlla la loro colonna “Dipende_da” e trova che il 3 e il 5 hanno un valore diverso da 0. A questo punto va a controllare gli oggetti il cui “IDOggetto” corrisponde ai valori trovati, ossia il 4 e il 3, e scopre che nessuno di loro si trova nella Posizione -1. Stabilisce perciò di ignorare gli oggetti 3 e 5.</text:p>
      <text:p text:style-name="Text_20_body">Riscrivo questo passaggio:</text:p>
      <text:list xml:id="list2127206922614348311" text:style-name="L4">
        <text:list-item>
          <text:p text:style-name="P247">oggetto 2:</text:p>
          <text:list>
            <text:list-item>
              <text:p text:style-name="P247">→ Posizione == 4 (OK!)</text:p>
            </text:list-item>
            <text:list-item>
              <text:p text:style-name="P247">→ Dipende_da == 0 (OK!)</text:p>
              <text:list>
                <text:list-item>
                  <text:p text:style-name="P247">→ oggetto BUONO.</text:p>
                </text:list-item>
              </text:list>
            </text:list-item>
          </text:list>
        </text:list-item>
        <text:list-item>
          <text:p text:style-name="P247">oggetto 3:</text:p>
          <text:list>
            <text:list-item>
              <text:p text:style-name="P247">→ Posizione <text:span text:style-name="T18">==</text:span> 4 (OK!)</text:p>
            </text:list-item>
            <text:list-item>
              <text:p text:style-name="P247">→ Dipende_da <text:span text:style-name="T18">== 4 (PROBLEMA!)</text:span></text:p>
              <text:list>
                <text:list-item>
                  <text:p text:style-name="P247">→ Posizione oggetto 4 != -1 (ERRORE!)</text:p>
                  <text:list>
                    <text:list-item>
                      <text:p text:style-name="P247">→ oggetto FALLATO.</text:p>
                    </text:list-item>
                  </text:list>
                </text:list-item>
              </text:list>
            </text:list-item>
          </text:list>
        </text:list-item>
        <text:list-item>
          <text:p text:style-name="P247">oggetto 5:</text:p>
          <text:list>
            <text:list-item>
              <text:p text:style-name="P247">→ Posizione == 4 (OK!)</text:p>
            </text:list-item>
            <text:list-item>
              <text:p text:style-name="P247">→ Dipende_da == 3 (PROBLEMA!)</text:p>
              <text:list>
                <text:list-item>
                  <text:p text:style-name="P247">→ Posizione oggetto 3 != -1 (ERRORE!)</text:p>
                  <text:list>
                    <text:list-item>
                      <text:p text:style-name="P247">→ oggetto FALLATO</text:p>
                    </text:list-item>
                  </text:list>
                </text:list-item>
              </text:list>
            </text:list-item>
          </text:list>
        </text:list-item>
      </text:list>
      <text:p text:style-name="Text_20_body">Manda a schermo:</text:p>
      <text:p text:style-name="Text_20_body">Puoi anche u) usare:</text:p>
      <text:p text:style-name="Text_20_body">a) Scrigno chiuso</text:p>
      <text:p text:style-name="Text_20_body">Se l’utente seleziona ‘u’ e poi ‘a’, il programma però risponde: <text:span text:style-name="T1">«Non puoi farlo», </text:span><text:span text:style-name="T3">perché Trasportabile == 0, Dipende_da == 0 e Elimina == 0</text:span><text:span text:style-name="T1">.</text:span></text:p>
      <text:p text:style-name="Text_20_body"/>
      <text:p text:style-name="Text_20_body">Lo so, suona un po’ schizofrenico, lo ammetto :-)</text:p>
      <text:p text:style-name="Text_20_body"><text:soft-page-break/>Si tratta però della versione base del programma, che deve sacrificare parte dell’usabilità alla stringatezza del codice.</text:p>
      <text:p text:style-name="Text_20_body"/>
      <text:p text:style-name="Text_20_body">Vediamo un altro es.</text:p>
      <text:p text:style-name="Text_20_body">L’utente entra nella stanza 7 (che nei precedenti esempi di tabella ‘luoghi’ non compare, ma fabbrichiamocela ora con l’immaginazione).</text:p>
      <text:p text:style-name="Text_20_body">Manda a schermo la descrizione della stanza, dopodiché controlla la tabella ‘oggetti’ e ne trova uno con Posizione == 7 AND Dipende_da == 0; <text:span text:style-name="T18">l’oggetto è quindi BUONO.</text:span></text:p>
      <text:p text:style-name="Text_20_body">Il programma manda a schermo:</text:p>
      <text:p text:style-name="Text_20_body">Puoi anche u) usare:</text:p>
      <text:p text:style-name="Text_20_body">a) Chiave magica</text:p>
      <text:p text:style-name="Text_20_body">Se l’utente scrive ‘u’ e poi ‘a’, il programma risponde <text:span text:style-name="T1">«Hai preso: Chiave magica», </text:span><text:span text:style-name="T4">perché Trasportabile == 1.</text:span></text:p>
      <text:p text:style-name="Text_20_body">A questo punto:</text:p>
      <text:list xml:id="list620190162875203408" text:style-name="L5">
        <text:list-item>
          <text:p text:style-name="P248">la Posizione dell’oggetto 4 viene cambiata in -1.</text:p>
        </text:list-item>
        <text:list-item>
          <text:p text:style-name="P248">Viene esaminata la colonna Elimina dell’oggetto 4 e viene trovato il valore 2.</text:p>
        </text:list-item>
        <text:list-item>
          <text:p text:style-name="P248">L’oggetto con valore 2 viene così trasformato: la sua Posizione diviene 0 (Nota: il ‘luogo’ 0 non esiste!).</text:p>
        </text:list-item>
      </text:list>
      <text:p text:style-name="Text_20_body"/>
      <text:p text:style-name="Text_20_body">Poniamo che dopo il passaggio precedente l’utente torni nella stanza 4.</text:p>
      <text:p text:style-name="Text_20_body">A questo punto la situazione è mutata perché la tabella ‘oggetti’ si presenterà così:</text:p>
      <text:p text:style-name="Text_20_body"/>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table:number-columns-spanned="6" office:value-type="string">
              <text:p text:style-name="P143">oggetti</text:p>
            </table:table-cell>
            <table:covered-table-cell/>
            <table:covered-table-cell/>
            <table:covered-table-cell/>
            <table:covered-table-cell/>
            <table:covered-table-cell/>
          </table:table-row>
          <table:table-row>
            <table:table-cell table:style-name="Table2.A2" office:value-type="string">
              <text:p text:style-name="P143">IDOggetto</text:p>
            </table:table-cell>
            <table:table-cell table:style-name="Table2.A2" office:value-type="string">
              <text:p text:style-name="P143">Nome</text:p>
            </table:table-cell>
            <table:table-cell table:style-name="Table2.A2" office:value-type="string">
              <text:p text:style-name="P143">Posizione</text:p>
            </table:table-cell>
            <table:table-cell table:style-name="Table2.A2" office:value-type="string">
              <text:p text:style-name="P146">Trasportabile</text:p>
            </table:table-cell>
            <table:table-cell table:style-name="Table2.A2" office:value-type="string">
              <text:p text:style-name="P146">Dipende_da</text:p>
            </table:table-cell>
            <table:table-cell table:style-name="Table2.F2" office:value-type="string">
              <text:p text:style-name="P149">Elimina</text:p>
            </table:table-cell>
          </table:table-row>
        </table:table-header-rows>
        <table:table-row>
          <table:table-cell table:style-name="Table2.A2" office:value-type="string">
            <text:p text:style-name="P41">1</text:p>
          </table:table-cell>
          <table:table-cell table:style-name="Table2.A2" office:value-type="string">
            <text:p text:style-name="P43">Spada Invincibile</text:p>
          </table:table-cell>
          <table:table-cell table:style-name="Table2.A2" office:value-type="string">
            <text:p text:style-name="P41">5</text:p>
          </table:table-cell>
          <table:table-cell table:style-name="Table2.A2" office:value-type="string">
            <text:p text:style-name="P49">1</text:p>
          </table:table-cell>
          <table:table-cell table:style-name="Table2.A2" office:value-type="string">
            <text:p text:style-name="P49">0</text:p>
          </table:table-cell>
          <table:table-cell table:style-name="Table2.F2" office:value-type="string">
            <text:p text:style-name="P52">0</text:p>
          </table:table-cell>
        </table:table-row>
        <table:table-row>
          <table:table-cell table:style-name="Table2.A2" office:value-type="string">
            <text:p text:style-name="P41">2</text:p>
          </table:table-cell>
          <table:table-cell table:style-name="Table2.A2" office:value-type="string">
            <text:p text:style-name="P43">Scrigno chiuso</text:p>
          </table:table-cell>
          <table:table-cell table:style-name="Table2.A2" office:value-type="string">
            <text:p text:style-name="P67">0</text:p>
          </table:table-cell>
          <table:table-cell table:style-name="Table2.A2" office:value-type="string">
            <text:p text:style-name="P49">0</text:p>
          </table:table-cell>
          <table:table-cell table:style-name="Table2.A2" office:value-type="string">
            <text:p text:style-name="P49">0</text:p>
          </table:table-cell>
          <table:table-cell table:style-name="Table2.F2" office:value-type="string">
            <text:p text:style-name="P52">0</text:p>
          </table:table-cell>
        </table:table-row>
        <table:table-row>
          <table:table-cell table:style-name="Table2.A2" office:value-type="string">
            <text:p text:style-name="P49">3</text:p>
          </table:table-cell>
          <table:table-cell table:style-name="Table2.A2" office:value-type="string">
            <text:p text:style-name="P46">Scrigno aperto</text:p>
          </table:table-cell>
          <table:table-cell table:style-name="Table2.A2" office:value-type="string">
            <text:p text:style-name="P49">4</text:p>
          </table:table-cell>
          <table:table-cell table:style-name="Table2.A2" office:value-type="string">
            <text:p text:style-name="P64">1</text:p>
          </table:table-cell>
          <table:table-cell table:style-name="Table2.A2" office:value-type="string">
            <text:p text:style-name="P61">4</text:p>
          </table:table-cell>
          <table:table-cell table:style-name="Table2.F2" office:value-type="string">
            <text:p text:style-name="P69">0</text:p>
          </table:table-cell>
        </table:table-row>
        <table:table-row>
          <table:table-cell table:style-name="Table2.A2" office:value-type="string">
            <text:p text:style-name="P49">4</text:p>
          </table:table-cell>
          <table:table-cell table:style-name="Table2.A2" office:value-type="string">
            <text:p text:style-name="P46">Chiave <text:span text:style-name="T14">magica</text:span></text:p>
          </table:table-cell>
          <table:table-cell table:style-name="Table2.A2" office:value-type="string">
            <text:p text:style-name="P66">-<text:span text:style-name="T19">1</text:span></text:p>
          </table:table-cell>
          <table:table-cell table:style-name="Table2.A2" office:value-type="string">
            <text:p text:style-name="P49">1</text:p>
          </table:table-cell>
          <table:table-cell table:style-name="Table2.A2" office:value-type="string">
            <text:p text:style-name="P49">0</text:p>
          </table:table-cell>
          <table:table-cell table:style-name="Table2.F2" office:value-type="string">
            <text:p text:style-name="P52">2</text:p>
          </table:table-cell>
        </table:table-row>
        <table:table-row>
          <table:table-cell table:style-name="Table2.A2" office:value-type="string">
            <text:p text:style-name="P58">5</text:p>
          </table:table-cell>
          <table:table-cell table:style-name="Table2.A2" office:value-type="string">
            <text:p text:style-name="P55">Tesoro</text:p>
          </table:table-cell>
          <table:table-cell table:style-name="Table2.A2" office:value-type="string">
            <text:p text:style-name="P58">4</text:p>
          </table:table-cell>
          <table:table-cell table:style-name="Table2.A2" office:value-type="string">
            <text:p text:style-name="P58">1</text:p>
          </table:table-cell>
          <table:table-cell table:style-name="Table2.A2" office:value-type="string">
            <text:p text:style-name="P58">3</text:p>
          </table:table-cell>
          <table:table-cell table:style-name="Table2.F2" office:value-type="string">
            <text:p text:style-name="P69">3</text:p>
          </table:table-cell>
        </table:table-row>
      </table:table>
      <text:p text:style-name="Text_20_body"/>
      <text:p text:style-name="Text_20_body">Il programma trova quindi 2 oggetti, non più 3, nella stanza 4, ma condurrà la stessa analisi di prima e trarrà le seguenti conclusioni:</text:p>
      <text:list xml:id="list3533296136526583057" text:style-name="L6">
        <text:list-item>
          <text:p text:style-name="P249"><text:soft-page-break/>oggetto 3: Posizione == 4 (OK!) → Dipende_da == 4 (PROBLEMA!) → Posizione oggetto 4 == -1 (OK!) → oggetto BUONO.</text:p>
        </text:list-item>
        <text:list-item>
          <text:p text:style-name="P249">oggetto 5: Posizione == 4 (OK!) → Dipende_da == 3 (PROBLEMA!) → Posizione oggetto 3 != -1 (OK!) → oggetto FALLATO.</text:p>
        </text:list-item>
      </text:list>
      <text:p text:style-name="Text_20_body">A questo punto manderà a schermo:</text:p>
      <text:p text:style-name="Text_20_body">Puoi anche u) usare:</text:p>
      <text:p text:style-name="Text_20_body">a) <text:span text:style-name="T20">Scrigno aperto</text:span></text:p>
      <text:p text:style-name="Text_20_body">Se l’utente scrive ‘u’ e poi ‘a’, il programma risponde «Hai preso: Scrigno aperto», perché Trasportabile == 1.</text:p>
      <text:p text:style-name="Text_20_body">A questo punto:</text:p>
      <text:list xml:id="list14272262542" text:continue-list="list620190162875203408" text:style-name="L5">
        <text:list-item text:start-value="1">
          <text:p text:style-name="P248"><text:span text:style-name="T1">la Posizione dell’oggetto </text:span><text:span text:style-name="T5">3</text:span><text:span text:style-name="T1"> viene cambiata in -1.</text:span></text:p>
        </text:list-item>
        <text:list-item>
          <text:p text:style-name="P248"><text:span text:style-name="T1">Viene esaminata la colonna Elimina dell’oggetto </text:span><text:span text:style-name="T5">3</text:span><text:span text:style-name="T1"> e viene trovato </text:span><text:span text:style-name="T5">0, che non comporta conseguenze</text:span><text:span text:style-name="T1">.</text:span></text:p>
        </text:list-item>
      </text:list>
      <text:p text:style-name="Text_20_body"/>
      <text:p text:style-name="Text_20_body">A questo punto lo schermo verrà ridisegnato per dar la possibilità all’utente di fare un’altra scelta (è ovvio che dopo aver usato un oggetto, l’utente deve comunque indicare dove vuole andare).</text:p>
      <text:p text:style-name="Text_20_body">Ma qui incontriamo una sorpresa: la tabella ‘oggetti’ è cambiata di nuovo in questo modo:</text:p>
      <text:p text:style-name="Text_20_body"/>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header-rows>
          <table:table-row>
            <table:table-cell table:style-name="Table3.A1" table:number-columns-spanned="6" office:value-type="string">
              <text:p text:style-name="P144">oggetti</text:p>
            </table:table-cell>
            <table:covered-table-cell/>
            <table:covered-table-cell/>
            <table:covered-table-cell/>
            <table:covered-table-cell/>
            <table:covered-table-cell/>
          </table:table-row>
          <table:table-row>
            <table:table-cell table:style-name="Table3.A2" office:value-type="string">
              <text:p text:style-name="P144">IDOggetto</text:p>
            </table:table-cell>
            <table:table-cell table:style-name="Table3.A2" office:value-type="string">
              <text:p text:style-name="P144">Nome</text:p>
            </table:table-cell>
            <table:table-cell table:style-name="Table3.A2" office:value-type="string">
              <text:p text:style-name="P144">Posizione</text:p>
            </table:table-cell>
            <table:table-cell table:style-name="Table3.A2" office:value-type="string">
              <text:p text:style-name="P147">Trasportabile</text:p>
            </table:table-cell>
            <table:table-cell table:style-name="Table3.A2" office:value-type="string">
              <text:p text:style-name="P147">Dipende_da</text:p>
            </table:table-cell>
            <table:table-cell table:style-name="Table3.F2" office:value-type="string">
              <text:p text:style-name="P150">Elimina</text:p>
            </table:table-cell>
          </table:table-row>
        </table:table-header-rows>
        <table:table-row>
          <table:table-cell table:style-name="Table3.A2" office:value-type="string">
            <text:p text:style-name="P42">1</text:p>
          </table:table-cell>
          <table:table-cell table:style-name="Table3.A2" office:value-type="string">
            <text:p text:style-name="P44">Spada Invincibile</text:p>
          </table:table-cell>
          <table:table-cell table:style-name="Table3.A2" office:value-type="string">
            <text:p text:style-name="P71">5</text:p>
          </table:table-cell>
          <table:table-cell table:style-name="Table3.A2" office:value-type="string">
            <text:p text:style-name="P50">1</text:p>
          </table:table-cell>
          <table:table-cell table:style-name="Table3.A2" office:value-type="string">
            <text:p text:style-name="P50">0</text:p>
          </table:table-cell>
          <table:table-cell table:style-name="Table3.F2" office:value-type="string">
            <text:p text:style-name="P53">0</text:p>
          </table:table-cell>
        </table:table-row>
        <table:table-row>
          <table:table-cell table:style-name="Table3.A2" office:value-type="string">
            <text:p text:style-name="P42">2</text:p>
          </table:table-cell>
          <table:table-cell table:style-name="Table3.A2" office:value-type="string">
            <text:p text:style-name="P44">Scrigno chiuso</text:p>
          </table:table-cell>
          <table:table-cell table:style-name="Table3.A2" office:value-type="string">
            <text:p text:style-name="Text_20_body">0</text:p>
          </table:table-cell>
          <table:table-cell table:style-name="Table3.A2" office:value-type="string">
            <text:p text:style-name="P50">0</text:p>
          </table:table-cell>
          <table:table-cell table:style-name="Table3.A2" office:value-type="string">
            <text:p text:style-name="P50">0</text:p>
          </table:table-cell>
          <table:table-cell table:style-name="Table3.F2" office:value-type="string">
            <text:p text:style-name="P53">0</text:p>
          </table:table-cell>
        </table:table-row>
        <table:table-row>
          <table:table-cell table:style-name="Table3.A2" office:value-type="string">
            <text:p text:style-name="P50">3</text:p>
          </table:table-cell>
          <table:table-cell table:style-name="Table3.A2" office:value-type="string">
            <text:p text:style-name="P47">Scrigno aperto</text:p>
          </table:table-cell>
          <table:table-cell table:style-name="Table3.A2" office:value-type="string">
            <text:p text:style-name="P68">-<text:span text:style-name="T21">1</text:span></text:p>
          </table:table-cell>
          <table:table-cell table:style-name="Table3.A2" office:value-type="string">
            <text:p text:style-name="P65">1</text:p>
          </table:table-cell>
          <table:table-cell table:style-name="Table3.A2" office:value-type="string">
            <text:p text:style-name="P62">4</text:p>
          </table:table-cell>
          <table:table-cell table:style-name="Table3.F2" office:value-type="string">
            <text:p text:style-name="P70">0</text:p>
          </table:table-cell>
        </table:table-row>
        <table:table-row>
          <table:table-cell table:style-name="Table3.A2" office:value-type="string">
            <text:p text:style-name="P50">4</text:p>
          </table:table-cell>
          <table:table-cell table:style-name="Table3.A2" office:value-type="string">
            <text:p text:style-name="P47">Chiave <text:span text:style-name="T14">magica</text:span></text:p>
          </table:table-cell>
          <table:table-cell table:style-name="Table3.A2" office:value-type="string">
            <text:p text:style-name="Text_20_body">-1</text:p>
          </table:table-cell>
          <table:table-cell table:style-name="Table3.A2" office:value-type="string">
            <text:p text:style-name="P50">1</text:p>
          </table:table-cell>
          <table:table-cell table:style-name="Table3.A2" office:value-type="string">
            <text:p text:style-name="P50">0</text:p>
          </table:table-cell>
          <table:table-cell table:style-name="Table3.F2" office:value-type="string">
            <text:p text:style-name="P53">2</text:p>
          </table:table-cell>
        </table:table-row>
        <table:table-row>
          <table:table-cell table:style-name="Table3.A2" office:value-type="string">
            <text:p text:style-name="P59">5</text:p>
          </table:table-cell>
          <table:table-cell table:style-name="Table3.A2" office:value-type="string">
            <text:p text:style-name="P56">Tesoro</text:p>
          </table:table-cell>
          <table:table-cell table:style-name="Table3.A2" office:value-type="string">
            <text:p text:style-name="P71">4</text:p>
          </table:table-cell>
          <table:table-cell table:style-name="Table3.A2" office:value-type="string">
            <text:p text:style-name="P59">1</text:p>
          </table:table-cell>
          <table:table-cell table:style-name="Table3.A2" office:value-type="string">
            <text:p text:style-name="P59">3</text:p>
          </table:table-cell>
          <table:table-cell table:style-name="Table3.F2" office:value-type="string">
            <text:p text:style-name="P70">3</text:p>
          </table:table-cell>
        </table:table-row>
      </table:table>
      <text:p text:style-name="Text_20_body"/>
      <text:p text:style-name="Text_20_body">E questo ha delle conseguenze. Infatti il programma tornerà a scorrere la tabella oggetti e troverà che:</text:p>
      <text:list xml:id="list2672763065086581692" text:style-name="L7">
        <text:list-item>
          <text:p text:style-name="P250">l’oggetto 5 è nella Posizione 4;</text:p>
        </text:list-item>
        <text:list-item>
          <text:p text:style-name="P250">Dipende_da == 3, ma l’oggetto 3 si trova nella Posizione -1;</text:p>
        </text:list-item>
        <text:list-item>
          <text:p text:style-name="P250">ciò significa che ora l’oggetto 3 è BUONO; anzi, è l’unico BUONO nella Posizione 4.</text:p>
        </text:list-item>
      </text:list>
      <text:p text:style-name="Text_20_body">Pertanto il programma manderà a schermo:</text:p>
      <text:p text:style-name="Text_20_body">Puoi anche u) usare:</text:p>
      <text:p text:style-name="Text_20_body">a) <text:span text:style-name="T22">Tesoro</text:span></text:p>
      <text:p text:style-name="Text_20_body"><text:soft-page-break/>Se l’utente scrive ‘u’ e poi ‘a’, il programma risponde «Hai preso: <text:span text:style-name="T22">Tesoro</text:span>», perché Trasportabile <text:span text:style-name="T22">=</text:span>= 1.</text:p>
      <text:p text:style-name="Text_20_body">A questo punto:</text:p>
      <text:list xml:id="list14496117501" text:continue-list="list14272262542" text:style-name="L5">
        <text:list-item text:start-value="1">
          <text:p text:style-name="P248"><text:span text:style-name="T1">la Posizione dell’oggetto </text:span><text:span text:style-name="T6">5</text:span><text:span text:style-name="T1"> viene cambiata in -1.</text:span></text:p>
        </text:list-item>
        <text:list-item>
          <text:p text:style-name="P248"><text:span text:style-name="T1">Viene esaminata la colonna Elimina dell’oggetto </text:span><text:span text:style-name="T5">3</text:span><text:span text:style-name="T1"> e viene trovato </text:span><text:span text:style-name="T6">3.</text:span></text:p>
        </text:list-item>
        <text:list-item>
          <text:p text:style-name="P248"><text:span text:style-name="T6">L</text:span><text:span text:style-name="T1">a Posizione dell’oggetto 3 viene cambiata in 0.</text:span></text:p>
        </text:list-item>
      </text:list>
      <text:p text:style-name="Text_20_body"/>
      <text:p text:style-name="Text_20_body"/>
      <text:h text:style-name="Heading_20_4" text:outline-level="4"><text:bookmark-start text:name="__RefHeading___Toc784_555484684"/>Considerazioni<text:bookmark-end text:name="__RefHeading___Toc784_555484684"/></text:h>
      <text:p text:style-name="Text_20_body">Fin qui abbiamo visto ciò che succede all’interno del database, ma dal punto di vista del giocatore, quel che è successo è che ha trovato uno scrigno chiuso e non l’ha potuto prendere (‘usare’); poi però ha preso una chiave magica e, quando è tornato sui suoi passi, lo scrigno chiuso si è trasformato in uno scrigno aperto; quando ha provato a prenderlo, vi ha scovato un tesoro e se l’è preso.</text:p>
      <text:p text:style-name="Text_20_body">Certo, le cose non son così semplici: all’ultima battuta l’utente potrebbe decidere di lasciar lì il tesoro e andarsene con uno scrigno vuoto nelle tasche, ma la versione base del gioco presenterà di certo, nel giocarci, incongruenze anche peggiori di questa.</text:p>
      <text:p text:style-name="Text_20_body"/>
      <text:p text:style-name="Text_20_body">Vorrei però rilevare che il codice non deve fare nulla sui dati, se non esattamente ciò che il database lo istruisce a fare. In pratica il codice non ha una sua logica specifica che potrebbe rendere rilevanti le differenze fra un linguaggio e un altro, bensì si limita a leggere dati da una casella e scriverli in un’altra. Male che vada, li manda a schermo.</text:p>
      <text:p text:style-name="Text_20_body"/>
      <text:p text:style-name="Text_20_body">È ovvio che, se aggiungiamo gli oggetti con questo criterio, la tabella ‘luoghi’ iniziale dovrà essere modificata.</text:p>
      <text:p text:style-name="Text_20_body">Il ‘luogo’ 4 ad es. andrà ad assomigliare a:</text:p>
      <text:p text:style-name="Text_20_body"/>
      <text:p text:style-name="Text_20_body"/>
      <table:table table:name="Table4" table:style-name="Table4">
        <table:table-column table:style-name="Table4.A"/>
        <table:table-column table:style-name="Table4.B"/>
        <table:table-column table:style-name="Table4.A"/>
        <table:table-column table:style-name="Table4.D"/>
        <table:table-header-rows>
          <table:table-row>
            <table:table-cell table:style-name="Table4.A1" table:number-columns-spanned="4" office:value-type="string">
              <text:p text:style-name="P139">luoghi</text:p>
            </table:table-cell>
            <table:covered-table-cell/>
            <table:covered-table-cell/>
            <table:covered-table-cell/>
          </table:table-row>
          <table:table-row>
            <table:table-cell table:style-name="Table4.A2" office:value-type="string">
              <text:p text:style-name="P137">IDLuogo</text:p>
            </table:table-cell>
            <table:table-cell table:style-name="Table4.A2" office:value-type="string">
              <text:p text:style-name="P137">Descrizione</text:p>
            </table:table-cell>
            <table:table-cell table:style-name="Table4.A2" office:value-type="string">
              <text:p text:style-name="P137">Scelta_A</text:p>
            </table:table-cell>
            <table:table-cell table:style-name="Table4.D2" office:value-type="string">
              <text:p text:style-name="P137">Scelta_B</text:p>
            </table:table-cell>
          </table:table-row>
        </table:table-header-rows>
        <table:table-row>
          <table:table-cell table:style-name="Table4.A2" office:value-type="string">
            <text:p text:style-name="P30">…</text:p>
          </table:table-cell>
          <table:table-cell table:style-name="Table4.A2" office:value-type="string">
            <text:p text:style-name="P35">…</text:p>
          </table:table-cell>
          <table:table-cell table:style-name="Table4.A2" office:value-type="string">
            <text:p text:style-name="P33">…</text:p>
          </table:table-cell>
          <table:table-cell table:style-name="Table4.D2" office:value-type="string">
            <text:p text:style-name="P33">…</text:p>
          </table:table-cell>
        </table:table-row>
        <table:table-row>
          <table:table-cell table:style-name="Table4.A2" office:value-type="string">
            <text:p text:style-name="P13">4</text:p>
          </table:table-cell>
          <table:table-cell table:style-name="Table4.A2" office:value-type="string">
            <text:p text:style-name="P15">Sei nella sala del tesoro. In mezzo alla stanza <text:span text:style-name="T23">noti svariati oggetti.</text:span></text:p>
          </table:table-cell>
          <table:table-cell table:style-name="Table4.A2" office:value-type="string">
            <text:p text:style-name="P13">6</text:p>
          </table:table-cell>
          <table:table-cell table:style-name="Table4.D2" office:value-type="string">
            <text:p text:style-name="P13">7</text:p>
          </table:table-cell>
        </table:table-row>
        <table:table-row>
          <table:table-cell table:style-name="Table4.A2" office:value-type="string">
            <text:p text:style-name="P30">…</text:p>
          </table:table-cell>
          <table:table-cell table:style-name="Table4.A2" office:value-type="string">
            <text:p text:style-name="P35">…</text:p>
          </table:table-cell>
          <table:table-cell table:style-name="Table4.A2" office:value-type="string">
            <text:p text:style-name="P33">…</text:p>
          </table:table-cell>
          <table:table-cell table:style-name="Table4.D2" office:value-type="string">
            <text:p text:style-name="P33">…</text:p>
          </table:table-cell>
        </table:table-row>
      </table:table>
      <text:p text:style-name="Text_20_body"/>
      <text:p text:style-name="Text_20_body">Infatti non siamo più in grado di dire quando un oggetto sarà presente e quando no.</text:p>
      <text:p text:style-name="Text_20_body"><text:soft-page-break/>Sarà però possibile arricchire la tabella ‘oggetti’ di una nuova colonna, “Descrizione”, la quale conterrà proposizioni del tipo: <text:span text:style-name="T1">«Cattura la tua attenzione uno Scrigno chiuso, di pregiata fattura</text:span><text:span text:style-name="T7">…</text:span><text:span text:style-name="T1">» ecc. ecc. Le frasi contenute in questa colonna, una volta stabilito quali oggetti s</text:span><text:span text:style-name="T8">ia</text:span><text:span text:style-name="T1">no presenti e, diciamo, ‘visibili’, possono essere presentate in coda alla descrizione della stanza.</text:span></text:p>
      <text:p text:style-name="Text_20_body"/>
      <text:h text:style-name="Heading_20_3" text:outline-level="3"><text:bookmark-start text:name="__RefHeading___Toc786_555484684"/>Oggetti in una versione avanzata<text:bookmark-end text:name="__RefHeading___Toc786_555484684"/></text:h>
      <text:p text:style-name="Text_20_body">Una versione avanzata, ma senza dubbio e più flessibile, degli oggetti richiede un maggior numero di tabelle.</text:p>
      <text:p text:style-name="Text_20_body"/>
      <text:p text:style-name="Text_20_body">Proviamo a inventarne una.</text:p>
      <text:p text:style-name="Text_20_body">Le seguenti tabelle vanno considerate tutte insieme perché sono connesse fra di loro.</text:p>
      <text:p text:style-name="Text_20_body"/>
      <table:table table:name="oggetti" table:style-name="oggetti">
        <table:table-column table:style-name="oggetti.A"/>
        <table:table-column table:style-name="oggetti.B"/>
        <table:table-column table:style-name="oggetti.C"/>
        <table:table-column table:style-name="oggetti.D"/>
        <table:table-header-rows>
          <table:table-row>
            <table:table-cell table:style-name="oggetti.A1" table:number-columns-spanned="4" office:value-type="string">
              <text:p text:style-name="Table_20_Heading">oggetti</text:p>
            </table:table-cell>
            <table:covered-table-cell/>
            <table:covered-table-cell/>
            <table:covered-table-cell/>
          </table:table-row>
          <table:table-row>
            <table:table-cell table:style-name="oggetti.A2" office:value-type="string">
              <text:p text:style-name="Table_20_Heading">IDOggetto</text:p>
            </table:table-cell>
            <table:table-cell table:style-name="oggetti.A2" office:value-type="string">
              <text:p text:style-name="Table_20_Heading">Nome</text:p>
            </table:table-cell>
            <table:table-cell table:style-name="oggetti.A2" office:value-type="string">
              <text:p text:style-name="Table_20_Heading">Descrizione</text:p>
            </table:table-cell>
            <table:table-cell table:style-name="oggetti.D2" office:value-type="string">
              <text:p text:style-name="Table_20_Heading">Posizione</text:p>
            </table:table-cell>
          </table:table-row>
        </table:table-header-rows>
        <table:table-row>
          <table:table-cell table:style-name="oggetti.A2" office:value-type="string">
            <text:p text:style-name="P71">1</text:p>
          </table:table-cell>
          <table:table-cell table:style-name="oggetti.A2" office:value-type="string">
            <text:p text:style-name="Table_20_Contents">Spada Invincibile</text:p>
          </table:table-cell>
          <table:table-cell table:style-name="oggetti.A2" office:value-type="string">
            <text:p text:style-name="Table_20_Contents">La lama affilatissima di questa splendida spada splende come fosse cristallo.</text:p>
          </table:table-cell>
          <table:table-cell table:style-name="oggetti.D2" office:value-type="string">
            <text:p text:style-name="P71">5</text:p>
          </table:table-cell>
        </table:table-row>
        <table:table-row>
          <table:table-cell table:style-name="oggetti.A2" office:value-type="string">
            <text:p text:style-name="P71">2</text:p>
          </table:table-cell>
          <table:table-cell table:style-name="oggetti.A2" office:value-type="string">
            <text:p text:style-name="Table_20_Contents">Scrigno chiuso</text:p>
          </table:table-cell>
          <table:table-cell table:style-name="oggetti.A2" office:value-type="string">
            <text:p text:style-name="Table_20_Contents">È uno scrigno robusto, pesante, ma al tempo stesso elegante. Il suo coperchio sembra chiuso ermeticamente e quasi indistruttibile.</text:p>
          </table:table-cell>
          <table:table-cell table:style-name="oggetti.D2" office:value-type="string">
            <text:p text:style-name="P71">4</text:p>
          </table:table-cell>
        </table:table-row>
        <table:table-row>
          <table:table-cell table:style-name="oggetti.A2" office:value-type="string">
            <text:p text:style-name="P81">3</text:p>
          </table:table-cell>
          <table:table-cell table:style-name="oggetti.A2" office:value-type="string">
            <text:p text:style-name="P82">Scrigno aperto</text:p>
          </table:table-cell>
          <table:table-cell table:style-name="oggetti.A2" office:value-type="string">
            <text:p text:style-name="P83">…</text:p>
          </table:table-cell>
          <table:table-cell table:style-name="oggetti.D2" office:value-type="string">
            <text:p text:style-name="P81">0</text:p>
          </table:table-cell>
        </table:table-row>
        <table:table-row>
          <table:table-cell table:style-name="oggetti.A2" office:value-type="string">
            <text:p text:style-name="P81">4</text:p>
          </table:table-cell>
          <table:table-cell table:style-name="oggetti.A2" office:value-type="string">
            <text:p text:style-name="P82">Chiave magica</text:p>
          </table:table-cell>
          <table:table-cell table:style-name="oggetti.A2" office:value-type="string">
            <text:p text:style-name="P83">…</text:p>
          </table:table-cell>
          <table:table-cell table:style-name="oggetti.D2" office:value-type="string">
            <text:p text:style-name="P81">7</text:p>
          </table:table-cell>
        </table:table-row>
        <table:table-row>
          <table:table-cell table:style-name="oggetti.A2" office:value-type="string">
            <text:p text:style-name="P81">5</text:p>
          </table:table-cell>
          <table:table-cell table:style-name="oggetti.A2" office:value-type="string">
            <text:p text:style-name="P82">Tesoro</text:p>
          </table:table-cell>
          <table:table-cell table:style-name="oggetti.A2" office:value-type="string">
            <text:p text:style-name="P83">…</text:p>
          </table:table-cell>
          <table:table-cell table:style-name="oggetti.D2" office:value-type="string">
            <text:p text:style-name="P81">0</text:p>
          </table:table-cell>
        </table:table-row>
        <table:table-row>
          <table:table-cell table:style-name="oggetti.A2" office:value-type="string">
            <text:p text:style-name="P71">…</text:p>
          </table:table-cell>
          <table:table-cell table:style-name="oggetti.A2" office:value-type="string">
            <text:p text:style-name="Table_20_Contents">…</text:p>
          </table:table-cell>
          <table:table-cell table:style-name="oggetti.A2" office:value-type="string">
            <text:p text:style-name="Table_20_Contents">…</text:p>
          </table:table-cell>
          <table:table-cell table:style-name="oggetti.D2" office:value-type="string">
            <text:p text:style-name="P71">…</text:p>
          </table:table-cell>
        </table:table-row>
      </table:table>
      <text:p text:style-name="Text_20_body"/>
      <text:p text:style-name="Text_20_body"/>
      <table:table table:name="az_oggetti" table:style-name="az_5f_oggetti">
        <table:table-column table:style-name="az_5f_oggetti.A" table:number-columns-repeated="3"/>
        <table:table-column table:style-name="az_5f_oggetti.D"/>
        <table:table-header-rows>
          <table:table-row>
            <table:table-cell table:style-name="az_5f_oggetti.A1" table:number-columns-spanned="4" office:value-type="string">
              <text:p text:style-name="P151">az_oggetti</text:p>
            </table:table-cell>
            <table:covered-table-cell/>
            <table:covered-table-cell/>
            <table:covered-table-cell/>
          </table:table-row>
          <table:table-row>
            <table:table-cell table:style-name="az_5f_oggetti.A2" office:value-type="string">
              <text:p text:style-name="P151">IDAzOgg</text:p>
            </table:table-cell>
            <table:table-cell table:style-name="az_5f_oggetti.A2" office:value-type="string">
              <text:p text:style-name="P151">Oggetto_1</text:p>
            </table:table-cell>
            <table:table-cell table:style-name="az_5f_oggetti.A2" office:value-type="string">
              <text:p text:style-name="P151">Azione</text:p>
            </table:table-cell>
            <table:table-cell table:style-name="az_5f_oggetti.D2" office:value-type="string">
              <text:p text:style-name="P151">Oggetto_2</text:p>
            </table:table-cell>
          </table:table-row>
        </table:table-header-rows>
        <table:table-row>
          <table:table-cell table:style-name="az_5f_oggetti.A2" office:value-type="string">
            <text:p text:style-name="P72">1</text:p>
          </table:table-cell>
          <table:table-cell table:style-name="az_5f_oggetti.A2" office:value-type="string">
            <text:p text:style-name="P72">1</text:p>
          </table:table-cell>
          <table:table-cell table:style-name="az_5f_oggetti.A2" office:value-type="string">
            <text:p text:style-name="P72">5</text:p>
          </table:table-cell>
          <table:table-cell table:style-name="az_5f_oggetti.D2" office:value-type="string">
            <text:p text:style-name="P72">0</text:p>
          </table:table-cell>
        </table:table-row>
        <table:table-row>
          <table:table-cell table:style-name="az_5f_oggetti.A2" office:value-type="string">
            <text:p text:style-name="P74">2</text:p>
          </table:table-cell>
          <table:table-cell table:style-name="az_5f_oggetti.A2" office:value-type="string">
            <text:p text:style-name="P74">1</text:p>
          </table:table-cell>
          <table:table-cell table:style-name="az_5f_oggetti.A2" office:value-type="string">
            <text:p text:style-name="P74">4</text:p>
          </table:table-cell>
          <table:table-cell table:style-name="az_5f_oggetti.D2" office:value-type="string">
            <text:p text:style-name="P74">0</text:p>
          </table:table-cell>
        </table:table-row>
        <table:table-row>
          <table:table-cell table:style-name="az_5f_oggetti.A2" office:value-type="string">
            <text:p text:style-name="P74">3</text:p>
          </table:table-cell>
          <table:table-cell table:style-name="az_5f_oggetti.A2" office:value-type="string">
            <text:p text:style-name="P73">4</text:p>
          </table:table-cell>
          <table:table-cell table:style-name="az_5f_oggetti.A2" office:value-type="string">
            <text:p text:style-name="P73">5</text:p>
          </table:table-cell>
          <table:table-cell table:style-name="az_5f_oggetti.D2" office:value-type="string">
            <text:p text:style-name="P73">0</text:p>
          </table:table-cell>
        </table:table-row>
        <table:table-row>
          <table:table-cell table:style-name="az_5f_oggetti.A2" office:value-type="string">
            <text:p text:style-name="P74">4</text:p>
          </table:table-cell>
          <table:table-cell table:style-name="az_5f_oggetti.A2" office:value-type="string">
            <text:p text:style-name="P74">4</text:p>
          </table:table-cell>
          <table:table-cell table:style-name="az_5f_oggetti.A2" office:value-type="string">
            <text:p text:style-name="P74">1</text:p>
          </table:table-cell>
          <table:table-cell table:style-name="az_5f_oggetti.D2" office:value-type="string">
            <text:p text:style-name="P74">2</text:p>
          </table:table-cell>
        </table:table-row>
        <text:soft-page-break/>
        <table:table-row>
          <table:table-cell table:style-name="az_5f_oggetti.A2" office:value-type="string">
            <text:p text:style-name="P74">5</text:p>
          </table:table-cell>
          <table:table-cell table:style-name="az_5f_oggetti.A2" office:value-type="string">
            <text:p text:style-name="P74">4</text:p>
          </table:table-cell>
          <table:table-cell table:style-name="az_5f_oggetti.A2" office:value-type="string">
            <text:p text:style-name="P76">2</text:p>
          </table:table-cell>
          <table:table-cell table:style-name="az_5f_oggetti.D2" office:value-type="string">
            <text:p text:style-name="P75">0</text:p>
          </table:table-cell>
        </table:table-row>
        <table:table-row>
          <table:table-cell table:style-name="az_5f_oggetti.A2" office:value-type="string">
            <text:p text:style-name="P77">6</text:p>
          </table:table-cell>
          <table:table-cell table:style-name="az_5f_oggetti.A2" office:value-type="string">
            <text:p text:style-name="P78">5</text:p>
          </table:table-cell>
          <table:table-cell table:style-name="az_5f_oggetti.A2" office:value-type="string">
            <text:p text:style-name="P77">5</text:p>
          </table:table-cell>
          <table:table-cell table:style-name="az_5f_oggetti.D2" office:value-type="string">
            <text:p text:style-name="P92">0</text:p>
          </table:table-cell>
        </table:table-row>
      </table:table>
      <text:p text:style-name="Text_20_body"/>
      <text:p text:style-name="Text_20_body"/>
      <table:table table:name="azioni" table:style-name="azioni">
        <table:table-column table:style-name="azioni.A" table:number-columns-repeated="2"/>
        <table:table-header-rows>
          <table:table-row>
            <table:table-cell table:style-name="azioni.A1" table:number-columns-spanned="2" office:value-type="string">
              <text:p text:style-name="P152">azioni</text:p>
            </table:table-cell>
            <table:covered-table-cell/>
          </table:table-row>
          <table:table-row>
            <table:table-cell table:style-name="azioni.A2" office:value-type="string">
              <text:p text:style-name="P152">IDAzione</text:p>
            </table:table-cell>
            <table:table-cell table:style-name="azioni.B2" office:value-type="string">
              <text:p text:style-name="P152">Nome</text:p>
            </table:table-cell>
          </table:table-row>
        </table:table-header-rows>
        <table:table-row>
          <table:table-cell table:style-name="azioni.A2" office:value-type="string">
            <text:p text:style-name="P80">1</text:p>
          </table:table-cell>
          <table:table-cell table:style-name="azioni.B2" office:value-type="string">
            <text:p text:style-name="P79">usa</text:p>
          </table:table-cell>
        </table:table-row>
        <table:table-row>
          <table:table-cell table:style-name="azioni.A2" office:value-type="string">
            <text:p text:style-name="P80">2</text:p>
          </table:table-cell>
          <table:table-cell table:style-name="azioni.B2" office:value-type="string">
            <text:p text:style-name="P79">apri</text:p>
          </table:table-cell>
        </table:table-row>
        <table:table-row>
          <table:table-cell table:style-name="azioni.A2" office:value-type="string">
            <text:p text:style-name="P80">3</text:p>
          </table:table-cell>
          <table:table-cell table:style-name="azioni.B2" office:value-type="string">
            <text:p text:style-name="P79">chiudi</text:p>
          </table:table-cell>
        </table:table-row>
        <table:table-row>
          <table:table-cell table:style-name="azioni.A2" office:value-type="string">
            <text:p text:style-name="P80">4</text:p>
          </table:table-cell>
          <table:table-cell table:style-name="azioni.B2" office:value-type="string">
            <text:p text:style-name="P79">posa</text:p>
          </table:table-cell>
        </table:table-row>
        <table:table-row>
          <table:table-cell table:style-name="azioni.A2" office:value-type="string">
            <text:p text:style-name="P80">5</text:p>
          </table:table-cell>
          <table:table-cell table:style-name="azioni.B2" office:value-type="string">
            <text:p text:style-name="P79">prendi</text:p>
          </table:table-cell>
        </table:table-row>
      </table:table>
      <text:p text:style-name="Text_20_body"/>
      <text:p text:style-name="Text_20_body"/>
      <table:table table:name="Table5" table:style-name="Table5">
        <table:table-column table:style-name="Table5.A" table:number-columns-repeated="3"/>
        <table:table-header-rows>
          <table:table-row>
            <table:table-cell table:style-name="Table5.A1" table:number-columns-spanned="3" office:value-type="string">
              <text:p text:style-name="P154">conseguenze</text:p>
            </table:table-cell>
            <table:covered-table-cell/>
            <table:covered-table-cell/>
          </table:table-row>
          <table:table-row>
            <table:table-cell table:style-name="Table5.A2" office:value-type="string">
              <text:p text:style-name="P153">AzOgg</text:p>
            </table:table-cell>
            <table:table-cell table:style-name="Table5.A2" office:value-type="string">
              <text:p text:style-name="P153">Oggetto</text:p>
            </table:table-cell>
            <table:table-cell table:style-name="Table5.C2" office:value-type="string">
              <text:p text:style-name="P153">Luogo</text:p>
            </table:table-cell>
          </table:table-row>
        </table:table-header-rows>
        <table:table-row>
          <table:table-cell table:style-name="Table5.A2" office:value-type="string">
            <text:p text:style-name="P109">1</text:p>
          </table:table-cell>
          <table:table-cell table:style-name="Table5.A2" office:value-type="string">
            <text:p text:style-name="P107">1</text:p>
          </table:table-cell>
          <table:table-cell table:style-name="Table5.C2" office:value-type="string">
            <text:p text:style-name="Table_20_Contents">-<text:span text:style-name="T24">1</text:span></text:p>
          </table:table-cell>
        </table:table-row>
        <table:table-row>
          <table:table-cell table:style-name="Table5.A2" office:value-type="string">
            <text:p text:style-name="P107">2</text:p>
          </table:table-cell>
          <table:table-cell table:style-name="Table5.A2" office:value-type="string">
            <text:p text:style-name="P107">1</text:p>
          </table:table-cell>
          <table:table-cell table:style-name="Table5.C2" office:value-type="string">
            <text:p text:style-name="Table_20_Contents">-<text:span text:style-name="T24">2</text:span></text:p>
          </table:table-cell>
        </table:table-row>
        <table:table-row>
          <table:table-cell table:style-name="Table5.A2" office:value-type="string">
            <text:p text:style-name="P107">3</text:p>
          </table:table-cell>
          <table:table-cell table:style-name="Table5.A2" office:value-type="string">
            <text:p text:style-name="P107">4</text:p>
          </table:table-cell>
          <table:table-cell table:style-name="Table5.C2" office:value-type="string">
            <text:p text:style-name="Table_20_Contents">-<text:span text:style-name="T24">1</text:span></text:p>
          </table:table-cell>
        </table:table-row>
        <table:table-row>
          <table:table-cell table:style-name="Table5.A2" office:value-type="string">
            <text:p text:style-name="P107">4</text:p>
          </table:table-cell>
          <table:table-cell table:style-name="Table5.A2" office:value-type="string">
            <text:p text:style-name="P107">4</text:p>
          </table:table-cell>
          <table:table-cell table:style-name="Table5.C2" office:value-type="string">
            <text:p text:style-name="P110">0</text:p>
          </table:table-cell>
        </table:table-row>
        <table:table-row>
          <table:table-cell table:style-name="Table5.A2" office:value-type="string">
            <text:p text:style-name="P110">4</text:p>
          </table:table-cell>
          <table:table-cell table:style-name="Table5.A2" office:value-type="string">
            <text:p text:style-name="P110">2</text:p>
          </table:table-cell>
          <table:table-cell table:style-name="Table5.C2" office:value-type="string">
            <text:p text:style-name="P110">0</text:p>
          </table:table-cell>
        </table:table-row>
        <table:table-row>
          <table:table-cell table:style-name="Table5.A2" office:value-type="string">
            <text:p text:style-name="P110">4</text:p>
          </table:table-cell>
          <table:table-cell table:style-name="Table5.A2" office:value-type="string">
            <text:p text:style-name="P110">3</text:p>
          </table:table-cell>
          <table:table-cell table:style-name="Table5.C2" office:value-type="string">
            <text:p text:style-name="P110">4</text:p>
          </table:table-cell>
        </table:table-row>
        <table:table-row>
          <table:table-cell table:style-name="Table5.A2" office:value-type="string">
            <text:p text:style-name="P110">5</text:p>
          </table:table-cell>
          <table:table-cell table:style-name="Table5.A2" office:value-type="string">
            <text:p text:style-name="P110">3</text:p>
          </table:table-cell>
          <table:table-cell table:style-name="Table5.C2" office:value-type="string">
            <text:p text:style-name="P110">0</text:p>
          </table:table-cell>
        </table:table-row>
        <table:table-row>
          <table:table-cell table:style-name="Table5.A2" office:value-type="string">
            <text:p text:style-name="P110">5</text:p>
          </table:table-cell>
          <table:table-cell table:style-name="Table5.A2" office:value-type="string">
            <text:p text:style-name="P112">5</text:p>
          </table:table-cell>
          <table:table-cell table:style-name="Table5.C2" office:value-type="string">
            <text:p text:style-name="P112">4</text:p>
          </table:table-cell>
        </table:table-row>
        <table:table-row>
          <table:table-cell table:style-name="Table5.A2" office:value-type="string">
            <text:p text:style-name="P112">6</text:p>
          </table:table-cell>
          <table:table-cell table:style-name="Table5.A2" office:value-type="string">
            <text:p text:style-name="P112">5</text:p>
          </table:table-cell>
          <table:table-cell table:style-name="Table5.C2" office:value-type="string">
            <text:p text:style-name="P112">-1</text:p>
          </table:table-cell>
        </table:table-row>
      </table:table>
      <text:p text:style-name="Text_20_body"/>
      <text:p text:style-name="P172">Spero che risulti abbastanza complicato anche per voi: a me si sono intrecciati gli occhi a scriverlo! :-) </text:p>
      <text:p text:style-name="P172"><text:soft-page-break/>Quel che c’è da sapere di questa logica è il significato del secondo valore negativo che compare, -2. Abbiamo detto che -1 viene sfruttato per identificare le “tasche” del giocatore, ossia gli oggetti che porta con sé. Il valore -2 indica invece il ‘luogo’ in cui il giocatore si trova nel momento in cui interagisce con l’oggetto.</text:p>
      <text:p text:style-name="P172"/>
      <text:p text:style-name="P176">Altra cosa da tener presente è che ora il giocatore viene istruito, a inizio partita, della possibilità di usare, oltre le opzioni presentate a schermo, anche i comandi: “u” (usa), “r” (apri), “h” (chiudi), “p” (posa) e “n” (prendi) <text:span text:style-name="T71">(Nota: meglio non usare le prime lettere dell’alfabeto)</text:span>.</text:p>
      <text:p text:style-name="P172"/>
      <text:p text:style-name="P172">Vediamo come funzionerebbe l’esempio di prima con la nuova logica, però evitando di descrivere il meccanismo dal punto di vista del codice come abbiamo fatto prima.</text:p>
      <text:p text:style-name="P172"/>
      <text:h text:style-name="Heading_20_4" text:outline-level="4"><text:bookmark-start text:name="__RefHeading___Toc3121_351314567"/>Esempi<text:bookmark-end text:name="__RefHeading___Toc3121_351314567"/></text:h>
      <text:p text:style-name="P172">Nella <text:span text:style-name="T68">S</text:span>tanza <text:span text:style-name="T68">delle Armature (luogo 5), l’utente incappa nella Spada Invincibile (oggetto 1).</text:span></text:p>
      <text:p text:style-name="P173">Può scegliere se prenderla oppure no perché nella tabella az_oggetti c’è scritto che per l’oggetto 5 è prevista l’azione 5, che è “prendi”.</text:p>
      <text:p text:style-name="P173">Se l’utente decide di prenderla, allora viene eseguito ciò che è previsto nella tabella “conseguenze” in corrispondenza del numero 1 della colonna AzOgg; questo perché l’azione-su-oggetto che stiamo compiendo ha IDAzOgg == 1.</text:p>
      <text:p text:style-name="P173">Scrivendo a occhio l’istruzione, e probabilmente sbagliandone la sintassi, ponendo uguale a 1 il parametro “azione-oggetto”, avremmo:</text:p>
      <text:p text:style-name="P173">SELECT * FROM conseguenze WHERE <text:span text:style-name="T69">AzOgg</text:span>=azione-oggetto</text:p>
      <text:p text:style-name="P173">In questo caso esce fuori solo una riga di risultato, la prima. <text:span text:style-name="T70">Eseguendo quelle istruzioni, l’oggetto 1 (la Spada Invincibile) viene messa</text:span><text:span text:style-name="T27">…</text:span><text:span text:style-name="T59"> ok, in tasca. Non è molto comodo, ma bisogna accontentarsi.</text:span></text:p>
      <text:p text:style-name="P178"/>
      <text:p text:style-name="P179">Per l’oggetto 1 (Spada Invincibile) è prevista anche l’istruzione 4 (posa) – stiamo parlando del rigo della tabella “az_oggetto” che ha IDAzOgg == 2.</text:p>
      <text:p text:style-name="P179">Nella tabella “conseguenze” questa azione prevede, come è logico aspettarsi, che l’oggetto finisca nel luogo in cui si trova il giocatore quando sceglie questa opzione (-2).</text:p>
      <text:p text:style-name="P179">L’azione “posa” rappresenta quindi una mosca bianca in questo programma, cioè un’azione che non si può totalmente evincere dal database. In questo caso al codice bisogna aggiungere una logica autonoma che stabilisca qual è il valore giusto da inserire nella tabella “oggetti” alla colonna “posizione” – ma per fortuna è semplice.</text:p>
      <text:p text:style-name="P179"/>
      <text:p text:style-name="P179">Andiamo ad un passaggio più complicato.</text:p>
      <text:p text:style-name="P174"><text:soft-page-break/><text:span text:style-name="T58">Supponiamo che la Chiave Magica (oggetto 4), che si trovava nel luogo </text:span><text:span text:style-name="T60">7, abbia trovato posto nelle tasche del giocatore (luogo -1).</text:span></text:p>
      <text:p text:style-name="P175"><text:span text:style-name="T58">A questo punto, quando entra nel luogo </text:span><text:span text:style-name="T61">4 (Sala del Tesoro), </text:span><text:span text:style-name="T62">letta </text:span><text:span text:style-name="T61">la descrizione della stanza e degli oggetti presenti, </text:span><text:span text:style-name="T62">nonché le opzioni di ‘spostamento’ possibili, l’utente può provare a premere “u” (usa). Scegliere “u” farà comparire una lista con tutti gli oggetti presenti, ossia quelli nel ‘luogo’ e quelli nelle ‘tasche’.</text:span></text:p>
      <text:p text:style-name="P177"><text:span text:style-name="T58">L’azione “usa” (1) è prevista per l’oggetto 4 (riga con IDAzOgg == 4, per coincidenza), però nella colonna “Oggetto_2” compare un valore diverso da zero. </text:span><text:span text:style-name="T63">Ciò significa che, se dalla lista sarà selezionata la Chiave Magica, allora la domanda cambierà in </text:span><text:span text:style-name="T31">«Usa Chiave Magica con</text:span><text:span text:style-name="T28">…</text:span><text:span text:style-name="T31">?» e di nuovo la lista di tutti gli oggetti disponibili (escluso il n. 4).</text:span></text:p>
      <text:p text:style-name="P182"/>
      <text:p text:style-name="P183">Anche questo punto aggiunge una gestione dei dati che non è una stretta derivazione di ciò che è scritto nel database, ma anche qui le cose sono abbastanza semplici. La parte più intricata sarà far stare le righe ben ordinate sullo schermo (problema che i linguaggi che sfrutteranno l’interfaccia in HTML probabilmente non avvertiranno); la logica può essere gestita, così a colpo d’occhio, da degli array o de<text:span text:style-name="T72">lle strutture</text:span> associativ<text:span text:style-name="T72">e</text:span>, perciò basta non far confusione con gli indici.</text:p>
      <text:p text:style-name="P183"/>
      <text:p text:style-name="P184">Per cercare di dare un quadro della situazione fin qui, lo schermo si potrebbe presentare su per giù in questo modo:</text:p>
      <text:p text:style-name="P184"/>
      <text:p text:style-name="P214">Sei nella sala del tesoro. In mezzo alla stanza noti svariati oggetti. Tra questi noti:</text:p>
      <text:p text:style-name="P214">– Scrigno chiuso: È uno scrigno robusto, pesante, ma al tempo stesso elegante. Il suo coperchio sembra chiuso ermeticamente e quasi indistruttibile.</text:p>
      <text:p text:style-name="P214">Puoi:</text:p>
      <text:p text:style-name="P214">1) avvicinarti allo scrigno</text:p>
      <text:p text:style-name="P214">2) perlustrare la stanza in cerca di qualche trappola</text:p>
      <text:p text:style-name="P214">3) tornare nell’atrio</text:p>
      <text:p text:style-name="P214">Puoi anche scegliere di Usare, apRire, cHiudere, Posare o prenDere qualche oggetto.</text:p>
      <text:p text:style-name="P214">Cosa scegli? &gt; u</text:p>
      <text:p text:style-name="P214"/>
      <text:p text:style-name="P214">Oggetti disponibili:</text:p>
      <text:p text:style-name="P214">1) Spada Invincibile</text:p>
      <text:p text:style-name="P214">2) Scrigno chiuso</text:p>
      <text:p text:style-name="P214">3) Chiave magica</text:p>
      <text:p text:style-name="P214">4) esci</text:p>
      <text:p text:style-name="P214">Cosa scegli? &gt; 3</text:p>
      <text:p text:style-name="P214"><text:soft-page-break/></text:p>
      <text:p text:style-name="P214"><text:span text:style-name="T25">Usa Chiave Magica con</text:span><text:span text:style-name="T26">…</text:span><text:span text:style-name="T25">?</text:span></text:p>
      <text:p text:style-name="P214">1) Spada Invincibile</text:p>
      <text:p text:style-name="P214">2) Scrigno chiuso</text:p>
      <text:p text:style-name="P214">3) esci</text:p>
      <text:p text:style-name="P215">Cosa scegli? &gt; </text:p>
      <text:p text:style-name="P185">Poniamo che l’utente scelga (2); a quel punto il programma eseguirà le istruzioni contenute nella tabella “conseguenze” che presentano il valore 4 nella colonna AzOgg. Per risparmiarvi la fatica di andarle a rileggere, ve le copio-incollo qui:</text:p>
      <text:p text:style-name="P185"/>
      <table:table table:name="Table6" table:style-name="Table6">
        <table:table-column table:style-name="Table6.A" table:number-columns-repeated="3"/>
        <table:table-header-rows>
          <table:table-row>
            <table:table-cell table:style-name="Table6.A1" table:number-columns-spanned="3" office:value-type="string">
              <text:p text:style-name="P155">conseguenze</text:p>
            </table:table-cell>
            <table:covered-table-cell/>
            <table:covered-table-cell/>
          </table:table-row>
          <table:table-row>
            <table:table-cell table:style-name="Table6.A2" office:value-type="string">
              <text:p text:style-name="P155">AzOgg</text:p>
            </table:table-cell>
            <table:table-cell table:style-name="Table6.A2" office:value-type="string">
              <text:p text:style-name="P155">Oggetto</text:p>
            </table:table-cell>
            <table:table-cell table:style-name="Table6.C2" office:value-type="string">
              <text:p text:style-name="P155">Luogo</text:p>
            </table:table-cell>
          </table:table-row>
        </table:table-header-rows>
        <table:table-row>
          <table:table-cell table:style-name="Table6.A2" office:value-type="string">
            <text:p text:style-name="P108">4</text:p>
          </table:table-cell>
          <table:table-cell table:style-name="Table6.A2" office:value-type="string">
            <text:p text:style-name="P108">4</text:p>
          </table:table-cell>
          <table:table-cell table:style-name="Table6.C2" office:value-type="string">
            <text:p text:style-name="P111">0</text:p>
          </table:table-cell>
        </table:table-row>
        <table:table-row>
          <table:table-cell table:style-name="Table6.A2" office:value-type="string">
            <text:p text:style-name="P111">4</text:p>
          </table:table-cell>
          <table:table-cell table:style-name="Table6.A2" office:value-type="string">
            <text:p text:style-name="P111">2</text:p>
          </table:table-cell>
          <table:table-cell table:style-name="Table6.C2" office:value-type="string">
            <text:p text:style-name="P111">0</text:p>
          </table:table-cell>
        </table:table-row>
        <table:table-row>
          <table:table-cell table:style-name="Table6.A2" office:value-type="string">
            <text:p text:style-name="P111">4</text:p>
          </table:table-cell>
          <table:table-cell table:style-name="Table6.A2" office:value-type="string">
            <text:p text:style-name="P111">3</text:p>
          </table:table-cell>
          <table:table-cell table:style-name="Table6.C2" office:value-type="string">
            <text:p text:style-name="P111">4</text:p>
          </table:table-cell>
        </table:table-row>
      </table:table>
      <text:p text:style-name="Text_20_body"/>
      <text:p text:style-name="Text_20_body">Queste istruzioni non fanno altro che ‘spostare’ un oggetto dal luogo in cui si trova a un altro, solo che alcuni luoghi hanno un significato speciale:</text:p>
      <text:list xml:id="list8038333691325113356" text:style-name="L8">
        <text:list-item>
          <text:p text:style-name="P251">il luogo 0 non esiste, perciò l’oggetto ‘scompare’ dal gioco;</text:p>
        </text:list-item>
        <text:list-item>
          <text:p text:style-name="P251">il luogo -1 sono le tasche, perciò da quel momento l’oggetto è sempre presente;</text:p>
        </text:list-item>
        <text:list-item>
          <text:p text:style-name="P251">il luogo -2 significa il luogo presente, perciò il valore reale che verrà scritto sulla tabella “oggetti” sarà deciso <text:span text:style-name="T76">in fase di esecuzione, ossia </text:span>sul momento (<text:span text:style-name="T76">se volete</text:span>: a “run time”).</text:p>
        </text:list-item>
      </text:list>
      <text:p text:style-name="Text_20_body"/>
      <text:p text:style-name="Text_20_body">Quindi, nel concreto:</text:p>
      <text:list xml:id="list2149929043585159809" text:style-name="L9">
        <text:list-item>
          <text:p text:style-name="P252">l’oggetto 4 (la Chiave magica) sparisce;</text:p>
        </text:list-item>
        <text:list-item>
          <text:p text:style-name="P252">l’oggetto 2 (lo Scrigno chiuso) sparisce;</text:p>
        </text:list-item>
        <text:list-item>
          <text:p text:style-name="P252">l’oggetto 3 (lo Scrigno aperto) appare nel luogo 4.</text:p>
        </text:list-item>
      </text:list>
      <text:p text:style-name="Text_20_body"/>
      <text:p text:style-name="Text_20_body">Non credo ci sia molto da aggiungere dopo aver visto questi esempi, perché lo schema si ripete sempre uguale.</text:p>
      <text:p text:style-name="Text_20_body"/>
      <text:h text:style-name="Heading_20_2" text:outline-level="2"><text:bookmark-start text:name="__RefHeading___Toc2916_1955821960"/>Aggiungere personaggi<text:bookmark-end text:name="__RefHeading___Toc2916_1955821960"/></text:h>
      <text:p text:style-name="Text_20_body">Mi riferisco qui a quelli che vengono spesso nei giochi definiti personaggi non giocanti (PNG) o NPC (non-player character).</text:p>
      <text:p text:style-name="Text_20_body"><text:soft-page-break/>Nei giochi ‘seri’, se mi perdonate <text:span text:style-name="T73">l’ossimoro, gli</text:span> NPC <text:span text:style-name="T73">hanno un ruolo molto importante e vengono gestiti da un’intelligenza artificiale; nel nostro caso aggiungeranno un po’ di colore (nella versione base) o tutt’al più daranno qualche dritta al giocatore (nella versione avanzata).</text:span></text:p>
      <text:p text:style-name="Text_20_body"/>
      <text:h text:style-name="Heading_20_3" text:outline-level="3"><text:bookmark-start text:name="__RefHeading___Toc2918_1955821960"/>Personaggi nella versione base<text:bookmark-end text:name="__RefHeading___Toc2918_1955821960"/></text:h>
      <text:p text:style-name="P188">Per personaggio s’intende una situazione in cui è possibile scambiare delle frasi con il programma secondo uno schema precostituito che farà del suo meglio per simulare un dialogo.</text:p>
      <text:p text:style-name="P189">Vediamo alcune possibilità.</text:p>
      <text:p text:style-name="P189"/>
      <table:table table:name="Personaggi" table:style-name="Personaggi">
        <table:table-column table:style-name="Personaggi.A" table:number-columns-repeated="3"/>
        <table:table-header-rows>
          <table:table-row>
            <table:table-cell table:style-name="Personaggi.A1" table:number-columns-spanned="3" office:value-type="string">
              <text:p text:style-name="P156">Personaggi</text:p>
            </table:table-cell>
            <table:covered-table-cell/>
            <table:covered-table-cell/>
          </table:table-row>
          <table:table-row>
            <table:table-cell table:style-name="Personaggi.A2" office:value-type="string">
              <text:p text:style-name="P156">IDPers</text:p>
            </table:table-cell>
            <table:table-cell table:style-name="Personaggi.A2" office:value-type="string">
              <text:p text:style-name="P156">Nome</text:p>
            </table:table-cell>
            <table:table-cell table:style-name="Personaggi.C2" office:value-type="string">
              <text:p text:style-name="P157">Posizione</text:p>
            </table:table-cell>
          </table:table-row>
        </table:table-header-rows>
        <table:table-row>
          <table:table-cell table:style-name="Personaggi.A2" office:value-type="string">
            <text:p text:style-name="P114">1</text:p>
          </table:table-cell>
          <table:table-cell table:style-name="Personaggi.A2" office:value-type="string">
            <text:p text:style-name="P113">Specchio magico</text:p>
          </table:table-cell>
          <table:table-cell table:style-name="Personaggi.C2" office:value-type="string">
            <text:p text:style-name="P115">5</text:p>
          </table:table-cell>
        </table:table-row>
        <table:table-row>
          <table:table-cell table:style-name="Personaggi.A2" office:value-type="string">
            <text:p text:style-name="P114">2</text:p>
          </table:table-cell>
          <table:table-cell table:style-name="Personaggi.A2" office:value-type="string">
            <text:p text:style-name="P113">Grillo parlante</text:p>
          </table:table-cell>
          <table:table-cell table:style-name="Personaggi.C2" office:value-type="string">
            <text:p text:style-name="P115">7</text:p>
          </table:table-cell>
        </table:table-row>
        <table:table-row>
          <table:table-cell table:style-name="Personaggi.A2" office:value-type="string">
            <text:p text:style-name="P84">…</text:p>
          </table:table-cell>
          <table:table-cell table:style-name="Personaggi.A2" office:value-type="string">
            <text:p text:style-name="P85">…</text:p>
          </table:table-cell>
          <table:table-cell table:style-name="Personaggi.C2" office:value-type="string">
            <text:p text:style-name="P113"/>
          </table:table-cell>
        </table:table-row>
      </table:table>
      <text:p text:style-name="P189"/>
      <text:p text:style-name="P190">Fino a qui la logica è la medesima degli oggetti: questa tabella ci dice solo dove si trova ogni personaggio. Volendo vi si può aggiungere una descrizione del PNG.</text:p>
      <text:p text:style-name="P190">In base a questa tabella, quando il giocatore entra nella stanza 5 si troverà davanti questa descrizione:</text:p>
      <text:p text:style-name="P222">Sei nella stanza delle armature. Su una parete fanno bella mostra di sé alcune spade dall’elsa intarsiata e altri armamentari. Tra questi noti:</text:p>
      <text:p text:style-name="P222">– Spada Invincibile: La lama affilatissima di questa splendida spada splende come fosse cristallo.</text:p>
      <text:p text:style-name="P222">Noti anche:</text:p>
      <text:p text:style-name="P222">– <text:span text:style-name="T74">Specchio magico</text:span>: [<text:span text:style-name="T33">…</text:span><text:span text:style-name="T64">eventuale descrizione</text:span><text:span text:style-name="T33">…</text:span><text:span text:style-name="T58">]</text:span></text:p>
      <text:p text:style-name="P222">Puoi:</text:p>
      <text:p text:style-name="P222">1) tornare nell’atrio del castello</text:p>
      <text:p text:style-name="P222">2) avventurarti nella Stanza Buia</text:p>
      <text:p text:style-name="P222">3) avvicinarti alle armature immobili</text:p>
      <text:p text:style-name="P222">Puoi anche scegliere di Usare, apRire, cHiudere, Posare o prenDere qualche oggetto.</text:p>
      <text:p text:style-name="P222">Puoi anche conVersare con qualcuno.</text:p>
      <text:p text:style-name="P222">Cosa scegli? &gt; </text:p>
      <text:p text:style-name="P190"/>
      <text:p text:style-name="P191">Come prima, se l’utente sceglie “v”, gli verrà proposta una lista, nel nostro caso di un solo rigo, dei PNG presenti.</text:p>
      <text:p text:style-name="P191"><text:soft-page-break/></text:p>
      <text:p text:style-name="P191">L’interazione con il PNG si potrebbe invece basare su una tabella come la seguente:</text:p>
      <text:p text:style-name="P191"/>
      <table:table table:name="frasiGioc" table:style-name="frasiGioc">
        <table:table-column table:style-name="frasiGioc.A"/>
        <table:table-column table:style-name="frasiGioc.B"/>
        <table:table-column table:style-name="frasiGioc.C"/>
        <table:table-column table:style-name="frasiGioc.D"/>
        <table:table-header-rows>
          <table:table-row>
            <table:table-cell table:style-name="frasiGioc.A1" table:number-columns-spanned="4" office:value-type="string">
              <text:p text:style-name="P158">frasi<text:span text:style-name="T76">Gioc</text:span></text:p>
            </table:table-cell>
            <table:covered-table-cell/>
            <table:covered-table-cell/>
            <table:covered-table-cell/>
          </table:table-row>
          <table:table-row>
            <table:table-cell table:style-name="frasiGioc.A2" office:value-type="string">
              <text:p text:style-name="P158">Pers</text:p>
            </table:table-cell>
            <table:table-cell table:style-name="frasiGioc.A2" office:value-type="string">
              <text:p text:style-name="P161">Serie</text:p>
            </table:table-cell>
            <table:table-cell table:style-name="frasiGioc.A2" office:value-type="string">
              <text:p text:style-name="P158">Frase</text:p>
            </table:table-cell>
            <table:table-cell table:style-name="frasiGioc.D2" office:value-type="string">
              <text:p text:style-name="P160">Risposta</text:p>
            </table:table-cell>
          </table:table-row>
        </table:table-header-rows>
        <table:table-row>
          <table:table-cell table:style-name="frasiGioc.A2" office:value-type="string">
            <text:p text:style-name="P126">1</text:p>
          </table:table-cell>
          <table:table-cell table:style-name="frasiGioc.A2" office:value-type="string">
            <text:p text:style-name="P126">1</text:p>
          </table:table-cell>
          <table:table-cell table:style-name="frasiGioc.A2" office:value-type="string">
            <text:p text:style-name="P93">«<text:span text:style-name="T75">C</text:span>hi sei?»</text:p>
          </table:table-cell>
          <table:table-cell table:style-name="frasiGioc.D2" office:value-type="string">
            <text:p text:style-name="P116">1</text:p>
          </table:table-cell>
        </table:table-row>
        <table:table-row>
          <table:table-cell table:style-name="frasiGioc.A2" office:value-type="string">
            <text:p text:style-name="P126">1</text:p>
          </table:table-cell>
          <table:table-cell table:style-name="frasiGioc.A2" office:value-type="string">
            <text:p text:style-name="P128">1</text:p>
          </table:table-cell>
          <table:table-cell table:style-name="frasiGioc.A2" office:value-type="string">
            <text:p text:style-name="P95">«Cosa fai?»</text:p>
          </table:table-cell>
          <table:table-cell table:style-name="frasiGioc.D2" office:value-type="string">
            <text:p text:style-name="P116">2</text:p>
          </table:table-cell>
        </table:table-row>
        <table:table-row>
          <table:table-cell table:style-name="frasiGioc.A2" office:value-type="string">
            <text:p text:style-name="P128">1</text:p>
          </table:table-cell>
          <table:table-cell table:style-name="frasiGioc.A2" office:value-type="string">
            <text:p text:style-name="P128">1</text:p>
          </table:table-cell>
          <table:table-cell table:style-name="frasiGioc.A2" office:value-type="string">
            <text:p text:style-name="P95">«Ti ho visto in qualche favola?»</text:p>
          </table:table-cell>
          <table:table-cell table:style-name="frasiGioc.D2" office:value-type="string">
            <text:p text:style-name="P116">3</text:p>
          </table:table-cell>
        </table:table-row>
        <table:table-row>
          <table:table-cell table:style-name="frasiGioc.A2" office:value-type="string">
            <text:p text:style-name="P116">1</text:p>
          </table:table-cell>
          <table:table-cell table:style-name="frasiGioc.A2" office:value-type="string">
            <text:p text:style-name="P116">1</text:p>
          </table:table-cell>
          <table:table-cell table:style-name="frasiGioc.A2" office:value-type="string">
            <text:p text:style-name="P97">«Ti senti mai una pallida immagine di te stesso?»</text:p>
          </table:table-cell>
          <table:table-cell table:style-name="frasiGioc.D2" office:value-type="string">
            <text:p text:style-name="P116">4</text:p>
          </table:table-cell>
        </table:table-row>
        <table:table-row>
          <table:table-cell table:style-name="frasiGioc.A2" office:value-type="string">
            <text:p text:style-name="P118">1</text:p>
          </table:table-cell>
          <table:table-cell table:style-name="frasiGioc.A2" office:value-type="string">
            <text:p text:style-name="P118">2</text:p>
          </table:table-cell>
          <table:table-cell table:style-name="frasiGioc.A2" office:value-type="string">
            <text:p text:style-name="P99">«Che mi dici di queste armature?»</text:p>
          </table:table-cell>
          <table:table-cell table:style-name="frasiGioc.D2" office:value-type="string">
            <text:p text:style-name="P118">5</text:p>
          </table:table-cell>
        </table:table-row>
        <table:table-row>
          <table:table-cell table:style-name="frasiGioc.A2" office:value-type="string">
            <text:p text:style-name="P118">1</text:p>
          </table:table-cell>
          <table:table-cell table:style-name="frasiGioc.A2" office:value-type="string">
            <text:p text:style-name="P118">2</text:p>
          </table:table-cell>
          <table:table-cell table:style-name="frasiGioc.A2" office:value-type="string">
            <text:p text:style-name="P99">«C’è qualche tesoro nel castello?»</text:p>
          </table:table-cell>
          <table:table-cell table:style-name="frasiGioc.D2" office:value-type="string">
            <text:p text:style-name="P118">6</text:p>
          </table:table-cell>
        </table:table-row>
        <table:table-row>
          <table:table-cell table:style-name="frasiGioc.A2" office:value-type="string">
            <text:p text:style-name="P118">1</text:p>
          </table:table-cell>
          <table:table-cell table:style-name="frasiGioc.A2" office:value-type="string">
            <text:p text:style-name="P118">2</text:p>
          </table:table-cell>
          <table:table-cell table:style-name="frasiGioc.A2" office:value-type="string">
            <text:p text:style-name="P99">«Sai che tempo farà domani?»</text:p>
          </table:table-cell>
          <table:table-cell table:style-name="frasiGioc.D2" office:value-type="string">
            <text:p text:style-name="P118">7</text:p>
          </table:table-cell>
        </table:table-row>
        <table:table-row>
          <table:table-cell table:style-name="frasiGioc.A2" office:value-type="string">
            <text:p text:style-name="P122">1</text:p>
          </table:table-cell>
          <table:table-cell table:style-name="frasiGioc.A2" office:value-type="string">
            <text:p text:style-name="P122">3</text:p>
          </table:table-cell>
          <table:table-cell table:style-name="frasiGioc.A2" office:value-type="string">
            <text:p text:style-name="P101">«Ma come hai fatto a ritrovarti di là dal vetro?»</text:p>
          </table:table-cell>
          <table:table-cell table:style-name="frasiGioc.D2" office:value-type="string">
            <text:p text:style-name="P120">8</text:p>
          </table:table-cell>
        </table:table-row>
        <table:table-row>
          <table:table-cell table:style-name="frasiGioc.A2" office:value-type="string">
            <text:p text:style-name="P120">1</text:p>
          </table:table-cell>
          <table:table-cell table:style-name="frasiGioc.A2" office:value-type="string">
            <text:p text:style-name="P120">3</text:p>
          </table:table-cell>
          <table:table-cell table:style-name="frasiGioc.A2" office:value-type="string">
            <text:p text:style-name="P101">«Sai come uscire dal castello?»</text:p>
          </table:table-cell>
          <table:table-cell table:style-name="frasiGioc.D2" office:value-type="string">
            <text:p text:style-name="P120">9</text:p>
          </table:table-cell>
        </table:table-row>
        <table:table-row>
          <table:table-cell table:style-name="frasiGioc.A2" office:value-type="string">
            <text:p text:style-name="P124">1</text:p>
          </table:table-cell>
          <table:table-cell table:style-name="frasiGioc.A2" office:value-type="string">
            <text:p text:style-name="P124">3</text:p>
          </table:table-cell>
          <table:table-cell table:style-name="frasiGioc.A2" office:value-type="string">
            <text:p text:style-name="P105">«Puoi darmi qualche consiglio?»</text:p>
          </table:table-cell>
          <table:table-cell table:style-name="frasiGioc.D2" office:value-type="string">
            <text:p text:style-name="P124">10</text:p>
          </table:table-cell>
        </table:table-row>
        <table:table-row>
          <table:table-cell table:style-name="frasiGioc.A2" office:value-type="string">
            <text:p text:style-name="P130">1</text:p>
          </table:table-cell>
          <table:table-cell table:style-name="frasiGioc.A2" office:value-type="string">
            <text:p text:style-name="P130">1000</text:p>
          </table:table-cell>
          <table:table-cell table:style-name="frasiGioc.A2" office:value-type="string">
            <text:p text:style-name="P103">«Puoi dirmi qualcos’altro?»</text:p>
          </table:table-cell>
          <table:table-cell table:style-name="frasiGioc.D2" office:value-type="string">
            <text:p text:style-name="P130">11</text:p>
          </table:table-cell>
        </table:table-row>
        <table:table-row>
          <table:table-cell table:style-name="frasiGioc.A2" office:value-type="string">
            <text:p text:style-name="P86">…</text:p>
          </table:table-cell>
          <table:table-cell table:style-name="frasiGioc.A2" office:value-type="string">
            <text:p text:style-name="P86">…</text:p>
          </table:table-cell>
          <table:table-cell table:style-name="frasiGioc.A2" office:value-type="string">
            <text:p text:style-name="P88">…</text:p>
          </table:table-cell>
          <table:table-cell table:style-name="frasiGioc.D2" office:value-type="string">
            <text:p text:style-name="P86">…</text:p>
          </table:table-cell>
        </table:table-row>
      </table:table>
      <text:p text:style-name="P191"/>
      <text:p text:style-name="P191"/>
      <table:table table:name="frasiPNG" table:style-name="frasiPNG">
        <table:table-column table:style-name="frasiPNG.A"/>
        <table:table-column table:style-name="frasiPNG.B"/>
        <table:table-header-rows>
          <table:table-row>
            <table:table-cell table:style-name="frasiPNG.A1" table:number-columns-spanned="2" office:value-type="string">
              <text:p text:style-name="P160">frasiPNG</text:p>
            </table:table-cell>
            <table:covered-table-cell/>
          </table:table-row>
          <table:table-row>
            <table:table-cell table:style-name="frasiPNG.A2" office:value-type="string">
              <text:p text:style-name="P160">IDFrase</text:p>
            </table:table-cell>
            <table:table-cell table:style-name="frasiPNG.B2" office:value-type="string">
              <text:p text:style-name="P160">Risposta</text:p>
            </table:table-cell>
          </table:table-row>
        </table:table-header-rows>
        <table:table-row>
          <table:table-cell table:style-name="frasiPNG.A2" office:value-type="string">
            <text:p text:style-name="P116">1</text:p>
          </table:table-cell>
          <table:table-cell table:style-name="frasiPNG.B2" office:value-type="string">
            <text:p text:style-name="P97">«Un impiegato allo sportello.»</text:p>
          </table:table-cell>
        </table:table-row>
        <table:table-row>
          <table:table-cell table:style-name="frasiPNG.A2" office:value-type="string">
            <text:p text:style-name="P116">2</text:p>
          </table:table-cell>
          <table:table-cell table:style-name="frasiPNG.B2" office:value-type="string">
            <text:p text:style-name="P97">«Guardo il mondo da un oblò.»</text:p>
          </table:table-cell>
        </table:table-row>
        <table:table-row>
          <table:table-cell table:style-name="frasiPNG.A2" office:value-type="string">
            <text:p text:style-name="P116">3</text:p>
          </table:table-cell>
          <table:table-cell table:style-name="frasiPNG.B2" office:value-type="string">
            <text:p text:style-name="P97">«Sai che stavo per chiederti la stessa cosa? Sei sicuro di essere reale?»</text:p>
          </table:table-cell>
        </table:table-row>
        <table:table-row>
          <table:table-cell table:style-name="frasiPNG.A2" office:value-type="string">
            <text:p text:style-name="P116">4</text:p>
          </table:table-cell>
          <table:table-cell table:style-name="frasiPNG.B2" office:value-type="string">
            <text:p text:style-name="P97">«<text:span text:style-name="T77">Purtroppo </text:span>sì. <text:span text:style-name="T77">Spesso.</text:span> <text:span text:style-name="T77">N</text:span>on so resistere ad una buona peperonata.»</text:p>
          </table:table-cell>
        </table:table-row>
        <table:table-row>
          <table:table-cell table:style-name="frasiPNG.A2" office:value-type="string">
            <text:p text:style-name="P118">5</text:p>
          </table:table-cell>
          <table:table-cell table:style-name="frasiPNG.B2" office:value-type="string">
            <text:p text:style-name="P99">«Non è che parlino granché. A dire il vero, mi sembrano tutte delle zucche vuote.»</text:p>
          </table:table-cell>
        </table:table-row>
        <table:table-row>
          <table:table-cell table:style-name="frasiPNG.A2" office:value-type="string">
            <text:p text:style-name="P118">6</text:p>
          </table:table-cell>
          <table:table-cell table:style-name="frasiPNG.B2" office:value-type="string">
            <text:p text:style-name="P99">«Certo! Ce ne sono più d’uno. Ci sono io, per esempio, che sono un vero tesoro; poi c’è il divertimento di girellare qua e là per le stanze; ah, sì: anche uno scrigno che si apre solo con una chiave magica.»</text:p>
          </table:table-cell>
        </table:table-row>
        <text:soft-page-break/>
        <table:table-row>
          <table:table-cell table:style-name="frasiPNG.A2" office:value-type="string">
            <text:p text:style-name="P118">7</text:p>
          </table:table-cell>
          <table:table-cell table:style-name="frasiPNG.B2" office:value-type="string">
            <text:p text:style-name="P99">«Mi spiace, ma ho usato il giornale per pulire il vetro.»</text:p>
          </table:table-cell>
        </table:table-row>
        <table:table-row>
          <table:table-cell table:style-name="frasiPNG.A2" office:value-type="string">
            <text:p text:style-name="P120">8</text:p>
          </table:table-cell>
          <table:table-cell table:style-name="frasiPNG.B2" office:value-type="string">
            <text:p text:style-name="P101">«E tu come hai fatto a ritrovarti di là dal vetro?»</text:p>
          </table:table-cell>
        </table:table-row>
        <table:table-row>
          <table:table-cell table:style-name="frasiPNG.A2" office:value-type="string">
            <text:p text:style-name="P120">9</text:p>
          </table:table-cell>
          <table:table-cell table:style-name="frasiPNG.B2" office:value-type="string">
            <text:p text:style-name="P101"><text:span text:style-name="T25">«Mmmm</text:span><text:span text:style-name="T26">…</text:span><text:span text:style-name="T30"> Fammi pensare</text:span><text:span text:style-name="T26">…</text:span><text:span text:style-name="T30"> Fammi pensare</text:span><text:span text:style-name="T26">…</text:span><text:span text:style-name="T30"> Hai provato dalla p</text:span><text:span text:style-name="T32">o</text:span><text:span text:style-name="T30">rta d’ingresso?</text:span><text:span text:style-name="T25">»</text:span></text:p>
          </table:table-cell>
        </table:table-row>
        <table:table-row>
          <table:table-cell table:style-name="frasiPNG.A2" office:value-type="string">
            <text:p text:style-name="P124">10</text:p>
          </table:table-cell>
          <table:table-cell table:style-name="frasiPNG.B2" office:value-type="string">
            <text:p text:style-name="P101"><text:s/><text:span text:style-name="T36">«Volentieri. Lavati sempre le mani prima di mangiare.»</text:span></text:p>
          </table:table-cell>
        </table:table-row>
        <table:table-row>
          <table:table-cell table:style-name="frasiPNG.A2" office:value-type="string">
            <text:p text:style-name="P130">11</text:p>
          </table:table-cell>
          <table:table-cell table:style-name="frasiPNG.B2" office:value-type="string">
            <text:p text:style-name="P103">«Sono stanco e non ho più voglia di parlare.»</text:p>
          </table:table-cell>
        </table:table-row>
        <table:table-row>
          <table:table-cell table:style-name="frasiPNG.A2" office:value-type="string">
            <text:p text:style-name="P90">…</text:p>
          </table:table-cell>
          <table:table-cell table:style-name="frasiPNG.B2" office:value-type="string">
            <text:p text:style-name="P91">…</text:p>
          </table:table-cell>
        </table:table-row>
      </table:table>
      <text:p text:style-name="P191"/>
      <text:p text:style-name="P192">Per capire il funzionamento bisogna tener presente che:</text:p>
      <text:list xml:id="list5753665557804801186" text:style-name="L10">
        <text:list-item>
          <text:p text:style-name="P253">il dialogo inizia sempre con una frase del giocatore;</text:p>
        </text:list-item>
        <text:list-item>
          <text:p text:style-name="P253">il giocatore dovrebbe, se possibile, avere più frasi a disposizione tra cui scegliere – un buon numero sarebbe 3;</text:p>
        </text:list-item>
        <text:list-item>
          <text:p text:style-name="P253">ad ogni frase del giocatore corrisponde sempre una singola risposta da parte del PNG;</text:p>
        </text:list-item>
        <text:list-item>
          <text:p text:style-name="P253">è opportuno lasciare una frase finale da usare quando, avendo esaurito tutte le risposte, il giocatore insiste a voler parlare con il PNG;</text:p>
        </text:list-item>
        <text:list-item>
          <text:p text:style-name="P253">il fatto che in questo esempio la numerazione di tutte le frasi sia sequenziale con un intervallo costante di 1 è del tutto casuale; o per meglio dire: è dovuta alla natura semplificata dell’esempio.</text:p>
        </text:list-item>
      </text:list>
      <text:p text:style-name="P192">In pratica quando il giocatore sceglie una frase, il PNG risponde con una determinata altra; il rapporto fra queste due frasi è biunivoco.</text:p>
      <text:p text:style-name="P192"/>
      <text:h text:style-name="Heading_20_4" text:outline-level="4"><text:bookmark-start text:name="__RefHeading___Toc2920_1955821960"/>Esempio di funzionamento<text:bookmark-end text:name="__RefHeading___Toc2920_1955821960"/></text:h>
      <text:p text:style-name="P192">Vediamo come potrebbe funzionare l’esempio.</text:p>
      <text:p text:style-name="P192">ATTENZIONE! Si è scelto un limite di frasi da presentare a schermo di volta in volta, che è 3. Il limite definitivo è da stabilirsi, ma è ovvio che deve esistere.</text:p>
      <text:p text:style-name="P192">L’utente sceglie di conversare con lo Specchio magico. Gli viene proposta la prima scelta di frasi da dire:</text:p>
      <text:list xml:id="list7682311443004794815" text:style-name="L11">
        <text:list-item>
          <text:p text:style-name="P254">«Chi sei?»</text:p>
        </text:list-item>
        <text:list-item>
          <text:p text:style-name="P254">«Cosa fai?»</text:p>
        </text:list-item>
        <text:list-item>
          <text:p text:style-name="P254">«Ti ho visto in qualche favola?»</text:p>
        </text:list-item>
      </text:list>
      <text:p text:style-name="P193"><text:soft-page-break/>Come fa il programma a decidere da quali frasi iniziare? La risposta è insita nel numero nella colonna “Serie”. Funziona così:</text:p>
      <text:list xml:id="list5473260358119447931" text:style-name="L12">
        <text:list-item>
          <text:p text:style-name="P255">all’inizio del primo ciclo il contatore è impostato su 1;</text:p>
        </text:list-item>
        <text:list-item>
          <text:p text:style-name="P255">quando tutte le frasi della serie 1 vengono dette almeno una volta, il contatore viene incrementato di 1 e diventa 2;</text:p>
        </text:list-item>
        <text:list-item>
          <text:p text:style-name="P255">a questo punto vengono proposte tutte le frasi della serie 2 fino al loro esaurimento, cosa che fa scattare il contatore su 3;</text:p>
        </text:list-item>
        <text:list-item>
          <text:p text:style-name="P255">le serie vengono quindi proposte in sequenza, fino all’ultima frase dell’ultima serie.</text:p>
        </text:list-item>
      </text:list>
      <text:p text:style-name="P193"/>
      <text:p text:style-name="P193">Nel nostro caso le frasi della prima serie sono (volutamente) 4, ma abbiamo stabilito un limite a schermo di 3 per volta, pertanto vengono presentate le prime tre.</text:p>
      <text:p text:style-name="P194">Poniamo che il giocatore scelga la 2 (<text:span text:style-name="T25">«Cosa fai?»). Il PNG risponderà: <text:s/></text:span><text:span text:style-name="T37">«Guardo il mondo da un oblò.»</text:span></text:p>
      <text:p text:style-name="P186">Penso ci foste già arrivati da soli, ma tanto vale specificarlo: il numero nella colonna Risposta specifica la frase da selezionare nella tabella “frasiPNG” tramite la corrispondenza nella colonna IDFrase.</text:p>
      <text:p text:style-name="P186">La cosa più importante, però, è che il numero nella colonna Serie della frase scelta dal giocatore verrà incrementato di mille. Pertanto la frase «Cosa fai?» entrerà a far parte della serie 1001.</text:p>
      <text:p text:style-name="P186"/>
      <text:p text:style-name="P195"><text:span text:style-name="T25">Andiamo avanti. Sotto la risposta del PNG </text:span><text:span text:style-name="T38">compariranno</text:span><text:span text:style-name="T25"> le nuove tre frasi tra cui scegliere, che saranno:</text:span></text:p>
      <text:list xml:id="list7607723879338849961" text:style-name="L13">
        <text:list-item>
          <text:p text:style-name="P256">«Chi sei?»</text:p>
        </text:list-item>
        <text:list-item>
          <text:p text:style-name="P256">«Ti ho visto in qualche favola?»</text:p>
        </text:list-item>
        <text:list-item>
          <text:p text:style-name="P256">«Ti senti mai una pallida immagine di te stesso?»</text:p>
        </text:list-item>
      </text:list>
      <text:p text:style-name="P187">La frase «Cosa fai?» è scomparsa perché il contatore è ancora fermo a 1, mentre quella corrisponde a 1001.</text:p>
      <text:p text:style-name="P187">Per farla breve, supponiamo che si sviluppi un ‘dialogo’ come questo:</text:p>
      <text:p text:style-name="P216">1) «Chi sei?»</text:p>
      <text:p text:style-name="P216">2) «Cosa fai?»</text:p>
      <text:p text:style-name="P216">3) «Ti ho visto in qualche favola?»</text:p>
      <text:p text:style-name="P216">Cosa scegli? &gt; 2</text:p>
      <text:p text:style-name="P216">Tu: «Cosa fai?»</text:p>
      <text:p text:style-name="P227"><text:span text:style-name="T39">Specchio magico: </text:span><text:span text:style-name="T25">«Guardo il mondo da un oblò.»</text:span></text:p>
      <text:p text:style-name="P224"/>
      <text:p text:style-name="P223">1) «Chi sei?»</text:p>
      <text:p text:style-name="P223">2) «Ti ho visto in qualche favola?»</text:p>
      <text:p text:style-name="P223"><text:soft-page-break/>3) «Ti senti mai una pallida immagine di te stesso?»</text:p>
      <text:p text:style-name="P216">Cosa scegli? &gt; 2</text:p>
      <text:p text:style-name="P227"><text:span text:style-name="T39">Tu: </text:span><text:span text:style-name="T25">«Ti ho visto in qualche favola?»</text:span></text:p>
      <text:p text:style-name="P227"><text:span text:style-name="T39">Specchio magico: </text:span><text:span text:style-name="T25">«Sai che stavo per chiederti la stessa cosa? Sei sicuro di essere reale?»</text:span></text:p>
      <text:p text:style-name="P217"/>
      <text:p text:style-name="P225">1) «Chi sei?»</text:p>
      <text:p text:style-name="P225"><text:span text:style-name="T78">2</text:span>) «Ti senti mai una pallida immagine di te stesso?»</text:p>
      <text:p text:style-name="P218">3) «Che mi dici di queste armature?»</text:p>
      <text:p text:style-name="P218">Cosa scegli? &gt; 1</text:p>
      <text:p text:style-name="P230"><text:span text:style-name="T25">Tu: </text:span><text:span text:style-name="T38">«Chi sei?»</text:span></text:p>
      <text:p text:style-name="P227"><text:span text:style-name="T40">Specchio magico: </text:span><text:span text:style-name="T25">«Un impiegato allo sportello.»</text:span></text:p>
      <text:p text:style-name="P217"/>
      <text:p text:style-name="P226"><text:span text:style-name="T79">1</text:span>) «Ti senti mai una pallida immagine di te stesso?»</text:p>
      <text:p text:style-name="P231"><text:span text:style-name="T41">2</text:span><text:span text:style-name="T25">) «Che mi dici di queste armature?»</text:span></text:p>
      <text:p text:style-name="P219">3) «C’è qualche tesoro nel castello?»</text:p>
      <text:p text:style-name="P219">Cosa scegli? &gt; 1</text:p>
      <text:p text:style-name="P234"><text:span text:style-name="T25">Tu: </text:span><text:span text:style-name="T38">«Ti senti mai una pallida immagine di te stesso?»</text:span></text:p>
      <text:p text:style-name="P227"><text:span text:style-name="T42">Specchio magico: </text:span><text:span text:style-name="T25">«Purtroppo sì. Spesso. Non so resistere ad una buona peperonata.»</text:span></text:p>
      <text:p text:style-name="P217"/>
      <text:p text:style-name="P232"><text:span text:style-name="T43">1</text:span><text:span text:style-name="T25">) «Che mi dici di queste armature?»</text:span></text:p>
      <text:p text:style-name="P235"><text:span text:style-name="T43">2</text:span><text:span text:style-name="T25">) «C’è qualche tesoro nel castello?»</text:span></text:p>
      <text:p text:style-name="P236"><text:span text:style-name="T25">3) </text:span><text:span text:style-name="T34">«Sai che tempo farà domani?»</text:span></text:p>
      <text:p text:style-name="P236"><text:span text:style-name="T34">C</text:span><text:span text:style-name="T25">osa scegli? &gt; 2</text:span></text:p>
      <text:p text:style-name="P236"><text:span text:style-name="T25">Tu: </text:span><text:span text:style-name="T38">«C’è qualche tesoro nel castello?»</text:span></text:p>
      <text:p text:style-name="P227"><text:span text:style-name="T43">Specchio magico: </text:span><text:span text:style-name="T25">«Certo! Ce ne sono più d’uno. Ci sono io, per esempio, che sono un vero tesoro; poi c’è il divertimento di girellare qua e là per le stanze; ah, sì: anche uno scrigno che si apre solo con una chiave magica.»</text:span></text:p>
      <text:p text:style-name="P217"/>
      <text:p text:style-name="P233"><text:span text:style-name="T43">1</text:span><text:span text:style-name="T25">) «Che mi dici di queste armature?»</text:span></text:p>
      <text:p text:style-name="P237"><text:span text:style-name="T35">2</text:span><text:span text:style-name="T25">) </text:span><text:span text:style-name="T34">«Sai che tempo farà domani?»</text:span></text:p>
      <text:p text:style-name="P238"><text:span text:style-name="T34">3</text:span><text:span text:style-name="T25">) «Ma come hai fatto a ritrovarti di là dal vetro?»</text:span></text:p>
      <text:p text:style-name="P238"><text:span text:style-name="T34">C</text:span><text:span text:style-name="T25">osa scegli? &gt; 2</text:span></text:p>
      <text:p text:style-name="P227"><text:span text:style-name="T35">Tu: </text:span><text:span text:style-name="T25">«Che mi dici di queste armature?»</text:span></text:p>
      <text:p text:style-name="P227"><text:span text:style-name="T35">Specchio magico: </text:span><text:span text:style-name="T25">«Non è che parlino granché. A dire il vero, mi sembrano tutte delle zucche vuote.»</text:span></text:p>
      <text:p text:style-name="P217"/>
      <text:p text:style-name="P220"><text:soft-page-break/>1) «Sai che tempo farà domani?»</text:p>
      <text:p text:style-name="P220">2) «Ma come hai fatto a ritrovarti di là dal vetro?»</text:p>
      <text:p text:style-name="P220">3) «Sai come uscire dal castello?»</text:p>
      <text:p text:style-name="P220">Cosa scegli? &gt; 1</text:p>
      <text:p text:style-name="P228"><text:span text:style-name="T44">Tu: </text:span><text:span text:style-name="T25">«Sai che tempo farà domani?»</text:span></text:p>
      <text:p text:style-name="P227"><text:span text:style-name="T44">Specchio magico: </text:span><text:span text:style-name="T25">«Mi spiace, ma ho usato il giornale per pulire il vetro.»</text:span></text:p>
      <text:p text:style-name="P217"/>
      <text:p text:style-name="P229"><text:span text:style-name="T45">1</text:span><text:span text:style-name="T44">) «Ma come hai fatto a ritrovarti di là dal vetro?»</text:span></text:p>
      <text:p text:style-name="P239"><text:span text:style-name="T45">2</text:span><text:span text:style-name="T25">) «Sai come uscire dal castello?»</text:span></text:p>
      <text:p text:style-name="P221">3) «Puoi darmi qualche consiglio?»</text:p>
      <text:p text:style-name="P221">Cosa scegli? &gt; 1</text:p>
      <text:p text:style-name="P240"><text:span text:style-name="T25">Tu: </text:span><text:span text:style-name="T38">«Ma come hai fatto a ritrovarti di là dal vetro?»</text:span></text:p>
      <text:p text:style-name="P227"><text:span text:style-name="T45">Specchio magico: </text:span><text:span text:style-name="T25">«E tu come hai fatto a ritrovarti di là dal vetro?»</text:span></text:p>
      <text:p text:style-name="P187"/>
      <text:p text:style-name="P196">A questo punto la tabella “frasiGioc” si presenterà così:</text:p>
      <text:p text:style-name="P196"/>
      <table:table table:name="Table7" table:style-name="Table7">
        <table:table-column table:style-name="Table7.A" table:number-columns-repeated="2"/>
        <table:table-column table:style-name="Table7.C"/>
        <table:table-column table:style-name="Table7.D"/>
        <table:table-header-rows>
          <table:table-row>
            <table:table-cell table:style-name="Table7.A1" table:number-columns-spanned="4" office:value-type="string">
              <text:p text:style-name="P159">frasi<text:span text:style-name="T76">Gioc</text:span></text:p>
            </table:table-cell>
            <table:covered-table-cell/>
            <table:covered-table-cell/>
            <table:covered-table-cell/>
          </table:table-row>
          <table:table-row>
            <table:table-cell table:style-name="Table7.A2" office:value-type="string">
              <text:p text:style-name="P159">Pers</text:p>
            </table:table-cell>
            <table:table-cell table:style-name="Table7.A2" office:value-type="string">
              <text:p text:style-name="P162">Serie</text:p>
            </table:table-cell>
            <table:table-cell table:style-name="Table7.A2" office:value-type="string">
              <text:p text:style-name="P159">Frase</text:p>
            </table:table-cell>
            <table:table-cell table:style-name="Table7.D2" office:value-type="string">
              <text:p text:style-name="P163">Risposta</text:p>
            </table:table-cell>
          </table:table-row>
        </table:table-header-rows>
        <table:table-row>
          <table:table-cell table:style-name="Table7.A2" office:value-type="string">
            <text:p text:style-name="P127">1</text:p>
          </table:table-cell>
          <table:table-cell table:style-name="Table7.A2" office:value-type="string">
            <text:p text:style-name="P127"><text:span text:style-name="T80">100</text:span>1</text:p>
          </table:table-cell>
          <table:table-cell table:style-name="Table7.A2" office:value-type="string">
            <text:p text:style-name="P94">«<text:span text:style-name="T75">C</text:span>hi sei?»</text:p>
          </table:table-cell>
          <table:table-cell table:style-name="Table7.D2" office:value-type="string">
            <text:p text:style-name="P117">1</text:p>
          </table:table-cell>
        </table:table-row>
        <table:table-row>
          <table:table-cell table:style-name="Table7.A2" office:value-type="string">
            <text:p text:style-name="P127">1</text:p>
          </table:table-cell>
          <table:table-cell table:style-name="Table7.A2" office:value-type="string">
            <text:p text:style-name="P129"><text:span text:style-name="T80">100</text:span>1</text:p>
          </table:table-cell>
          <table:table-cell table:style-name="Table7.A2" office:value-type="string">
            <text:p text:style-name="P96">«Cosa fai?»</text:p>
          </table:table-cell>
          <table:table-cell table:style-name="Table7.D2" office:value-type="string">
            <text:p text:style-name="P117">2</text:p>
          </table:table-cell>
        </table:table-row>
        <table:table-row>
          <table:table-cell table:style-name="Table7.A2" office:value-type="string">
            <text:p text:style-name="P129">1</text:p>
          </table:table-cell>
          <table:table-cell table:style-name="Table7.A2" office:value-type="string">
            <text:p text:style-name="P129"><text:span text:style-name="T80">100</text:span>1</text:p>
          </table:table-cell>
          <table:table-cell table:style-name="Table7.A2" office:value-type="string">
            <text:p text:style-name="P96">«Ti ho visto in qualche favola?»</text:p>
          </table:table-cell>
          <table:table-cell table:style-name="Table7.D2" office:value-type="string">
            <text:p text:style-name="P117">3</text:p>
          </table:table-cell>
        </table:table-row>
        <table:table-row>
          <table:table-cell table:style-name="Table7.A2" office:value-type="string">
            <text:p text:style-name="P117">1</text:p>
          </table:table-cell>
          <table:table-cell table:style-name="Table7.A2" office:value-type="string">
            <text:p text:style-name="P117"><text:span text:style-name="T80">100</text:span>1</text:p>
          </table:table-cell>
          <table:table-cell table:style-name="Table7.A2" office:value-type="string">
            <text:p text:style-name="P98">«Ti senti mai una pallida immagine di te stesso?»</text:p>
          </table:table-cell>
          <table:table-cell table:style-name="Table7.D2" office:value-type="string">
            <text:p text:style-name="P117">4</text:p>
          </table:table-cell>
        </table:table-row>
        <table:table-row>
          <table:table-cell table:style-name="Table7.A2" office:value-type="string">
            <text:p text:style-name="P119">1</text:p>
          </table:table-cell>
          <table:table-cell table:style-name="Table7.A2" office:value-type="string">
            <text:p text:style-name="P119"><text:span text:style-name="T80">100</text:span>2</text:p>
          </table:table-cell>
          <table:table-cell table:style-name="Table7.A2" office:value-type="string">
            <text:p text:style-name="P100">«Che mi dici di queste armature?»</text:p>
          </table:table-cell>
          <table:table-cell table:style-name="Table7.D2" office:value-type="string">
            <text:p text:style-name="P119">5</text:p>
          </table:table-cell>
        </table:table-row>
        <table:table-row>
          <table:table-cell table:style-name="Table7.A2" office:value-type="string">
            <text:p text:style-name="P119">1</text:p>
          </table:table-cell>
          <table:table-cell table:style-name="Table7.A2" office:value-type="string">
            <text:p text:style-name="P119"><text:span text:style-name="T80">100</text:span>2</text:p>
          </table:table-cell>
          <table:table-cell table:style-name="Table7.A2" office:value-type="string">
            <text:p text:style-name="P100">«C’è qualche tesoro nel castello?»</text:p>
          </table:table-cell>
          <table:table-cell table:style-name="Table7.D2" office:value-type="string">
            <text:p text:style-name="P119">6</text:p>
          </table:table-cell>
        </table:table-row>
        <table:table-row>
          <table:table-cell table:style-name="Table7.A2" office:value-type="string">
            <text:p text:style-name="P119">1</text:p>
          </table:table-cell>
          <table:table-cell table:style-name="Table7.A2" office:value-type="string">
            <text:p text:style-name="P119"><text:span text:style-name="T80">100</text:span>2</text:p>
          </table:table-cell>
          <table:table-cell table:style-name="Table7.A2" office:value-type="string">
            <text:p text:style-name="P100">«Sai che tempo farà domani?»</text:p>
          </table:table-cell>
          <table:table-cell table:style-name="Table7.D2" office:value-type="string">
            <text:p text:style-name="P119">7</text:p>
          </table:table-cell>
        </table:table-row>
        <table:table-row>
          <table:table-cell table:style-name="Table7.A2" office:value-type="string">
            <text:p text:style-name="P123">1</text:p>
          </table:table-cell>
          <table:table-cell table:style-name="Table7.A2" office:value-type="string">
            <text:p text:style-name="P123"><text:span text:style-name="T80">100</text:span>3</text:p>
          </table:table-cell>
          <table:table-cell table:style-name="Table7.A2" office:value-type="string">
            <text:p text:style-name="P102">«Ma come hai fatto a ritrovarti di là dal vetro?»</text:p>
          </table:table-cell>
          <table:table-cell table:style-name="Table7.D2" office:value-type="string">
            <text:p text:style-name="P121">8</text:p>
          </table:table-cell>
        </table:table-row>
        <table:table-row>
          <table:table-cell table:style-name="Table7.A2" office:value-type="string">
            <text:p text:style-name="P121">1</text:p>
          </table:table-cell>
          <table:table-cell table:style-name="Table7.A2" office:value-type="string">
            <text:p text:style-name="P121">3</text:p>
          </table:table-cell>
          <table:table-cell table:style-name="Table7.A2" office:value-type="string">
            <text:p text:style-name="P102">«Sai come uscire dal castello?»</text:p>
          </table:table-cell>
          <table:table-cell table:style-name="Table7.D2" office:value-type="string">
            <text:p text:style-name="P121">9</text:p>
          </table:table-cell>
        </table:table-row>
        <table:table-row>
          <table:table-cell table:style-name="Table7.A2" office:value-type="string">
            <text:p text:style-name="P125">1</text:p>
          </table:table-cell>
          <table:table-cell table:style-name="Table7.A2" office:value-type="string">
            <text:p text:style-name="P125">3</text:p>
          </table:table-cell>
          <table:table-cell table:style-name="Table7.A2" office:value-type="string">
            <text:p text:style-name="P106">«Puoi darmi qualche consiglio?»</text:p>
          </table:table-cell>
          <table:table-cell table:style-name="Table7.D2" office:value-type="string">
            <text:p text:style-name="P125">10</text:p>
          </table:table-cell>
        </table:table-row>
        <table:table-row>
          <table:table-cell table:style-name="Table7.A2" office:value-type="string">
            <text:p text:style-name="P131">1</text:p>
          </table:table-cell>
          <table:table-cell table:style-name="Table7.A2" office:value-type="string">
            <text:p text:style-name="P131">1000</text:p>
          </table:table-cell>
          <table:table-cell table:style-name="Table7.A2" office:value-type="string">
            <text:p text:style-name="P104">«Puoi dirmi qualcos’altro?»</text:p>
          </table:table-cell>
          <table:table-cell table:style-name="Table7.D2" office:value-type="string">
            <text:p text:style-name="P131">11</text:p>
          </table:table-cell>
        </table:table-row>
        <table:table-row>
          <table:table-cell table:style-name="Table7.A2" office:value-type="string">
            <text:p text:style-name="P87">…</text:p>
          </table:table-cell>
          <table:table-cell table:style-name="Table7.A2" office:value-type="string">
            <text:p text:style-name="P87">…</text:p>
          </table:table-cell>
          <table:table-cell table:style-name="Table7.A2" office:value-type="string">
            <text:p text:style-name="P89">…</text:p>
          </table:table-cell>
          <table:table-cell table:style-name="Table7.D2" office:value-type="string">
            <text:p text:style-name="P87">…</text:p>
          </table:table-cell>
        </table:table-row>
      </table:table>
      <text:p text:style-name="Text_20_body"/>
      <text:p text:style-name="Text_20_body">Spero l’idea sia chiara.</text:p>
      <text:p text:style-name="Text_20_body"><text:soft-page-break/></text:p>
      <text:p text:style-name="Text_20_body">Il meccanismo purtroppo non è perfetto: infatti il giocatore può decidere di esaurire tutte le risposte della Serie 2 prima di quelle della Serie 1, ma il codice per gestire questo problema è assai semplice <text:span text:style-name="T81">(ne riparlo poco più avanti)</text:span>.</text:p>
      <text:p text:style-name="Text_20_body">Nel caso dei personaggi, il database deve essere gestito con un po’ di logica da parte del programma, perciò posso affermare che i dialoghi non saranno difficili solo da concepire, ma rappresenteranno la parte più avanzata della stesura del programma.</text:p>
      <text:p text:style-name="Text_20_body"/>
      <text:h text:style-name="Heading_20_4" text:outline-level="4"><text:bookmark-start text:name="__RefHeading___Toc2922_1955821960"/>Complicazioni<text:bookmark-end text:name="__RefHeading___Toc2922_1955821960"/></text:h>
      <text:p text:style-name="P197">Vediamo alcune complicazioni che presentano:</text:p>
      <text:h text:style-name="Heading_20_5" text:outline-level="5"><text:bookmark-start text:name="__RefHeading___Toc2924_1955821960"/>Gestire il limite<text:bookmark-end text:name="__RefHeading___Toc2924_1955821960"/></text:h>
      <text:p text:style-name="P197">Per la prima volta le risposte delle query non ci vanno bene così come sono: il database potrebbe restituire più risultati di quelli che possiamo gestire. Nel caso, ad es., che il limite impostato sia di tre frasi per volta e la Serie ne preveda molte di più, il codice dovrà ‘respingere’ i dati in eccesso, rimandandoli al futuro.</text:p>
      <text:h text:style-name="Heading_20_5" text:outline-level="5"><text:bookmark-start text:name="__RefHeading___Toc2926_1955821960"/>Le Serie paiono inutili<text:bookmark-end text:name="__RefHeading___Toc2926_1955821960"/></text:h>
      <text:p text:style-name="P198">Le frasi vengono proposte in sequenza e fatte sparire assegnando loro un valore superiore a 1000.</text:p>
      <text:p text:style-name="P198">Questo meccanismo NON ha bisogno del concetto di serie, bensì basta che le frasi abbiano un numero progressivo, da incrementare di 1000 al bisogno.</text:p>
      <text:p text:style-name="P198">Vero. L’idea di Serie mi è venuta più per motivi psicologici che legati al codice. Ad esempio: il fatto che le frasi vengano presentate a blocchi a schermo tende a farle concepire a blocchi: le serie enfatizzano questo processo. Un’altra considerazione è che pensare che il database sarà creato in modo ordinato come lo troviamo in questo esempio significa peccare di ottimismo.</text:p>
      <text:p text:style-name="P198">Noi abbiamo considerato un caso molto limitato, ossia la conversazione con il PNG 1 e basta. In una situazione più verosimile si progetterà un dialogo iniziale, poi si passerà al dialogo con il PNG 2, aggiungendo le frasi al database, poi al 3, e d’un tratto si scoprirà di voler aggiungere qualcosa al dialogo con il PNG 1.</text:p>
      <text:p text:style-name="P198">Se non usiamo le serie, saremo di fatto costretti a mettere le nuove frasi in coda a tutte e altre, pena dover rinumerare a mano tutta la serie.</text:p>
      <text:p text:style-name="P198">Se usiamo le serie, ci basta accodarle a una serie.</text:p>
      <text:p text:style-name="P207">In entrambi i casi è comunque possibile non numerare le serie/le singole frasi con un intervallo di 1, bensì si può usare un intervallo 5 o 10 per lasciare spazio per ulteriori immissioni. <text:span text:style-name="T91">Il ritardo che questo potrebbe creare nelle interrogazioni al database, stante la natura del programma e il numero di richieste, sarebbe impercettibile per l’uomo.</text:span></text:p>
      <text:h text:style-name="Heading_20_5" text:outline-level="5"><text:bookmark-start text:name="__RefHeading___Toc2928_1955821960"/><text:soft-page-break/>Le Serie si possono esaurire in ordine sparso<text:bookmark-end text:name="__RefHeading___Toc2928_1955821960"/></text:h>
      <text:p text:style-name="P199">Purtroppo sì: non sono riuscito a fare una ciambella col buco.</text:p>
      <text:p text:style-name="P200">Per gestire questo problema, posto che si vogliano lasciare le serie, si può usare un contatore che parte da 1 <text:span text:style-name="T90">e scorra tutte le serie</text:span>.</text:p>
      <text:p text:style-name="P200">Un possibile meccanismo <text:span text:style-name="T82">che gestisca l’intero problema</text:span> potrebbe essere il seguente:</text:p>
      <text:p text:style-name="P207"><text:span text:style-name="T84">Premessa</text:span>:</text:p>
      <text:p text:style-name="P207">Ogni PNG sul database deve includere una serie di numero 1000 che contiene esattamente una frase.</text:p>
      <text:p text:style-name="P205"><text:span text:style-name="T84">Prima fase</text:span>:</text:p>
      <text:p text:style-name="P205">Quando il giocatore decide di conversare con un PNG, allora come prima cosa si chiedono al database tutte le Serie di quel PNG:</text:p>
      <text:p text:style-name="codice">SELECT Serie FROM frasiGioc;</text:p>
      <text:p text:style-name="P205">A quel punto si memorizza qual è la serie dal valore più elevato che c’è, purché sia inferiore a mille. A tal fine ricordo che da molti database si possono ottenere risultati già ordinati e senza i duplicati, perciò, chiedendo i risultati in ordine inverso, un loop alla seconda iterazione (alla prima otterrebbe 1000!) potrebbe già darci la risposta che cerchiamo.</text:p>
      <text:p text:style-name="P207">A questo punto abbiamo un valore serie_piu_alta che ci fornisce un comodo limite.</text:p>
      <text:p text:style-name="P206"><text:span text:style-name="T85">Seconda</text:span><text:span text:style-name="T84"> fase</text:span>:</text:p>
      <text:p text:style-name="P202">– <text:span text:style-name="T82">si imposta un contatore al valore 1.</text:span></text:p>
      <text:p text:style-name="P200">– <text:span text:style-name="T82">Si tenta una query sul modello della seguente (più che la correttezza della sintassi, ciò che conta è la logica):</text:span></text:p>
      <text:p text:style-name="P241">SELECT <text:span text:style-name="T74">Frase </text:span>FROM frasiGioc <text:span text:style-name="T88">WHERE Serie (BETWEEN 1 AND contatore) </text:span>AND Pers=png;</text:p>
      <text:p text:style-name="P208">Se il risultato è 0<text:span text:style-name="T26">…</text:span></text:p>
      <text:p text:style-name="P202"><text:span text:style-name="T65">→ </text:span><text:span text:style-name="T29">…s</text:span><text:span text:style-name="T82">e contatore è inferiore a serie_piu_alta</text:span>, allora:</text:p>
      <text:p text:style-name="P201">– contatore viene incrementato di 1;</text:p>
      <text:p text:style-name="P201">– si ritenta la query.</text:p>
      <text:p text:style-name="P204"><text:span text:style-name="T58">→</text:span> <text:span text:style-name="T26">…</text:span>se <text:span text:style-name="T83">invece </text:span>contatore è uguale a <text:span text:style-name="T87">serie_piu_alta</text:span>, allora <text:span text:style-name="T87">contatore viene impostat0 a 1000.</text:span></text:p>
      <text:p text:style-name="P204"/>
      <text:p text:style-name="P207">Il precedente blocco vuol dire: se abbiamo già scorso tutte le serie (contatore == serie_piu_alta) e il risultato è comunque zero (perché tutte le frasi sono state dette, pertanto sono state numerat<text:span text:style-name="T89">e</text:span> con valori superiori a 1000), allora rimane solo la frase 1000. Da quella non ci dovremo più spostare.</text:p>
      <text:p text:style-name="P207"/>
      <text:p text:style-name="P242">if((0 &lt; risultato) &amp;&amp; (risultato &lt; 3))</text:p>
      <text:p text:style-name="P209">Ossia: se il risultato (cioè il numero delle frasi restituite) è maggiore di 0, ma inferiore a 3, allora:</text:p>
      <text:p text:style-name="P203"><text:span text:style-name="T66">→</text:span> <text:span text:style-name="T82">se contatore &lt; serie_piu_alta, allora:</text:span></text:p>
      <text:p text:style-name="P200"><text:soft-page-break/>– <text:span text:style-name="T87">incrementiamo contatore di 1;</text:span></text:p>
      <text:p text:style-name="P200">– <text:span text:style-name="T87">ritentiamo la query.</text:span></text:p>
      <text:p text:style-name="P180">→ se contatore == serie_piu_alta, allora mandiamo i risultati a schermo.</text:p>
      <text:p text:style-name="P200"/>
      <text:p text:style-name="P209">Il blocco soprastante significa: cerchiamo di ottenere sempre almeno 3 frasi. Se non ci riusciamo, allarghiamo l’intervallo di valori validi.</text:p>
      <text:p text:style-name="P209"/>
      <text:p text:style-name="P210"><text:span text:style-name="T25">È</text:span><text:span text:style-name="T57"> molto probabile che mi sfugga qualcosa e il meccanismo non funzioni, ma secondo me può valere la pena provarci.</text:span></text:p>
      <text:h text:style-name="Heading_20_5" text:outline-level="5"><text:bookmark-start text:name="__RefHeading___Toc2930_1955821960"/>ID delle frasi<text:bookmark-end text:name="__RefHeading___Toc2930_1955821960"/></text:h>
      <text:p text:style-name="P181">Non ho aggiunto una colonna con un valore univoco (di solito chiamato ID) alle frasi di frasiGioc, ma se questo dovesse semplificare il processo di associare la scelta dell’utente con una determinata frase, sarei il primo a votare per il suo inserimento. <text:span text:style-name="T96">A ogni modo, nella fase avanzata diventano indispensabili.</text:span></text:p>
      <text:p text:style-name="P181"/>
      <text:p text:style-name="Text_20_body"><text:span text:style-name="T67">Come potete notare, nel caso dei dialoghi il codice si riconquista il suo posto d’onore all’interno </text:span>del programma, rifiutandosi di essere il mero esecutore di disposizioni del database. Però c’è ancora spazio per complicare un po’ le cose.</text:p>
      <text:p text:style-name="Text_20_body"/>
      <text:h text:style-name="Heading_20_3" text:outline-level="3"><text:bookmark-start text:name="__RefHeading___Toc2932_1955821960"/>Personaggi <text:span text:style-name="T93">in una</text:span> versione <text:span text:style-name="T92">avanzata</text:span><text:bookmark-end text:name="__RefHeading___Toc2932_1955821960"/></text:h>
      <text:p text:style-name="P211">Per coerenza con le prime versioni di bivi ho presentati esempi che replicavano quelle ambientazioni. Vien però da domandarsi se, mentre per alcuni tipi di giochi, come quelli fantasy, i dialoghi possono sembrare delle mere decorazioni di cui si potrebbe fare a meno, invece per altri non potrebbero costituire la colonna portante della ‘trama’.</text:p>
      <text:p text:style-name="P211">Consideriamo il caso di una storia ambientata nel mondo reale e in una situazione in cui il ragazzo che viene al CoderDojo si potrebbe riconoscere; <text:span text:style-name="T94">faccio l’esempio di un gioco in cui ci si pone come obiettivo di organizzare una festa o una gita di classe. In un caso come questo non ci viene da pensare che il fatto di poter simulare un dialogo con i compagni di classe, i genitori, i professori sarebbe uno degli stimoli maggiori per il ragazzo per scrivere la storia?</text:span></text:p>
      <text:p text:style-name="P211"/>
      <text:p text:style-name="P212">In realtà per dare ai dialoghi, e di conseguenza ai PNG, un ruolo da protagonista non serve aggiungere molto codice – ma il database, quello sì, si complica e non poco.</text:p>
      <text:p text:style-name="P212"/>
      <text:p text:style-name="P212">Esaminiamo 3 casi separati, ma simili:</text:p>
      <text:list xml:id="list4168380305822460842" text:style-name="L14">
        <text:list-item>
          <text:p text:style-name="P272">interazioni fra i PNG e il giocatore;</text:p>
        </text:list-item>
        <text:list-item>
          <text:p text:style-name="P272"><text:soft-page-break/>interazioni fra i PNG e gli oggetti;</text:p>
        </text:list-item>
        <text:list-item>
          <text:p text:style-name="P272">interazioni fra i PNG e i luoghi.</text:p>
        </text:list-item>
      </text:list>
      <text:p text:style-name="P212"/>
      <text:h text:style-name="Heading_20_4" text:outline-level="4"><text:bookmark-start text:name="__RefHeading___Toc6384_134313735"/>Interazioni fra PNG e giocatore<text:bookmark-end text:name="__RefHeading___Toc6384_134313735"/></text:h>
      <text:p text:style-name="P212">Un dialogo non deve per forza essere lineare come l’abbiamo visto fin qui. Un PNG potrebbe avere qualche ‘dritta’ importante da dare al giocatore, ma in quel caso il giocatore potrebbe doversela sudare.</text:p>
      <text:p text:style-name="P212">Supponiamo <text:span text:style-name="T95">che il creatore della storia s’inventi un’associazione improponibile, tipo </text:span><text:span text:style-name="T46">“usa fetta di salame con registro di classe”; magari avrà voglia di dare un suggerimento al giocatore tramite qualche dialogo. Abbiamo fatto in modo che PNG ‘parlassero’ solo in risposta alle frasi del giocatore, ma potremmo fare in modo che una frase, o un’intera Serie di frasi, del giocatore appaia solo se in precedenza il giocatore ne ha posto una specifica.</text:span></text:p>
      <text:p text:style-name="P213"><text:span text:style-name="T25">Mettiamo che fra le domande da fare ne sia inclusa una che recita così: «</text:span><text:span text:style-name="T47">Ti va di parlare della riforma censuaria di Solone?</text:span><text:span text:style-name="T25">». </text:span><text:span text:style-name="T47">Possiamo ipotizzare che il giocatore non la sceglierà, nemmeno quando è rimasta l’ultima, specie se altre domande trappola hanno già condotto a dei vicoli ciechi. Però nel nostro caso la risposta a questa domanda, quale che sia, </text:span><text:span text:style-name="T48">andrà a sbloccare altre </text:span><text:span text:style-name="T49">domande che fino a quel punto erano rimaste nascoste.</text:span></text:p>
      <text:p text:style-name="P257"/>
      <text:h text:style-name="Heading_20_5" text:outline-level="5"><text:bookmark-start text:name="__RefHeading___Toc6386_134313735"/>Modifiche necessarie:<text:bookmark-end text:name="__RefHeading___Toc6386_134313735"/></text:h>
      <text:p text:style-name="P268"><text:span text:style-name="T84">1) Nella tabella “frasiGioc”</text:span>:</text:p>
      <text:p text:style-name="P268">– deve essere aggiunta una colonna con valori univoci;</text:p>
      <text:p text:style-name="P268">– compariranno frasi collocate in Serie con valore 0.</text:p>
      <text:p text:style-name="P268"/>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table:number-columns-spanned="5" office:value-type="string">
              <text:p text:style-name="P356">frasi<text:span text:style-name="T76">Gioc</text:span></text:p>
            </table:table-cell>
            <table:covered-table-cell/>
            <table:covered-table-cell/>
            <table:covered-table-cell/>
            <table:covered-table-cell/>
          </table:table-row>
          <table:table-row>
            <table:table-cell table:style-name="Table8.A2" office:value-type="string">
              <text:p text:style-name="P362">IDFras<text:span text:style-name="T105">e</text:span>G</text:p>
            </table:table-cell>
            <table:table-cell table:style-name="Table8.A2" office:value-type="string">
              <text:p text:style-name="P356">Pers</text:p>
            </table:table-cell>
            <table:table-cell table:style-name="Table8.A2" office:value-type="string">
              <text:p text:style-name="P357">Serie</text:p>
            </table:table-cell>
            <table:table-cell table:style-name="Table8.A2" office:value-type="string">
              <text:p text:style-name="P356">Frase</text:p>
            </table:table-cell>
            <table:table-cell table:style-name="Table8.E2" office:value-type="string">
              <text:p text:style-name="P358">Risposta</text:p>
            </table:table-cell>
          </table:table-row>
        </table:table-header-rows>
        <table:table-row>
          <table:table-cell table:style-name="Table8.A2" office:value-type="string">
            <text:p text:style-name="P330">1</text:p>
          </table:table-cell>
          <table:table-cell table:style-name="Table8.A2" office:value-type="string">
            <text:p text:style-name="P323">1</text:p>
          </table:table-cell>
          <table:table-cell table:style-name="Table8.A2" office:value-type="string">
            <text:p text:style-name="P323">1</text:p>
          </table:table-cell>
          <table:table-cell table:style-name="Table8.A2" office:value-type="string">
            <text:p text:style-name="P309">«<text:span text:style-name="T75">C</text:span>hi sei?»</text:p>
          </table:table-cell>
          <table:table-cell table:style-name="Table8.E2" office:value-type="string">
            <text:p text:style-name="P324">1</text:p>
          </table:table-cell>
        </table:table-row>
        <table:table-row>
          <table:table-cell table:style-name="Table8.A2" office:value-type="string">
            <text:p text:style-name="P330">2</text:p>
          </table:table-cell>
          <table:table-cell table:style-name="Table8.A2" office:value-type="string">
            <text:p text:style-name="P323">1</text:p>
          </table:table-cell>
          <table:table-cell table:style-name="Table8.A2" office:value-type="string">
            <text:p text:style-name="P327">1</text:p>
          </table:table-cell>
          <table:table-cell table:style-name="Table8.A2" office:value-type="string">
            <text:p text:style-name="P310">«Cosa fai?»</text:p>
          </table:table-cell>
          <table:table-cell table:style-name="Table8.E2" office:value-type="string">
            <text:p text:style-name="P324">2</text:p>
          </table:table-cell>
        </table:table-row>
        <table:table-row>
          <table:table-cell table:style-name="Table8.A2" office:value-type="string">
            <text:p text:style-name="P330">3</text:p>
          </table:table-cell>
          <table:table-cell table:style-name="Table8.A2" office:value-type="string">
            <text:p text:style-name="P327">1</text:p>
          </table:table-cell>
          <table:table-cell table:style-name="Table8.A2" office:value-type="string">
            <text:p text:style-name="P327">1</text:p>
          </table:table-cell>
          <table:table-cell table:style-name="Table8.A2" office:value-type="string">
            <text:p text:style-name="P310">«Ti ho visto in qualche favola?»</text:p>
          </table:table-cell>
          <table:table-cell table:style-name="Table8.E2" office:value-type="string">
            <text:p text:style-name="P324">3</text:p>
          </table:table-cell>
        </table:table-row>
        <table:table-row>
          <table:table-cell table:style-name="Table8.A2" office:value-type="string">
            <text:p text:style-name="P331"><text:span text:style-name="T26">…</text:span></text:p>
          </table:table-cell>
          <table:table-cell table:style-name="Table8.A2" office:value-type="string">
            <text:p text:style-name="P331"><text:span text:style-name="T26">…</text:span></text:p>
          </table:table-cell>
          <table:table-cell table:style-name="Table8.A2" office:value-type="string">
            <text:p text:style-name="P331"><text:span text:style-name="T26">…</text:span></text:p>
          </table:table-cell>
          <table:table-cell table:style-name="Table8.A2" office:value-type="string">
            <text:p text:style-name="P316"><text:span text:style-name="T26">…</text:span></text:p>
          </table:table-cell>
          <table:table-cell table:style-name="Table8.E2" office:value-type="string">
            <text:p text:style-name="P331"><text:span text:style-name="T26">…</text:span></text:p>
          </table:table-cell>
        </table:table-row>
        <table:table-row>
          <table:table-cell table:style-name="Table8.A2" office:value-type="string">
            <text:p text:style-name="P331">12</text:p>
          </table:table-cell>
          <table:table-cell table:style-name="Table8.A2" office:value-type="string">
            <text:p text:style-name="P330">1</text:p>
          </table:table-cell>
          <table:table-cell table:style-name="Table8.A2" office:value-type="string">
            <text:p text:style-name="P330">0</text:p>
          </table:table-cell>
          <table:table-cell table:style-name="Table8.A2" office:value-type="string">
            <text:p text:style-name="P315"><text:span text:style-name="T25">«Sai per caso come si fa ad aprire lo Scrigno nella Sala del Tesoro?»</text:span></text:p>
          </table:table-cell>
          <table:table-cell table:style-name="Table8.E2" office:value-type="string">
            <text:p text:style-name="P330">12</text:p>
          </table:table-cell>
        </table:table-row>
        <table:table-row>
          <table:table-cell table:style-name="Table8.A2" office:value-type="string">
            <text:p text:style-name="P296"><text:span text:style-name="T26">…</text:span></text:p>
          </table:table-cell>
          <table:table-cell table:style-name="Table8.A2" office:value-type="string">
            <text:p text:style-name="P294">…</text:p>
          </table:table-cell>
          <table:table-cell table:style-name="Table8.A2" office:value-type="string">
            <text:p text:style-name="P294">…</text:p>
          </table:table-cell>
          <table:table-cell table:style-name="Table8.A2" office:value-type="string">
            <text:p text:style-name="P295">…</text:p>
          </table:table-cell>
          <table:table-cell table:style-name="Table8.E2" office:value-type="string">
            <text:p text:style-name="P294">…</text:p>
          </table:table-cell>
        </table:table-row>
      </table:table>
      <text:p text:style-name="Text_20_body"/>
      <text:p text:style-name="Text_20_body"><text:soft-page-break/></text:p>
      <text:p text:style-name="P273"><text:span text:style-name="T86">2) </text:span><text:span text:style-name="T84">Nella tabella </text:span><text:span text:style-name="T55">“frasiPNG”</text:span><text:span text:style-name="T50">:</text:span></text:p>
      <text:p text:style-name="P273"><text:span text:style-name="T50">– </text:span><text:span text:style-name="T52">deve essere aggiunta una colonna </text:span><text:span text:style-name="T49">“</text:span><text:span text:style-name="T51">F</text:span><text:span text:style-name="T50">rasi-</text:span><text:span text:style-name="T51">F</text:span><text:span text:style-name="T50">rasi”.</text:span></text:p>
      <text:p text:style-name="P273"><text:span text:style-name="T50"/></text:p>
      <table:table table:name="Table9" table:style-name="Table9">
        <table:table-column table:style-name="Table9.A"/>
        <table:table-column table:style-name="Table9.B"/>
        <table:table-column table:style-name="Table9.C"/>
        <table:table-header-rows>
          <table:table-row>
            <table:table-cell table:style-name="Table9.A1" table:number-columns-spanned="3" office:value-type="string">
              <text:p text:style-name="P359">frasiPNG</text:p>
            </table:table-cell>
            <table:covered-table-cell/>
            <table:covered-table-cell/>
          </table:table-row>
          <table:table-row>
            <table:table-cell table:style-name="Table9.A2" office:value-type="string">
              <text:p text:style-name="P359">IDFrase</text:p>
            </table:table-cell>
            <table:table-cell table:style-name="Table9.A2" office:value-type="string">
              <text:p text:style-name="P359">Risposta</text:p>
            </table:table-cell>
            <table:table-cell table:style-name="Table9.C2" office:value-type="string">
              <text:p text:style-name="P363">Frasi-Frasi</text:p>
            </table:table-cell>
          </table:table-row>
        </table:table-header-rows>
        <table:table-row>
          <table:table-cell table:style-name="Table9.A2" office:value-type="string">
            <text:p text:style-name="P325">1</text:p>
          </table:table-cell>
          <table:table-cell table:style-name="Table9.A2" office:value-type="string">
            <text:p text:style-name="P311">«Un impiegato allo sportello.»</text:p>
          </table:table-cell>
          <table:table-cell table:style-name="Table9.C2" office:value-type="string">
            <text:p text:style-name="P317">0</text:p>
          </table:table-cell>
        </table:table-row>
        <table:table-row>
          <table:table-cell table:style-name="Table9.A2" office:value-type="string">
            <text:p text:style-name="P325">2</text:p>
          </table:table-cell>
          <table:table-cell table:style-name="Table9.A2" office:value-type="string">
            <text:p text:style-name="P311">«Guardo il mondo da un oblò.»</text:p>
          </table:table-cell>
          <table:table-cell table:style-name="Table9.C2" office:value-type="string">
            <text:p text:style-name="P317">0</text:p>
          </table:table-cell>
        </table:table-row>
        <table:table-row>
          <table:table-cell table:style-name="Table9.A2" office:value-type="string">
            <text:p text:style-name="P332"><text:span text:style-name="T26">…</text:span></text:p>
          </table:table-cell>
          <table:table-cell table:style-name="Table9.A2" office:value-type="string">
            <text:p text:style-name="P317"><text:span text:style-name="T26">…</text:span></text:p>
          </table:table-cell>
          <table:table-cell table:style-name="Table9.C2" office:value-type="string">
            <text:p text:style-name="P317"><text:span text:style-name="T26">…</text:span></text:p>
          </table:table-cell>
        </table:table-row>
        <table:table-row>
          <table:table-cell table:style-name="Table9.A2" office:value-type="string">
            <text:p text:style-name="P328">6</text:p>
          </table:table-cell>
          <table:table-cell table:style-name="Table9.A2" office:value-type="string">
            <text:p text:style-name="P313">«Certo! Ce ne sono più d’uno. Ci sono io, per esempio, che sono un vero tesoro; poi c’è il divertimento di girellare qua e là per le stanze; ah, sì: anche uno scrigno che si apre solo con una chiave magica.»</text:p>
          </table:table-cell>
          <table:table-cell table:style-name="Table9.C2" office:value-type="string">
            <text:p text:style-name="P320">4</text:p>
          </table:table-cell>
        </table:table-row>
        <table:table-row>
          <table:table-cell table:style-name="Table9.A2" office:value-type="string">
            <text:p text:style-name="P332"><text:span text:style-name="T26">…</text:span></text:p>
          </table:table-cell>
          <table:table-cell table:style-name="Table9.A2" office:value-type="string">
            <text:p text:style-name="P317"><text:span text:style-name="T26">…</text:span></text:p>
          </table:table-cell>
          <table:table-cell table:style-name="Table9.C2" office:value-type="string">
            <text:p text:style-name="P317"><text:span text:style-name="T26">…</text:span></text:p>
          </table:table-cell>
        </table:table-row>
        <table:table-row>
          <table:table-cell table:style-name="Table9.A2" office:value-type="string">
            <text:p text:style-name="P332">12</text:p>
          </table:table-cell>
          <table:table-cell table:style-name="Table9.A2" office:value-type="string">
            <text:p text:style-name="P317">«Per aprire lo Scrigno nella Sala del Tesoro dovrai usare la Chiave magica che trovi nella stanza successiva.»</text:p>
          </table:table-cell>
          <table:table-cell table:style-name="Table9.C2" office:value-type="string">
            <text:p text:style-name="P317">0</text:p>
          </table:table-cell>
        </table:table-row>
        <table:table-row>
          <table:table-cell table:style-name="Table9.A2" office:value-type="string">
            <text:p text:style-name="P297">…</text:p>
          </table:table-cell>
          <table:table-cell table:style-name="Table9.A2" office:value-type="string">
            <text:p text:style-name="P300">…</text:p>
          </table:table-cell>
          <table:table-cell table:style-name="Table9.C2" office:value-type="string">
            <text:p text:style-name="P303"><text:span text:style-name="T26">…</text:span></text:p>
          </table:table-cell>
        </table:table-row>
      </table:table>
      <text:p text:style-name="Text_20_body"/>
      <text:p text:style-name="P274"><text:span text:style-name="T55"/></text:p>
      <text:p text:style-name="P274"><text:span text:style-name="T55">3</text:span><text:span text:style-name="T54">) Si crea una nuova tabella, che per ora possiamo chiamare “</text:span><text:span text:style-name="T56">consFrasiFrasi”</text:span><text:span text:style-name="T53">:</text:span></text:p>
      <text:p text:style-name="P258"/>
      <table:table table:name="consFrasiFrasi" table:style-name="consFrasiFrasi">
        <table:table-column table:style-name="consFrasiFrasi.A" table:number-columns-repeated="3"/>
        <table:table-header-rows>
          <table:table-row>
            <table:table-cell table:style-name="consFrasiFrasi.A1" table:number-columns-spanned="3" office:value-type="string">
              <text:p text:style-name="P164">consFrasiFrasi</text:p>
            </table:table-cell>
            <table:covered-table-cell/>
            <table:covered-table-cell/>
          </table:table-row>
          <table:table-row>
            <table:table-cell table:style-name="consFrasiFrasi.A2" office:value-type="string">
              <text:p text:style-name="P164">IDFrasiFrasi</text:p>
            </table:table-cell>
            <table:table-cell table:style-name="consFrasiFrasi.A2" office:value-type="string">
              <text:p text:style-name="P164">FraseGioc</text:p>
            </table:table-cell>
            <table:table-cell table:style-name="consFrasiFrasi.C2" office:value-type="string">
              <text:p text:style-name="P164">Serie</text:p>
            </table:table-cell>
          </table:table-row>
        </table:table-header-rows>
        <table:table-row>
          <table:table-cell table:style-name="consFrasiFrasi.A2" office:value-type="string">
            <text:p text:style-name="P293">…</text:p>
          </table:table-cell>
          <table:table-cell table:style-name="consFrasiFrasi.A2" office:value-type="string">
            <text:p text:style-name="P293">…</text:p>
          </table:table-cell>
          <table:table-cell table:style-name="consFrasiFrasi.C2" office:value-type="string">
            <text:p text:style-name="P293">…</text:p>
          </table:table-cell>
        </table:table-row>
        <table:table-row>
          <table:table-cell table:style-name="consFrasiFrasi.A2" office:value-type="string">
            <text:p text:style-name="P306">4</text:p>
          </table:table-cell>
          <table:table-cell table:style-name="consFrasiFrasi.A2" office:value-type="string">
            <text:p text:style-name="P306">12</text:p>
          </table:table-cell>
          <table:table-cell table:style-name="consFrasiFrasi.C2" office:value-type="string">
            <text:p text:style-name="P306">4</text:p>
          </table:table-cell>
        </table:table-row>
        <table:table-row>
          <table:table-cell table:style-name="consFrasiFrasi.A2" office:value-type="string">
            <text:p text:style-name="P132">5</text:p>
          </table:table-cell>
          <table:table-cell table:style-name="consFrasiFrasi.A2" office:value-type="string">
            <text:p text:style-name="P132">14</text:p>
          </table:table-cell>
          <table:table-cell table:style-name="consFrasiFrasi.C2" office:value-type="string">
            <text:p text:style-name="P308">3</text:p>
          </table:table-cell>
        </table:table-row>
        <table:table-row>
          <table:table-cell table:style-name="consFrasiFrasi.A2" office:value-type="string">
            <text:p text:style-name="P132">6</text:p>
          </table:table-cell>
          <table:table-cell table:style-name="consFrasiFrasi.A2" office:value-type="string">
            <text:p text:style-name="P132">20</text:p>
          </table:table-cell>
          <table:table-cell table:style-name="consFrasiFrasi.C2" office:value-type="string">
            <text:p text:style-name="P132">1</text:p>
          </table:table-cell>
        </table:table-row>
        <table:table-row>
          <table:table-cell table:style-name="consFrasiFrasi.A2" office:value-type="string">
            <text:p text:style-name="P308">…</text:p>
          </table:table-cell>
          <table:table-cell table:style-name="consFrasiFrasi.A2" office:value-type="string">
            <text:p text:style-name="P308">…</text:p>
          </table:table-cell>
          <table:table-cell table:style-name="consFrasiFrasi.C2" office:value-type="string">
            <text:p text:style-name="P308">…</text:p>
          </table:table-cell>
        </table:table-row>
      </table:table>
      <text:p text:style-name="P258"/>
      <text:p text:style-name="P259">Non sto a <text:span text:style-name="T105">spenderci chissà quante parole </text:span>perché lo schema è lo stesso che abbiamo seguito fin qui.</text:p>
      <text:p text:style-name="P259"/>
      <text:p text:style-name="P260"><text:soft-page-break/>Se nella nuova colonna Frasi-Frasi di “frasiPNG” compare un numero diverso da zero, allora:</text:p>
      <text:list xml:id="list8938901557669479307" text:style-name="L16">
        <text:list-item>
          <text:p text:style-name="P261">si va a cercare <text:span text:style-name="T105">la riga con </text:span>quel numero nella colonna “IDFrasiFrasi” di “consFrasiFrasi”;</text:p>
        </text:list-item>
        <text:list-item>
          <text:p text:style-name="P263">il numero nella colonna “FraseGioc” <text:span text:style-name="T105">ci rimanda alla stessa riga </text:span>nella tabella “frasiGioc”, <text:span text:style-name="T105">colonna </text:span><text:s/>“<text:span text:style-name="T105">IDFraseG”</text:span>;</text:p>
        </text:list-item>
        <text:list-item>
          <text:p text:style-name="P262">il numero nella colonna Serie <text:span text:style-name="T105">va sostituito con la Serie della tabella “consFrasiFrasi”.</text:span></text:p>
        </text:list-item>
      </text:list>
      <text:p text:style-name="P264">La conclusione è che una frase che fino a poco prima non compariva tra le opzioni del giocatore adesso appare; è ovvio che si deve garantire che abbia una risposta!</text:p>
      <text:p text:style-name="P264"/>
      <text:h text:style-name="Heading_20_4" text:outline-level="4"><text:bookmark-start text:name="__RefHeading___Toc6388_134313735"/>Interazioni fra PNG e <text:span text:style-name="T110">gli oggetti</text:span><text:bookmark-end text:name="__RefHeading___Toc6388_134313735"/></text:h>
      <text:p text:style-name="P265">Questo aspetto è ancora più interessante e aiuta a creare situazioni di questo tipo:</text:p>
      <text:list xml:id="list1917227190141103881" text:style-name="L17">
        <text:list-item>
          <text:p text:style-name="P266">il PNG ‘dà’ qualcosa al giocatore;</text:p>
        </text:list-item>
        <text:list-item>
          <text:p text:style-name="P266">il PNG rivela al giocatore qualcosa che gli rende possibile trovare o usare un oggetto.</text:p>
        </text:list-item>
      </text:list>
      <text:p text:style-name="P267">In entrambi i casi la tabella “frasiPNG” vede l’aggiunta di un’ulteriore colonna, “Frasi-Ogg”.</text:p>
      <text:p text:style-name="P267"/>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table:number-columns-spanned="4" office:value-type="string">
              <text:p text:style-name="P360">frasiPNG</text:p>
            </table:table-cell>
            <table:covered-table-cell/>
            <table:covered-table-cell/>
            <table:covered-table-cell/>
          </table:table-row>
          <table:table-row>
            <table:table-cell table:style-name="Table10.A2" office:value-type="string">
              <text:p text:style-name="P360">IDFrase</text:p>
            </table:table-cell>
            <table:table-cell table:style-name="Table10.A2" office:value-type="string">
              <text:p text:style-name="P360">Risposta</text:p>
            </table:table-cell>
            <table:table-cell table:style-name="Table10.A2" office:value-type="string">
              <text:p text:style-name="P364">Frasi-Frasi</text:p>
            </table:table-cell>
            <table:table-cell table:style-name="Table10.D2" office:value-type="string">
              <text:p text:style-name="P366">Frasi-Ogg</text:p>
            </table:table-cell>
          </table:table-row>
        </table:table-header-rows>
        <table:table-row>
          <table:table-cell table:style-name="Table10.A2" office:value-type="string">
            <text:p text:style-name="P326">1</text:p>
          </table:table-cell>
          <table:table-cell table:style-name="Table10.A2" office:value-type="string">
            <text:p text:style-name="P312">«Un impiegato allo sportello.»</text:p>
          </table:table-cell>
          <table:table-cell table:style-name="Table10.A2" office:value-type="string">
            <text:p text:style-name="P318">0</text:p>
          </table:table-cell>
          <table:table-cell table:style-name="Table10.D2" office:value-type="string">
            <text:p text:style-name="P318">0</text:p>
          </table:table-cell>
        </table:table-row>
        <table:table-row>
          <table:table-cell table:style-name="Table10.A2" office:value-type="string">
            <text:p text:style-name="P326">2</text:p>
          </table:table-cell>
          <table:table-cell table:style-name="Table10.A2" office:value-type="string">
            <text:p text:style-name="P312">«Guardo il mondo da un oblò.»</text:p>
          </table:table-cell>
          <table:table-cell table:style-name="Table10.A2" office:value-type="string">
            <text:p text:style-name="P318">0</text:p>
          </table:table-cell>
          <table:table-cell table:style-name="Table10.D2" office:value-type="string">
            <text:p text:style-name="P318">0</text:p>
          </table:table-cell>
        </table:table-row>
        <table:table-row>
          <table:table-cell table:style-name="Table10.A2" office:value-type="string">
            <text:p text:style-name="P333"><text:span text:style-name="T26">…</text:span></text:p>
          </table:table-cell>
          <table:table-cell table:style-name="Table10.A2" office:value-type="string">
            <text:p text:style-name="P318"><text:span text:style-name="T26">…</text:span></text:p>
          </table:table-cell>
          <table:table-cell table:style-name="Table10.A2" office:value-type="string">
            <text:p text:style-name="P318"><text:span text:style-name="T26">…</text:span></text:p>
          </table:table-cell>
          <table:table-cell table:style-name="Table10.D2" office:value-type="string">
            <text:p text:style-name="P318"><text:span text:style-name="T26">…</text:span></text:p>
          </table:table-cell>
        </table:table-row>
        <table:table-row>
          <table:table-cell table:style-name="Table10.A2" office:value-type="string">
            <text:p text:style-name="P329">6</text:p>
          </table:table-cell>
          <table:table-cell table:style-name="Table10.A2" office:value-type="string">
            <text:p text:style-name="P314">«Certo! Ce ne sono più d’uno. Ci sono io, per esempio, che sono un vero tesoro; poi c’è il divertimento di girellare qua e là per le stanze; ah, sì: anche uno scrigno che si apre solo con una chiave magica.»</text:p>
          </table:table-cell>
          <table:table-cell table:style-name="Table10.A2" office:value-type="string">
            <text:p text:style-name="P321">4</text:p>
          </table:table-cell>
          <table:table-cell table:style-name="Table10.D2" office:value-type="string">
            <text:p text:style-name="P321">0</text:p>
          </table:table-cell>
        </table:table-row>
        <table:table-row>
          <table:table-cell table:style-name="Table10.A2" office:value-type="string">
            <text:p text:style-name="P333"><text:span text:style-name="T26">…</text:span></text:p>
          </table:table-cell>
          <table:table-cell table:style-name="Table10.A2" office:value-type="string">
            <text:p text:style-name="P318"><text:span text:style-name="T26">…</text:span></text:p>
          </table:table-cell>
          <table:table-cell table:style-name="Table10.A2" office:value-type="string">
            <text:p text:style-name="P318"><text:span text:style-name="T26">…</text:span></text:p>
          </table:table-cell>
          <table:table-cell table:style-name="Table10.D2" office:value-type="string">
            <text:p text:style-name="P318"><text:span text:style-name="T26">…</text:span></text:p>
          </table:table-cell>
        </table:table-row>
        <table:table-row>
          <table:table-cell table:style-name="Table10.A2" office:value-type="string">
            <text:p text:style-name="P333">12</text:p>
          </table:table-cell>
          <table:table-cell table:style-name="Table10.A2" office:value-type="string">
            <text:p text:style-name="P318">«Per aprire lo Scrigno nella Sala del Tesoro dovrai usare la Chiave magica che trovi nella stanza successiva.»</text:p>
          </table:table-cell>
          <table:table-cell table:style-name="Table10.A2" office:value-type="string">
            <text:p text:style-name="P318">0</text:p>
          </table:table-cell>
          <table:table-cell table:style-name="Table10.D2" office:value-type="string">
            <text:p text:style-name="P318">3</text:p>
          </table:table-cell>
        </table:table-row>
        <table:table-row>
          <table:table-cell table:style-name="Table10.A2" office:value-type="string">
            <text:p text:style-name="P298">…</text:p>
          </table:table-cell>
          <table:table-cell table:style-name="Table10.A2" office:value-type="string">
            <text:p text:style-name="P301">…</text:p>
          </table:table-cell>
          <table:table-cell table:style-name="Table10.A2" office:value-type="string">
            <text:p text:style-name="P304"><text:span text:style-name="T26">…</text:span></text:p>
          </table:table-cell>
          <table:table-cell table:style-name="Table10.D2" office:value-type="string">
            <text:p text:style-name="P304"><text:span text:style-name="T26">…</text:span></text:p>
          </table:table-cell>
        </table:table-row>
      </table:table>
      <text:p text:style-name="Text_20_body"/>
      <text:h text:style-name="Heading_20_5" text:outline-level="5"><text:bookmark-start text:name="__RefHeading___Toc6390_134313735"/>Il PNG dà qualcosa al giocatore<text:bookmark-end text:name="__RefHeading___Toc6390_134313735"/></text:h>
      <text:p text:style-name="P269">Si deve pro<text:span text:style-name="T106">vvedere ad una nuova tabella, “consFrasiOgg”:</text:span></text:p>
      <text:p text:style-name="P270"/>
      <table:table table:name="Table11" table:style-name="Table11">
        <table:table-column table:style-name="Table11.A"/>
        <table:table-column table:style-name="Table11.B"/>
        <table:table-column table:style-name="Table11.C"/>
        <table:table-column table:style-name="Table11.D"/>
        <table:table-header-rows>
          <text:soft-page-break/>
          <table:table-row>
            <table:table-cell table:style-name="Table11.A1" table:number-columns-spanned="4" office:value-type="string">
              <text:p text:style-name="P369">consFrasiOgg</text:p>
            </table:table-cell>
            <table:covered-table-cell/>
            <table:covered-table-cell/>
            <table:covered-table-cell/>
          </table:table-row>
          <table:table-row>
            <table:table-cell table:style-name="Table11.A2" office:value-type="string">
              <text:p text:style-name="P369">ID_CFO</text:p>
            </table:table-cell>
            <table:table-cell table:style-name="Table11.A2" office:value-type="string">
              <text:p text:style-name="P369">Oggetto</text:p>
            </table:table-cell>
            <table:table-cell table:style-name="Table11.A2" office:value-type="string">
              <text:p text:style-name="P371">Posizione</text:p>
            </table:table-cell>
            <table:table-cell table:style-name="Table11.D2" office:value-type="string">
              <text:p text:style-name="P372">Descrizione</text:p>
            </table:table-cell>
          </table:table-row>
        </table:table-header-rows>
        <table:table-row>
          <table:table-cell table:style-name="Table11.A2" office:value-type="string">
            <text:p text:style-name="P337"><text:span text:style-name="T26">…</text:span></text:p>
          </table:table-cell>
          <table:table-cell table:style-name="Table11.A2" office:value-type="string">
            <text:p text:style-name="P337"><text:span text:style-name="T26">…</text:span></text:p>
          </table:table-cell>
          <table:table-cell table:style-name="Table11.A2" office:value-type="string">
            <text:p text:style-name="P337"><text:span text:style-name="T26">…</text:span></text:p>
          </table:table-cell>
          <table:table-cell table:style-name="Table11.D2" office:value-type="string">
            <text:p text:style-name="Table_20_Contents">…</text:p>
          </table:table-cell>
        </table:table-row>
        <table:table-row>
          <table:table-cell table:style-name="Table11.A2" office:value-type="string">
            <text:p text:style-name="P337">3</text:p>
          </table:table-cell>
          <table:table-cell table:style-name="Table11.A2" office:value-type="string">
            <text:p text:style-name="P336">4</text:p>
          </table:table-cell>
          <table:table-cell table:style-name="Table11.A2" office:value-type="string">
            <text:p text:style-name="P336">-<text:span text:style-name="T107">1</text:span></text:p>
          </table:table-cell>
          <table:table-cell table:style-name="Table11.D2" office:value-type="string">
            <text:p text:style-name="P338"><text:span text:style-name="T25">Ti compare magicamente in mano una Chiave magica.</text:span></text:p>
          </table:table-cell>
        </table:table-row>
        <table:table-row>
          <table:table-cell table:style-name="Table11.A2" office:value-type="string">
            <text:p text:style-name="P336"><text:span text:style-name="T26">…</text:span></text:p>
          </table:table-cell>
          <table:table-cell table:style-name="Table11.A2" office:value-type="string">
            <text:p text:style-name="P336"><text:span text:style-name="T26">…</text:span></text:p>
          </table:table-cell>
          <table:table-cell table:style-name="Table11.A2" office:value-type="string">
            <text:p text:style-name="P336"><text:span text:style-name="T26">…</text:span></text:p>
          </table:table-cell>
          <table:table-cell table:style-name="Table11.D2" office:value-type="string">
            <text:p text:style-name="P338"><text:span text:style-name="T26">…</text:span></text:p>
          </table:table-cell>
        </table:table-row>
      </table:table>
      <text:p text:style-name="Text_20_body"/>
      <text:p text:style-name="P275">Non so se vi stiate annoiando nel leggere queste descrizioni quanto me nello scriverle, ma per prudenza sarò di una stringatezza encomiabile.</text:p>
      <text:p text:style-name="P275">Poniamo il caso che all’inizio della partita la Chiave magica sia ‘nascosta’ nel ‘luogo’ 0.</text:p>
      <text:p text:style-name="P275">Una volta <text:span text:style-name="T108">che il PNG ha pronunciato la frase 12, essa si sposterà nelle tasche del giocatore (luogo -1). Il programma segnalerà il fatto tramite la frase in “Descrizione” (è uno Specchio magico, non ce lo vedo ad allungare il braccio).</text:span></text:p>
      <text:p text:style-name="P275"/>
      <text:h text:style-name="P379" text:outline-level="5"><text:bookmark-start text:name="__RefHeading___Toc6392_134313735"/>Il PNG rivela al giocatore qualcosa che gli rende possibile trovare un oggetto<text:bookmark-end text:name="__RefHeading___Toc6392_134313735"/></text:h>
      <text:p text:style-name="P271">Si <text:span text:style-name="T109">può rimediare con la stessa tabella “consFrasiOgg”:</text:span></text:p>
      <text:p text:style-name="P271"/>
      <table:table table:name="consFrasiOgg" table:style-name="consFrasiOgg">
        <table:table-column table:style-name="consFrasiOgg.A" table:number-columns-repeated="3"/>
        <table:table-header-rows>
          <table:table-row>
            <table:table-cell table:style-name="consFrasiOgg.A1" table:number-columns-spanned="3" office:value-type="string">
              <text:p text:style-name="P368">consFrasiOgg</text:p>
            </table:table-cell>
            <table:covered-table-cell/>
            <table:covered-table-cell/>
          </table:table-row>
          <table:table-row>
            <table:table-cell table:style-name="consFrasiOgg.A2" office:value-type="string">
              <text:p text:style-name="P368">ID_CFO</text:p>
            </table:table-cell>
            <table:table-cell table:style-name="consFrasiOgg.A2" office:value-type="string">
              <text:p text:style-name="P368">Oggetto</text:p>
            </table:table-cell>
            <table:table-cell table:style-name="consFrasiOgg.C2" office:value-type="string">
              <text:p text:style-name="P370">Posizione</text:p>
            </table:table-cell>
          </table:table-row>
        </table:table-header-rows>
        <table:table-row>
          <table:table-cell table:style-name="consFrasiOgg.A2" office:value-type="string">
            <text:p text:style-name="P337"><text:span text:style-name="T26">…</text:span></text:p>
          </table:table-cell>
          <table:table-cell table:style-name="consFrasiOgg.A2" office:value-type="string">
            <text:p text:style-name="P337"><text:span text:style-name="T26">…</text:span></text:p>
          </table:table-cell>
          <table:table-cell table:style-name="consFrasiOgg.C2" office:value-type="string">
            <text:p text:style-name="P337"><text:span text:style-name="T26">…</text:span></text:p>
          </table:table-cell>
        </table:table-row>
        <table:table-row>
          <table:table-cell table:style-name="consFrasiOgg.A2" office:value-type="string">
            <text:p text:style-name="P337">3</text:p>
          </table:table-cell>
          <table:table-cell table:style-name="consFrasiOgg.A2" office:value-type="string">
            <text:p text:style-name="P335">4</text:p>
          </table:table-cell>
          <table:table-cell table:style-name="consFrasiOgg.C2" office:value-type="string">
            <text:p text:style-name="P335">7</text:p>
          </table:table-cell>
        </table:table-row>
        <table:table-row>
          <table:table-cell table:style-name="consFrasiOgg.A2" office:value-type="string">
            <text:p text:style-name="P335"><text:span text:style-name="T26">…</text:span></text:p>
          </table:table-cell>
          <table:table-cell table:style-name="consFrasiOgg.A2" office:value-type="string">
            <text:p text:style-name="P335"><text:span text:style-name="T26">…</text:span></text:p>
          </table:table-cell>
          <table:table-cell table:style-name="consFrasiOgg.C2" office:value-type="string">
            <text:p text:style-name="P335"><text:span text:style-name="T26">…</text:span></text:p>
          </table:table-cell>
        </table:table-row>
      </table:table>
      <text:p text:style-name="P269"/>
      <text:p text:style-name="P275">Poniamo il caso che all’inizio della partita la Chiave magica sia ‘nascosta’ nel ‘luogo’ 0.</text:p>
      <text:p text:style-name="P275">Una volta <text:span text:style-name="T109">che il PNG ha pronunciato la frase 12, la Chiave magica diventa disponibile nella stanza 7.</text:span></text:p>
      <text:p text:style-name="P276">Qui la descrizione non è indispensabile, ma non per questo si devono creare due tabelle distinte. Visto che stiamo parlando della fase avanzata, direi che è prematuro cercare di prevedere tutte le possibili soluzioni (nonché tutti i possibili problemi!).</text:p>
      <text:p text:style-name="P276"/>
      <text:p text:style-name="P276">Si potrebbe modificare l’uso di un oggetto tramite una tabella “consFrasiAz”, ma lo schema da applicare, fatt<text:span text:style-name="T110">i</text:span> i dovuti aggiustamenti, è sempre lo stesso e confesso che mi sta davvero fatica starci a pensare ora.</text:p>
      <text:p text:style-name="P276"><text:soft-page-break/></text:p>
      <text:h text:style-name="Heading_20_4" text:outline-level="4"><text:bookmark-start text:name="__RefHeading___Toc6394_134313735"/>Interazioni fra i PNG e i luoghi<text:bookmark-end text:name="__RefHeading___Toc6394_134313735"/></text:h>
      <text:p text:style-name="P277">Questa è una modifica abbastanza semplice.</text:p>
      <text:p text:style-name="P277">Poniamo che esista un passaggio segreto o una porta nascosta che fa accedere ad una stanza se viene trovata.</text:p>
      <text:p text:style-name="P278">La tabella “luoghi” può rimanere com’è:</text:p>
      <text:p text:style-name="P278"/>
      <table:table table:name="Table12" table:style-name="Table12">
        <table:table-column table:style-name="Table12.A"/>
        <table:table-column table:style-name="Table12.B"/>
        <table:table-column table:style-name="Table12.C"/>
        <table:table-header-rows>
          <table:table-row>
            <table:table-cell table:style-name="Table12.A1" table:number-columns-spanned="3" office:value-type="string">
              <text:p text:style-name="P373">luoghi</text:p>
            </table:table-cell>
            <table:covered-table-cell/>
            <table:covered-table-cell/>
          </table:table-row>
          <table:table-row>
            <table:table-cell table:style-name="Table12.A2" office:value-type="string">
              <text:p text:style-name="P374">IDLuogo</text:p>
            </table:table-cell>
            <table:table-cell table:style-name="Table12.A2" office:value-type="string">
              <text:p text:style-name="P373">Nome</text:p>
            </table:table-cell>
            <table:table-cell table:style-name="Table12.C2" office:value-type="string">
              <text:p text:style-name="P374">Descrizione</text:p>
            </table:table-cell>
          </table:table-row>
        </table:table-header-rows>
        <table:table-row>
          <table:table-cell table:style-name="Table12.A2" office:value-type="string">
            <text:p text:style-name="P342">…</text:p>
          </table:table-cell>
          <table:table-cell table:style-name="Table12.A2" office:value-type="string">
            <text:p text:style-name="P343">…</text:p>
          </table:table-cell>
          <table:table-cell table:style-name="Table12.C2" office:value-type="string">
            <text:p text:style-name="P344">…</text:p>
          </table:table-cell>
        </table:table-row>
        <table:table-row>
          <table:table-cell table:style-name="Table12.A2" office:value-type="string">
            <text:p text:style-name="P340">5</text:p>
          </table:table-cell>
          <table:table-cell table:style-name="Table12.A2" office:value-type="string">
            <text:p text:style-name="P339">Stanza armature</text:p>
          </table:table-cell>
          <table:table-cell table:style-name="Table12.C2" office:value-type="string">
            <text:p text:style-name="P341">Sei nella stanza delle armature. Su una parete c’è una spada con su un cartello che recita:”Spada Invincibile”. <text:span text:style-name="T12">Puoi:</text:span></text:p>
          </table:table-cell>
        </table:table-row>
        <table:table-row>
          <table:table-cell table:style-name="Table12.A2" office:value-type="string">
            <text:p text:style-name="P342">…</text:p>
          </table:table-cell>
          <table:table-cell table:style-name="Table12.A2" office:value-type="string">
            <text:p text:style-name="P343">…</text:p>
          </table:table-cell>
          <table:table-cell table:style-name="Table12.C2" office:value-type="string">
            <text:p text:style-name="P344">…</text:p>
          </table:table-cell>
        </table:table-row>
        <table:table-row>
          <table:table-cell table:style-name="Table12.A2" office:value-type="string">
            <text:p text:style-name="P351">14</text:p>
          </table:table-cell>
          <table:table-cell table:style-name="Table12.A2" office:value-type="string">
            <text:p text:style-name="P345">Passaggio segreto</text:p>
          </table:table-cell>
          <table:table-cell table:style-name="Table12.C2" office:value-type="string">
            <text:p text:style-name="P345">Si tratta di un corridoio largo, ma piuttosto basso, umido e senza il minimo spiraglio di luce. Oscuri brulichii s’odono tutt’intorno.</text:p>
          </table:table-cell>
        </table:table-row>
        <table:table-row>
          <table:table-cell table:style-name="Table12.A2" office:value-type="string">
            <text:p text:style-name="P342">…</text:p>
          </table:table-cell>
          <table:table-cell table:style-name="Table12.A2" office:value-type="string">
            <text:p text:style-name="P343">…</text:p>
          </table:table-cell>
          <table:table-cell table:style-name="Table12.C2" office:value-type="string">
            <text:p text:style-name="P344">…</text:p>
          </table:table-cell>
        </table:table-row>
      </table:table>
      <text:p text:style-name="Text_20_body"/>
      <text:p text:style-name="P279">Diverso il discorso per la tabella “entra_esci”: infatti un ‘luogo’ è inaccessibile solo finché non c’è un ‘entrata’ che vi conduca! Va quindi modificata un po’:</text:p>
      <text:p text:style-name="P279"/>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table:number-columns-spanned="4" office:value-type="string">
              <text:p text:style-name="P375"/>
              <text:p text:style-name="P375">entra_esci</text:p>
            </table:table-cell>
            <table:covered-table-cell/>
            <table:covered-table-cell/>
            <table:covered-table-cell/>
          </table:table-row>
          <table:table-row>
            <table:table-cell table:style-name="Table13.A2" office:value-type="string">
              <text:p text:style-name="P376">ID_EE</text:p>
            </table:table-cell>
            <table:table-cell table:style-name="Table13.A2" office:value-type="string">
              <text:p text:style-name="P375">Provenienza</text:p>
            </table:table-cell>
            <table:table-cell table:style-name="Table13.A2" office:value-type="string">
              <text:p text:style-name="P375">Destinazione</text:p>
            </table:table-cell>
            <table:table-cell table:style-name="Table13.D2" office:value-type="string">
              <text:p text:style-name="P375">Descrizione</text:p>
            </table:table-cell>
          </table:table-row>
        </table:table-header-rows>
        <table:table-row>
          <table:table-cell table:style-name="Table13.A2" office:value-type="string">
            <text:p text:style-name="P348"><text:span text:style-name="T7">…</text:span></text:p>
          </table:table-cell>
          <table:table-cell table:style-name="Table13.A2" office:value-type="string">
            <text:p text:style-name="P346">…</text:p>
          </table:table-cell>
          <table:table-cell table:style-name="Table13.A2" office:value-type="string">
            <text:p text:style-name="P346">…</text:p>
          </table:table-cell>
          <table:table-cell table:style-name="Table13.D2" office:value-type="string">
            <text:p text:style-name="P347">…</text:p>
          </table:table-cell>
        </table:table-row>
        <table:table-row>
          <table:table-cell table:style-name="Table13.A2" office:value-type="string">
            <text:p text:style-name="P354">11</text:p>
          </table:table-cell>
          <table:table-cell table:style-name="Table13.A2" office:value-type="string">
            <text:p text:style-name="P352">6</text:p>
          </table:table-cell>
          <table:table-cell table:style-name="Table13.A2" office:value-type="string">
            <text:p text:style-name="P352">3</text:p>
          </table:table-cell>
          <table:table-cell table:style-name="Table13.D2" office:value-type="string">
            <text:p text:style-name="P353">tornare nell’atrio</text:p>
          </table:table-cell>
        </table:table-row>
        <table:table-row>
          <table:table-cell table:style-name="Table13.A2" office:value-type="string">
            <text:p text:style-name="P348"><text:span text:style-name="T7">…</text:span></text:p>
          </table:table-cell>
          <table:table-cell table:style-name="Table13.A2" office:value-type="string">
            <text:p text:style-name="P346">…</text:p>
          </table:table-cell>
          <table:table-cell table:style-name="Table13.A2" office:value-type="string">
            <text:p text:style-name="P346">…</text:p>
          </table:table-cell>
          <table:table-cell table:style-name="Table13.D2" office:value-type="string">
            <text:p text:style-name="P347">…</text:p>
          </table:table-cell>
        </table:table-row>
        <table:table-row>
          <table:table-cell table:style-name="Table13.A2" office:value-type="string">
            <text:p text:style-name="P348">26</text:p>
          </table:table-cell>
          <table:table-cell table:style-name="Table13.A2" office:value-type="string">
            <text:p text:style-name="P349">9</text:p>
          </table:table-cell>
          <table:table-cell table:style-name="Table13.A2" office:value-type="string">
            <text:p text:style-name="P349">0</text:p>
          </table:table-cell>
          <table:table-cell table:style-name="Table13.D2" office:value-type="string">
            <text:p text:style-name="P350">avventurarti nel passaggio segreto</text:p>
          </table:table-cell>
        </table:table-row>
      </table:table>
      <text:p text:style-name="Text_20_body"/>
      <text:p text:style-name="P280">In questa versione della tabella non si potrà utilizzare il valore 0 per indicare l’uscita dal gioco: dovremo concordare un nuovo valore, ad es. -1.</text:p>
      <text:p text:style-name="P280"/>
      <text:p text:style-name="P281">Aggiungendo una nuova colonna nella tabella “frsiPNG”<text:span text:style-name="T99">…</text:span></text:p>
      <text:p text:style-name="P281"/>
      <table:table table:name="Table14" table:style-name="Table14">
        <table:table-column table:style-name="Table14.A"/>
        <table:table-column table:style-name="Table14.B"/>
        <table:table-column table:style-name="Table14.C"/>
        <table:table-column table:style-name="Table14.D"/>
        <table:table-column table:style-name="Table14.E"/>
        <table:table-header-rows>
          <text:soft-page-break/>
          <table:table-row>
            <table:table-cell table:style-name="Table14.A1" table:number-columns-spanned="5" office:value-type="string">
              <text:p text:style-name="P361">frasiPNG</text:p>
            </table:table-cell>
            <table:covered-table-cell/>
            <table:covered-table-cell/>
            <table:covered-table-cell/>
            <table:covered-table-cell/>
          </table:table-row>
          <table:table-row>
            <table:table-cell table:style-name="Table14.A2" office:value-type="string">
              <text:p text:style-name="P361">IDFrase</text:p>
            </table:table-cell>
            <table:table-cell table:style-name="Table14.A2" office:value-type="string">
              <text:p text:style-name="P361">Risposta</text:p>
            </table:table-cell>
            <table:table-cell table:style-name="Table14.A2" office:value-type="string">
              <text:p text:style-name="P365">Frasi-Frasi</text:p>
            </table:table-cell>
            <table:table-cell table:style-name="Table14.A2" office:value-type="string">
              <text:p text:style-name="P367">Frasi-Ogg</text:p>
            </table:table-cell>
            <table:table-cell table:style-name="Table14.E2" office:value-type="string">
              <text:p text:style-name="P377">Frasi-Luoghi</text:p>
            </table:table-cell>
          </table:table-row>
        </table:table-header-rows>
        <table:table-row>
          <table:table-cell table:style-name="Table14.A2" office:value-type="string">
            <text:p text:style-name="P334"><text:span text:style-name="T26">…</text:span></text:p>
          </table:table-cell>
          <table:table-cell table:style-name="Table14.A2" office:value-type="string">
            <text:p text:style-name="P319"><text:span text:style-name="T26">…</text:span></text:p>
          </table:table-cell>
          <table:table-cell table:style-name="Table14.A2" office:value-type="string">
            <text:p text:style-name="P319"><text:span text:style-name="T26">…</text:span></text:p>
          </table:table-cell>
          <table:table-cell table:style-name="Table14.A2" office:value-type="string">
            <text:p text:style-name="P319"><text:span text:style-name="T26">…</text:span></text:p>
          </table:table-cell>
          <table:table-cell table:style-name="Table14.E2" office:value-type="string">
            <text:p text:style-name="P322"><text:span text:style-name="T26">…</text:span></text:p>
          </table:table-cell>
        </table:table-row>
        <table:table-row>
          <table:table-cell table:style-name="Table14.A2" office:value-type="string">
            <text:p text:style-name="P334">12</text:p>
          </table:table-cell>
          <table:table-cell table:style-name="Table14.A2" office:value-type="string">
            <text:p text:style-name="P319">«Per aprire lo Scrigno nella Sala del Tesoro dovrai usare la Chiave magica che trovi nella stanza successiva.»</text:p>
          </table:table-cell>
          <table:table-cell table:style-name="Table14.A2" office:value-type="string">
            <text:p text:style-name="P319">0</text:p>
          </table:table-cell>
          <table:table-cell table:style-name="Table14.A2" office:value-type="string">
            <text:p text:style-name="P319">3</text:p>
          </table:table-cell>
          <table:table-cell table:style-name="Table14.E2" office:value-type="string">
            <text:p text:style-name="P322"><text:span text:style-name="T26">…</text:span></text:p>
          </table:table-cell>
        </table:table-row>
        <table:table-row>
          <table:table-cell table:style-name="Table14.A2" office:value-type="string">
            <text:p text:style-name="P299">…</text:p>
          </table:table-cell>
          <table:table-cell table:style-name="Table14.A2" office:value-type="string">
            <text:p text:style-name="P302">…</text:p>
          </table:table-cell>
          <table:table-cell table:style-name="Table14.A2" office:value-type="string">
            <text:p text:style-name="P305"><text:span text:style-name="T26">…</text:span></text:p>
          </table:table-cell>
          <table:table-cell table:style-name="Table14.A2" office:value-type="string">
            <text:p text:style-name="P305"><text:span text:style-name="T26">…</text:span></text:p>
          </table:table-cell>
          <table:table-cell table:style-name="Table14.E2" office:value-type="string">
            <text:p text:style-name="P307"><text:span text:style-name="T26">…</text:span></text:p>
          </table:table-cell>
        </table:table-row>
      </table:table>
      <text:p text:style-name="Text_20_body"/>
      <text:p text:style-name="Text_20_body"><text:span text:style-name="T26">…</text:span>e una nuova tabella che colleghi “frasiPNG.Frasi-Luoghi” con “entra_esci.Destinazione”<text:span text:style-name="T26">…</text:span></text:p>
      <text:p text:style-name="Text_20_body"><text:span text:style-name="T26"/></text:p>
      <table:table table:name="consFrasiLuoghi" table:style-name="consFrasiLuoghi">
        <table:table-column table:style-name="consFrasiLuoghi.A" table:number-columns-repeated="3"/>
        <table:table-header-rows>
          <table:table-row>
            <table:table-cell table:style-name="consFrasiLuoghi.A1" table:number-columns-spanned="3" office:value-type="string">
              <text:p text:style-name="P378">consFrasiLuoghi</text:p>
            </table:table-cell>
            <table:covered-table-cell/>
            <table:covered-table-cell/>
          </table:table-row>
          <table:table-row>
            <table:table-cell table:style-name="consFrasiLuoghi.A2" office:value-type="string">
              <text:p text:style-name="P378">ID_FL</text:p>
            </table:table-cell>
            <table:table-cell table:style-name="consFrasiLuoghi.A2" office:value-type="string">
              <text:p text:style-name="P378">Progr_EE</text:p>
            </table:table-cell>
            <table:table-cell table:style-name="consFrasiLuoghi.C2" office:value-type="string">
              <text:p text:style-name="P378">Destinazione</text:p>
            </table:table-cell>
          </table:table-row>
        </table:table-header-rows>
        <table:table-row>
          <table:table-cell table:style-name="consFrasiLuoghi.A2" office:value-type="string">
            <text:p text:style-name="P355"><text:span text:style-name="T58">1</text:span></text:p>
          </table:table-cell>
          <table:table-cell table:style-name="consFrasiLuoghi.A2" office:value-type="string">
            <text:p text:style-name="P355">26</text:p>
          </table:table-cell>
          <table:table-cell table:style-name="consFrasiLuoghi.C2" office:value-type="string">
            <text:p text:style-name="P355">14</text:p>
          </table:table-cell>
        </table:table-row>
        <table:table-row>
          <table:table-cell table:style-name="consFrasiLuoghi.A2" office:value-type="string">
            <text:p text:style-name="P355"><text:span text:style-name="T26">…</text:span></text:p>
          </table:table-cell>
          <table:table-cell table:style-name="consFrasiLuoghi.A2" office:value-type="string">
            <text:p text:style-name="P355"><text:span text:style-name="T26">…</text:span></text:p>
          </table:table-cell>
          <table:table-cell table:style-name="consFrasiLuoghi.C2" office:value-type="string">
            <text:p text:style-name="P355"><text:span text:style-name="T26">…</text:span></text:p>
          </table:table-cell>
        </table:table-row>
      </table:table>
      <text:p text:style-name="Text_20_body"><text:span text:style-name="T26"/></text:p>
      <text:p text:style-name="Text_20_body"><text:span text:style-name="T26">…abbiamo già risolto il problema.</text:span></text:p>
      <text:p text:style-name="Text_20_body"><text:span text:style-name="T26"/></text:p>
      <text:p text:style-name="Text_20_body"><text:span text:style-name="T26">A questo punto il nostro PNG può rivelare l’esistenza di un passaggio segreto nella stanza 9, passaggio che fin qui il giocatore non aveva potuto trovare, ma che ora gli verrà proposto in automatico.</text:span></text:p>
      <text:p text:style-name="Text_20_body"><text:span text:style-name="T26"/></text:p>
      <text:h text:style-name="Heading_20_1" text:outline-level="1"><text:bookmark-start text:name="__RefHeading___Toc6454_134313735"/>Ancora e ancora e ancora<text:bookmark-end text:name="__RefHeading___Toc6454_134313735"/></text:h>
      <text:p text:style-name="P282"><text:span text:style-name="T26">Potrei proseguire ancora a lungo a ipotizzare sviluppi, ma non aggiungerei nulla di sensato. Aggiungere, tanto per dire, un’interazione oggetti-luoghi mi sembra quasi inevitabile: che il possesso di un oggetto possa permettere di accedere a un luogo (ad esempio aprire una porta chiusa a chiave) è nella natura stessa del gioco.</text:span></text:p>
      <text:p text:style-name="P282"><text:span text:style-name="T26">Bisogna tener poi di conto che quelli che chiamo ‘luoghi’ sono più delle situazioni. Se ad esempio una combinazione (oggetto) permette di aprire una cassaforte (oggetto), al passaggio successivo potrebbe essere offerto di controllare il contenuto della cassaforte; questo condurrebbe ad un ‘luogo’ (l’interno della cassaforte) senza dover per forza immaginare che il giocatore ci entri dentro. Quel luogo potrebbe così contenere altri oggetti senza che questo comporti la modifica del codice.</text:span></text:p>
      <text:p text:style-name="P282"><text:soft-page-break/><text:span text:style-name="T26"/></text:p>
      <text:p text:style-name="P283"><text:span text:style-name="T26">Mi viene anche in mente che i rapporto oggetto-PNG si può vedere anche dal punto di vista opposto di quello sopra descritto: il possesso di un oggetto potrebbe ‘sbloccare’ alcune frasi da dire al PNG…</text:span></text:p>
      <text:p text:style-name="P282"><text:span text:style-name="T100">Ma v</text:span><text:span text:style-name="T26">oler prevedere fin dall’inizio tutti i possibili sviluppi potrebbe portare a chiudere gli occhi davanti a nuove idee, rinviandole finché non si sono realizzate quelle previste. In realtà la mia proposta si concentra su ciò che è descritto nella fase “</text:span><text:span text:style-name="T26"><text:reference-ref text:reference-format="text" text:ref-name="Da_dove_cominciare">Da dove cominciare</text:reference-ref></text:span><text:span text:style-name="T26">”.</text:span></text:p>
      <text:p text:style-name="P287"><text:span text:style-name="T26">A dire il vero, ritengo che in una fase molto avanzata sarebbe possibile introdurre qualche elemento di aleatorietà, generando numeri pseudocasuali.</text:span></text:p>
      <text:p text:style-name="P287"><text:span text:style-name="T26"/></text:p>
      <text:h text:style-name="Heading_20_2" text:outline-level="2"><text:bookmark-start text:name="__RefHeading___Toc6636_134313735"/>Che cosa manca davvero<text:bookmark-end text:name="__RefHeading___Toc6636_134313735"/></text:h>
      <text:p text:style-name="P290"><text:span text:style-name="T26">Quel che ho descritto è lo scheletro del progetto. C’è una parte che non ha senso lasciare da realizzare ai ragazzi, ma andrebbe fornita già pronta, perché fuoriesce dal filone principale.</text:span></text:p>
      <text:p text:style-name="P290"><text:span text:style-name="T26">Questa parte riguarda le risorse in sé, ossia i problemi meno </text:span><text:span text:style-name="T104">machine independent</text:span><text:span text:style-name="T26">. I ragazzi non dovranno preoccuparsi del database in sé, ma solo delle query. Oltre a ciò, le partite dovranno essere salvabili e </text:span><text:span text:style-name="T103">ripetibili</text:span><text:span text:style-name="T26">. Significa che non dovrà essere manomesso </text:span><text:span text:style-name="T103">il database originario, ma una sua copia, la quale rappresenterà poi il ‘salvataggio’.</text:span></text:p>
      <text:p text:style-name="P282"><text:span text:style-name="T26"/></text:p>
      <text:h text:style-name="Heading_20_1" text:outline-level="1"><text:bookmark-start text:name="__RefHeading___Toc6456_134313735"/>Conclusioni<text:bookmark-end text:name="__RefHeading___Toc6456_134313735"/></text:h>
      <text:p text:style-name="P284"><text:span text:style-name="T26">Ritengo che le preferenze individuali che ci sono nel CoderDojo riguardo ai vari linguaggi di programmazione abbiano rappresentato un ostacolo, oltre al fatto che gli appuntamenti sono auto-conclusivi e con cadenza circa mensile, a fatto di lavorare sul codice anziché su Scratch.</text:span></text:p>
      <text:p text:style-name="P284"><text:span text:style-name="T26">Parlando per me, la scarsa conoscenza che ho di molti linguaggi diffusi, ad esempio JavaScript, mi frena dal proporlo ai ragazzi con cui mi trovo a lavorare.</text:span></text:p>
      <text:p text:style-name="P284"><text:span text:style-name="T26"/></text:p>
      <text:p text:style-name="P284"><text:span text:style-name="T26">I recenti progetti Python con Minecraft e altri mi hanno però convinto che c’è un diffuso desiderio di lavorare con il codice e non soltanto in modo visuale. È vero che le difficoltà iniziali sono molto superiori, ma i risultati finali godono dello stesso paragone.</text:span></text:p>
      <text:p text:style-name="P284"><text:span text:style-name="T26"/></text:p>
      <text:p text:style-name="P284"><text:span text:style-name="T26">Con questo progetto spero di aver quantomeno contribuito ad arricchire la discussione.</text:span></text:p>
      <text:p text:style-name="P284"><text:span text:style-name="T26">Quel che sostengo è che, superato l’ostacolo del database, questo progetto è realizzabile pressoché con lo stesso codice in una grande varietà di linguaggi. L’adozione di un progetto di questo tipo potrebbe facilitare la nascita di gruppi di lavoro che, scelto un linguaggio, cerchino di realizzare la prima parte (“</text:span><text:span text:style-name="T26"><text:reference-ref text:reference-format="text" text:ref-name="Da_dove_cominciare">Da dove cominciare</text:reference-ref></text:span><text:span text:style-name="T26">“).</text:span></text:p>
      <text:p text:style-name="P284"><text:soft-page-break/><text:span text:style-name="T26"/></text:p>
      <text:p text:style-name="P287"><text:span text:style-name="T26">Ci sono due aspetti di questo progetto che mi piacciono in modo particolare e che vorrei sottolineare:</text:span></text:p>
      <text:p text:style-name="P287"><text:span text:style-name="T26">1) niente matematica</text:span></text:p>
      <text:p text:style-name="P287"><text:span text:style-name="T26">2) non ci sono limiti di ambientazione</text:span></text:p>
      <text:p text:style-name="P287"><text:span text:style-name="T26"/></text:p>
      <text:h text:style-name="Heading_20_2" text:outline-level="2"><text:bookmark-start text:name="__RefHeading___Toc6638_134313735"/>Niente matematica<text:bookmark-end text:name="__RefHeading___Toc6638_134313735"/></text:h>
      <text:p text:style-name="P287"><text:span text:style-name="T26">Sono stati nei vari appuntamenti del Coder Dojo proposti molti progetti, magari di un numero limitato di righe di codice, da realizzare per imparare le basi di qualche linguaggio. Moltissimi di questi progetti avevano a che fare con matrici, posizioni, superfici (magari curve), seni, coseni, somme di valori, rimbalzi…</text:span></text:p>
      <text:p text:style-name="P287"><text:span text:style-name="T26">Vorrei premettere che ringrazio tutti coloro che hanno speso tempo ed energie per realizzare questi tutorial e devo anche dire che molti mi sono parsi davvero geniali. Ho sempre avuto il timore, però, che da parte di alcuni ragazzi quell’aspetto matematico non riscuotesse particolare simpatia. Mi rendo conto che, quando si vuole realizzare qualcosa di grafico, quel qualcosa si dovrà muovere in un sistema di coordinate e che tutto ciò che si disegna a schermo ha una natura geometrica. Il fatto però è che questo ci porta a un ragionamento che sembra quasi legarci le mani: se voglio che ciò che propongo sia affascinante per il ragazzo, </text:span><text:span text:style-name="T101">allora dovrà essere colorato e muoversi; se è colorato e si muove, allora la matematica è d’obbligo.</text:span></text:p>
      <text:p text:style-name="P287"><text:span text:style-name="T101"/></text:p>
      <text:p text:style-name="P287"><text:span text:style-name="T26">Quel che aveva di buono “bivi”, invece, è che si trattava di un gioco interamente basato sul testo.</text:span></text:p>
      <text:p text:style-name="P288"><text:span text:style-name="T26">La variante che propongo adotta un sacco di numeri, ma li u</text:span><text:span text:style-name="T102">s</text:span><text:span text:style-name="T26">a come fosse un sudoku: </text:span><text:span text:style-name="T102">quei numeri sono solo indici, connessioni, e non ci si fa alcun calcolo sopra.</text:span></text:p>
      <text:p text:style-name="P289"><text:span text:style-name="T26">Questo progetto potrà anche sembrare complicato ad alcuni, ma all’interno è molto lineare e non presenta difficoltà concettuali.</text:span></text:p>
      <text:p text:style-name="P289"><text:span text:style-name="T26"/></text:p>
      <text:h text:style-name="Heading_20_2" text:outline-level="2"><text:bookmark-start text:name="__RefHeading___Toc6640_134313735"/>La fantasia è il limite<text:bookmark-end text:name="__RefHeading___Toc6640_134313735"/></text:h>
      <text:p text:style-name="P290"><text:span text:style-name="T26">Il gioco propone di creare e giocare ad avventure testuali.</text:span></text:p>
      <text:p text:style-name="P290"><text:span text:style-name="T26">La prima parte consiste nel capire lo schema di fondo, dopodiché si può passare a inventare le storie. Il codice può essere rimandato a un momento successivo.</text:span></text:p>
      <text:p text:style-name="P290"><text:span text:style-name="T26">Intendo dire che, avendo una versione del programma funzionante, la prima offerta può consistere nel proporre di scrivere avventure cui altri possono giocare. Chi poi non vuole scrivere codice, può anche concentrarsi sull’inventare storie: magari il codice non gli piace, ma intanto dovrà sforzarsi di ragionare in base alle tabelle di un database. Non mi sembra poco.</text:span></text:p>
      <text:p text:style-name="P290"><text:soft-page-break/><text:span text:style-name="T26"/></text:p>
      <text:p text:style-name="P290"><text:span text:style-name="T26">Le avventure possono essere di qualsiasi tipo: un poliziesco in cui si raccattano indizi e si interrogano sospetti; un giorno qualsiasi in cui si deve sopravvivere alla vita scolastica; una situazione in cui si devono superare tutte le difficoltà per organizzare qualcosa (una festa, una gita…); un concorso di circostanze che, su qualche base spaziale, ci costringerà ad agire in fretta prima che…</text:span></text:p>
      <text:p text:style-name="P291"><text:span text:style-name="T26"/></text:p>
      <text:p text:style-name="P291"><text:span text:style-name="T26">Questa grande varietà di approcci e la libertà di temi trattati e di ambientazioni potrebbe rendere il progetto interessante per diversi ragazzi.</text:span></text:p>
      <text:p text:style-name="P291"><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ntium Plus1" svg:font-family="'Gentium Plus'" style:font-adornments="Regular"/>
    <style:font-face style:name="Mangal1" svg:font-family="Mangal"/>
    <style:font-face style:name="Times New Roman" svg:font-family="'Times New Roman'" style:font-family-generic="roman"/>
    <style:font-face style:name="Arial" svg:font-family="Arial"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Plus" svg:font-family="'Gentium Plus'" style:font-adornments="Regular"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Plus" fo:font-family="'Gentium Plus'"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0pt" loext:contextual-spacing="false" fo:line-height="100%" fo:orphans="2" fo:widows="2" fo:hyphenation-ladder-count="no-limit" style:page-number="auto"/>
      <style:text-properties style:font-name="Gentium Plus" fo:font-family="'Gentium Plus'" style:font-style-name="Regular" style:font-pitch="variable" style:font-size-asian="10.5pt" fo:hyphenate="true" fo:hyphenation-remain-char-count="2" fo:hyphenation-push-char-count="2"/>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pt" fo:margin-bottom="3pt"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pt" fo:margin-bottom="3pt" loext:contextual-spacing="false" text:number-lines="false" text:line-number="0"/>
    </style:style>
    <style:style style:name="Salutation"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6.01pt" fo:margin-bottom="3pt"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3pt" fo:margin-bottom="3pt"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3pt" fo:margin-bottom="3pt"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3pt" fo:margin-bottom="3pt" loext:contextual-spacing="false"/>
      <style:text-properties fo:font-size="80%" fo:font-weight="bold" style:font-size-asian="80%" style:font-weight-asian="bold" style:font-size-complex="80%"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81.61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46pt" style:type="right" style:leader-style="dotted" style:leader-text="."/>
        </style:tab-stops>
      </style:paragraph-properties>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29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text-indent="0pt" style:auto-text-indent="false">
        <style:tab-stops>
          <style:tab-stop style:position="439.14pt" style:type="right" style:leader-style="dotted" style:leader-text="."/>
        </style:tab-stops>
      </style:paragraph-properties>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81.61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pt" style:type="right" style:leader-style="dotted" style:leader-text="."/>
        </style:tab-stops>
      </style:paragraph-properties>
    </style:style>
    <style:style style:name="codice" style:family="paragraph" style:parent-style-name="Text_20_body" style:master-page-name="">
      <style:paragraph-properties style:page-number="auto"/>
      <style:text-properties style:font-name="Consolas" fo:font-family="Consolas" style:font-style-name="Regular" style:font-family-generic="modern" style:font-pitch="fixed" style:font-size-asian="10.5pt"/>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anging_20_indent" style:display-name="Hanging indent" style:family="paragraph" style:parent-style-name="Text_20_body" style:class="text">
      <style:paragraph-properties fo:margin-left="28.35pt" fo:margin-right="0pt" fo:text-indent="-14.14pt" style:auto-text-indent="false">
        <style:tab-stops>
          <style:tab-stop style:position="0pt"/>
        </style:tab-stops>
      </style:paragraph-properties>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parent-style-name="Text_20_body" style:class="text">
      <style:paragraph-properties fo:margin-left="113.41pt" fo:margin-right="0pt" fo:text-indent="0pt" style:auto-text-indent="false"/>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Contents_20_6" style:display-name="Contents 6" style:family="paragraph" style:parent-style-name="Index" style:class="index">
      <style:paragraph-properties fo:margin-left="70.75pt" fo:margin-right="0pt" fo:text-indent="0pt" style:auto-text-indent="false">
        <style:tab-stops>
          <style:tab-stop style:position="410.85pt" style:type="right" style:leader-style="dotted" style:leader-text="."/>
        </style:tab-stops>
      </style:paragraph-properties>
    </style:style>
    <style:style style:name="Contents_20_7" style:display-name="Contents 7" style:family="paragraph" style:parent-style-name="Index" style:class="index">
      <style:paragraph-properties fo:margin-left="84.9pt" fo:margin-right="0pt" fo:text-indent="0pt" style:auto-text-indent="false">
        <style:tab-stops>
          <style:tab-stop style:position="396.71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82.56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68.39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54.25pt"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81.61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2" style:display-name="Index 2" style:family="paragraph" style:parent-style-name="Index" style:class="index">
      <style:paragraph-properties fo:margin-left="14.14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Index_20_Separator" style:display-name="Index Separator" style:family="paragraph" style:parent-style-name="Index" style:class="index">
      <style:paragraph-properties fo:margin-left="0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81.61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81.61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81.61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67.4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53.29pt" style:type="right" style:leader-style="dotted" style:leader-text="."/>
        </style:tab-stops>
      </style:paragraph-properties>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39.14pt" style:type="right" style:leader-style="dotted" style:leader-text="."/>
        </style:tab-stops>
      </style:paragraph-properties>
    </style:style>
    <style:style style:name="User_20_Index_20_5" style:display-name="User Index 5" style:family="paragraph" style:parent-style-name="Index" style:class="index">
      <style:paragraph-properties fo:margin-left="56.61pt" fo:margin-right="0pt" fo:text-indent="0pt" style:auto-text-indent="false">
        <style:tab-stops>
          <style:tab-stop style:position="425pt" style:type="right" style:leader-style="dotted" style:leader-text="."/>
        </style:tab-stops>
      </style:paragraph-properties>
    </style:style>
    <style:style style:name="User_20_Index_20_6" style:display-name="User Index 6" style:family="paragraph" style:parent-style-name="Index" style:class="index">
      <style:paragraph-properties fo:margin-left="70.75pt" fo:margin-right="0pt" fo:text-indent="0pt" style:auto-text-indent="false">
        <style:tab-stops>
          <style:tab-stop style:position="410.85pt" style:type="right" style:leader-style="dotted" style:leader-text="."/>
        </style:tab-stops>
      </style:paragraph-properties>
    </style:style>
    <style:style style:name="User_20_Index_20_7" style:display-name="User Index 7" style:family="paragraph" style:parent-style-name="Index" style:class="index">
      <style:paragraph-properties fo:margin-left="84.9pt" fo:margin-right="0pt" fo:text-indent="0pt" style:auto-text-indent="false">
        <style:tab-stops>
          <style:tab-stop style:position="396.71pt" style:type="right" style:leader-style="dotted" style:leader-text="."/>
        </style:tab-stops>
      </style:paragraph-properties>
    </style:style>
    <style:style style:name="User_20_Index_20_8" style:display-name="User Index 8" style:family="paragraph" style:parent-style-name="Index" style:class="index">
      <style:paragraph-properties fo:margin-left="99.04pt" fo:margin-right="0pt" fo:text-indent="0pt" style:auto-text-indent="false">
        <style:tab-stops>
          <style:tab-stop style:position="382.56pt" style:type="right" style:leader-style="dotted" style:leader-text="."/>
        </style:tab-stops>
      </style:paragraph-properties>
    </style:style>
    <style:style style:name="User_20_Index_20_9" style:display-name="User Index 9" style:family="paragraph" style:parent-style-name="Index" style:class="index">
      <style:paragraph-properties fo:margin-left="113.19pt" fo:margin-right="0pt" fo:text-indent="0pt" style:auto-text-indent="false">
        <style:tab-stops>
          <style:tab-stop style:position="368.39pt" style:type="right" style:leader-style="dotted" style:leader-text="."/>
        </style:tab-stops>
      </style:paragraph-properties>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25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int" style:family="table">
      <style:table-properties style:width="481.6pt" table:align="margins"/>
    </style:style>
    <style:style style:name="int.A" style:family="table-column">
      <style:table-column-properties style:column-width="240.8pt" style:rel-column-width="32767*"/>
    </style:style>
    <style:style style:name="int.B" style:family="table-column">
      <style:table-column-properties style:column-width="240.8pt" style:rel-column-width="32768*"/>
    </style:style>
    <style:style style:name="MP1" style:family="paragraph" style:parent-style-name="Table_20_Contents">
      <style:text-properties fo:font-style="italic" officeooo:rsid="001b88f7" officeooo:paragraph-rsid="001b88f7" style:font-style-asian="italic" style:font-style-complex="italic"/>
    </style:style>
    <style:style style:name="MP2" style:family="paragraph" style:parent-style-name="Table_20_Contents">
      <style:paragraph-properties fo:text-align="center" style:justify-single-word="false"/>
      <style:text-properties fo:font-style="italic" officeooo:rsid="001b88f7" officeooo:paragraph-rsid="001b88f7" style:font-style-asian="italic" style:font-style-complex="italic"/>
    </style:style>
    <style:style style:name="MP3" style:family="paragraph" style:parent-style-name="Header">
      <style:text-properties officeooo:rsid="001b88f7" officeooo:paragraph-rsid="001b88f7"/>
    </style:style>
    <style:style style:name="MP4" style:family="paragraph" style:parent-style-name="Footer">
      <style:paragraph-properties fo:text-align="center" style:justify-single-word="false"/>
    </style:style>
    <style:page-layout style:name="Mpm1">
      <style:page-layout-properties fo:page-width="594.99pt" fo:page-height="842pt" style:num-format="1" style:print-orientation="portrait" fo:margin-top="56.69pt" fo:margin-bottom="56.69pt" fo:margin-left="56.69pt" fo:margin-right="56.69pt" style:writing-mode="lr-tb"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header-footer-properties fo:min-height="28.4pt" fo:margin-left="0pt" fo:margin-right="0pt" fo:margin-bottom="14.2pt" fo:background-color="transparent" style:dynamic-spacing="false" draw:fill="none" draw:fill-color="#729fcf"/>
      </style:header-style>
      <style:footer-style>
        <style:header-footer-properties fo:min-height="28.4pt" fo:margin-left="0pt" fo:margin-right="0pt" fo:margin-top="14.2pt" fo:background-color="transparent" style:dynamic-spacing="false" draw:fill="none" draw:fill-color="#729fcf"/>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8">
      <style:page-layout-properties fo:page-width="841.89pt" fo:page-height="595.3pt" style:num-format="1" style:print-orientation="landscape"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int" table:style-name="int">
          <table:table-column table:style-name="int.A"/>
          <table:table-column table:style-name="int.B"/>
          <table:table-row>
            <table:table-cell office:value-type="string">
              <text:p text:style-name="MP1">CoderDojo Firenze</text:p>
            </table:table-cell>
            <table:table-cell office:value-type="string">
              <text:p text:style-name="MP2">Bivi 2016</text:p>
            </table:table-cell>
          </table:table-row>
        </table:table>
        <text:p text:style-name="MP3"/>
      </style:header>
      <style:footer>
        <text:p text:style-name="MP4"><text:page-number text:select-page="current">33</text:page-number> / <text:page-count>33</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Naldi</meta:initial-creator>
    <meta:creation-date>2016-07-26T21:50:38.870000000</meta:creation-date>
    <dc:date>2016-08-03T00:00:13.796000000</dc:date>
    <dc:creator>Roberto Naldi</dc:creator>
    <meta:editing-duration>PT15H14M16S</meta:editing-duration>
    <meta:editing-cycles>133</meta:editing-cycles>
    <meta:generator>LibreOffice/5.0.2.2$Windows_x86 LibreOffice_project/37b43f919e4de5eeaca9b9755ed688758a8251fe</meta:generator>
    <meta:document-statistic meta:table-count="27" meta:image-count="0" meta:object-count="0" meta:page-count="33" meta:paragraph-count="1124" meta:word-count="8319" meta:character-count="47821" meta:non-whitespace-character-count="40676"/>
  </office:meta>
</office:document-meta>
</file>